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2160eb" officeooo:paragraph-rsid="002160eb"/>
    </style:style>
    <style:style style:name="P2" style:family="paragraph" style:parent-style-name="Standard">
      <style:paragraph-properties fo:line-height="150%" fo:text-align="justify" style:justify-single-word="false"/>
      <style:text-properties officeooo:rsid="002160eb" officeooo:paragraph-rsid="00757e21"/>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style>
    <style:style style:name="P5" style:family="paragraph" style:parent-style-name="Standard">
      <style:paragraph-properties fo:line-height="150%" fo:text-align="justify" style:justify-single-word="false"/>
      <style:text-properties officeooo:paragraph-rsid="0107d69c"/>
    </style:style>
    <style:style style:name="P6" style:family="paragraph" style:parent-style-name="Standard">
      <style:paragraph-properties fo:line-height="150%" fo:text-align="justify" style:justify-single-word="false"/>
      <style:text-properties officeooo:paragraph-rsid="012923fa"/>
    </style:style>
    <style:style style:name="P7" style:family="paragraph" style:parent-style-name="Standard">
      <style:paragraph-properties fo:line-height="150%" fo:text-align="center" style:justify-single-word="false"/>
    </style:style>
    <style:style style:name="P8" style:family="paragraph" style:parent-style-name="Standard">
      <style:paragraph-properties fo:line-height="150%" fo:text-align="justify" style:justify-single-word="false"/>
      <style:text-properties officeooo:rsid="0039ec2c" officeooo:paragraph-rsid="00757e21"/>
    </style:style>
    <style:style style:name="P9" style:family="paragraph" style:parent-style-name="Standard">
      <style:paragraph-properties fo:line-height="150%" fo:text-align="justify" style:justify-single-word="false"/>
      <style:text-properties officeooo:rsid="0083f64d" officeooo:paragraph-rsid="0083f64d"/>
    </style:style>
    <style:style style:name="P10" style:family="paragraph" style:parent-style-name="Standard">
      <style:paragraph-properties fo:line-height="150%" fo:text-align="justify" style:justify-single-word="false"/>
      <style:text-properties officeooo:rsid="00a700de" officeooo:paragraph-rsid="00a700de"/>
    </style:style>
    <style:style style:name="P11" style:family="paragraph" style:parent-style-name="Standard">
      <style:paragraph-properties fo:line-height="150%" fo:text-align="justify" style:justify-single-word="false"/>
      <style:text-properties officeooo:rsid="00a700de" officeooo:paragraph-rsid="002160eb"/>
    </style:style>
    <style:style style:name="P12" style:family="paragraph" style:parent-style-name="Standard">
      <style:text-properties style:font-name="Calibri" fo:font-size="11pt"/>
    </style:style>
    <style:style style:name="P13" style:family="paragraph" style:parent-style-name="Standard">
      <style:paragraph-properties fo:line-height="150%" fo:text-align="justify" style:justify-single-word="false"/>
      <style:text-properties style:font-name="Calibri" fo:font-size="11pt" fo:font-style="normal" fo:font-weight="normal" officeooo:paragraph-rsid="00f17cf8" style:font-size-asian="11pt" style:font-style-asian="normal" style:font-weight-asian="normal"/>
    </style:style>
    <style:style style:name="P14" style:family="paragraph" style:parent-style-name="Standard">
      <style:paragraph-properties fo:line-height="150%"/>
      <style:text-properties style:font-name="Calibri" fo:font-size="11pt" officeooo:rsid="018fd12f" officeooo:paragraph-rsid="018fd12f"/>
    </style:style>
    <style:style style:name="P15" style:family="paragraph" style:parent-style-name="Standard">
      <style:paragraph-properties fo:line-height="150%"/>
      <style:text-properties style:font-name="Calibri" fo:font-size="11pt"/>
    </style:style>
    <style:style style:name="P16" style:family="paragraph" style:parent-style-name="Standard">
      <style:paragraph-properties fo:line-height="150%"/>
      <style:text-properties style:font-name="Calibri" fo:font-size="11pt" officeooo:rsid="01971972" officeooo:paragraph-rsid="01971972"/>
    </style:style>
    <style:style style:name="P17" style:family="paragraph" style:parent-style-name="Standard">
      <style:paragraph-properties fo:line-height="150%"/>
      <style:text-properties style:font-name="Calibri" fo:font-size="11pt" officeooo:rsid="01e8ece2" officeooo:paragraph-rsid="01980a78"/>
    </style:style>
    <style:style style:name="P18" style:family="paragraph" style:parent-style-name="Standard">
      <style:paragraph-properties fo:line-height="150%" fo:text-align="justify" style:justify-single-word="false"/>
      <style:text-properties officeooo:rsid="00fa00a2" officeooo:paragraph-rsid="00fa00a2"/>
    </style:style>
    <style:style style:name="P19" style:family="paragraph" style:parent-style-name="Standard">
      <style:paragraph-properties fo:line-height="150%" fo:text-align="justify" style:justify-single-word="false"/>
      <style:text-properties officeooo:rsid="00fa5390" officeooo:paragraph-rsid="00fa5390"/>
    </style:style>
    <style:style style:name="P20" style:family="paragraph" style:parent-style-name="Standard">
      <style:paragraph-properties fo:line-height="150%" fo:text-align="justify" style:justify-single-word="false"/>
      <style:text-properties officeooo:rsid="00ffaa17" officeooo:paragraph-rsid="00ffaa17"/>
    </style:style>
    <style:style style:name="P21" style:family="paragraph" style:parent-style-name="Standard">
      <style:paragraph-properties fo:line-height="150%" fo:text-align="justify" style:justify-single-word="false"/>
      <style:text-properties officeooo:rsid="0100b8ab" officeooo:paragraph-rsid="0100b8ab"/>
    </style:style>
    <style:style style:name="P22" style:family="paragraph" style:parent-style-name="Standard">
      <style:paragraph-properties fo:line-height="150%" fo:text-align="justify" style:justify-single-word="false"/>
      <style:text-properties officeooo:rsid="0100b8ab" officeooo:paragraph-rsid="011dff5a"/>
    </style:style>
    <style:style style:name="P23" style:family="paragraph" style:parent-style-name="Standard">
      <style:paragraph-properties fo:line-height="150%" fo:text-align="justify" style:justify-single-word="false"/>
      <style:text-properties officeooo:rsid="0107d69c" officeooo:paragraph-rsid="0107d69c"/>
    </style:style>
    <style:style style:name="P24" style:family="paragraph" style:parent-style-name="Standard">
      <style:paragraph-properties fo:line-height="150%" fo:text-align="justify" style:justify-single-word="false"/>
      <style:text-properties officeooo:rsid="00ce2d4b" officeooo:paragraph-rsid="00ee01a0"/>
    </style:style>
    <style:style style:name="P25" style:family="paragraph" style:parent-style-name="Standard">
      <style:paragraph-properties fo:line-height="150%" fo:text-align="justify" style:justify-single-word="false"/>
      <style:text-properties officeooo:rsid="00ce2d4b" officeooo:paragraph-rsid="00ea95d9"/>
    </style:style>
    <style:style style:name="P26" style:family="paragraph" style:parent-style-name="Standard">
      <style:paragraph-properties fo:line-height="150%" fo:text-align="center" style:justify-single-word="false"/>
      <style:text-properties fo:font-weight="bold" officeooo:rsid="0028b015" officeooo:paragraph-rsid="0028b015" style:font-weight-asian="bold" style:font-weight-complex="bold"/>
    </style:style>
    <style:style style:name="P27" style:family="paragraph" style:parent-style-name="Standard">
      <style:paragraph-properties fo:line-height="150%" fo:text-align="justify" style:justify-single-word="false">
        <style:tab-stops/>
      </style:paragraph-properties>
      <style:text-properties officeooo:rsid="01ac95ea" officeooo:paragraph-rsid="01b219ed"/>
    </style:style>
    <style:style style:name="P28" style:family="paragraph" style:parent-style-name="Standard">
      <style:paragraph-properties fo:line-height="150%" fo:text-align="justify" style:justify-single-word="false"/>
      <style:text-properties officeooo:rsid="022b3b1f" officeooo:paragraph-rsid="022b3b1f"/>
    </style:style>
    <style:style style:name="P29" style:family="paragraph" style:parent-style-name="Standard">
      <style:paragraph-properties fo:line-height="150%"/>
      <style:text-properties officeooo:rsid="0265a989" officeooo:paragraph-rsid="0265a989"/>
    </style:style>
    <style:style style:name="P30" style:family="paragraph" style:parent-style-name="Standard">
      <style:paragraph-properties fo:line-height="150%" fo:text-align="justify" style:justify-single-word="false"/>
      <style:text-properties officeooo:rsid="0265a989" officeooo:paragraph-rsid="0265a989"/>
    </style:style>
    <style:style style:name="P31" style:family="paragraph" style:parent-style-name="Standard">
      <style:paragraph-properties fo:line-height="150%" fo:text-align="justify" style:justify-single-word="false"/>
      <style:text-properties officeooo:rsid="022a1ced" officeooo:paragraph-rsid="02908f96"/>
    </style:style>
    <style:style style:name="P32" style:family="paragraph" style:parent-style-name="Standard">
      <style:paragraph-properties fo:line-height="150%" fo:text-align="justify" style:justify-single-word="false"/>
      <style:text-properties officeooo:rsid="022c5a93" officeooo:paragraph-rsid="02908f96"/>
    </style:style>
    <style:style style:name="P33" style:family="paragraph" style:parent-style-name="Standard">
      <style:paragraph-properties fo:line-height="150%" fo:text-align="center" style:justify-single-word="false"/>
      <style:text-properties fo:font-size="16pt" fo:font-weight="bold" officeooo:rsid="0114ee10" officeooo:paragraph-rsid="0114ee10" style:font-size-asian="16pt" style:font-weight-asian="bold" style:font-size-complex="16pt"/>
    </style:style>
    <style:style style:name="P34" style:family="paragraph" style:parent-style-name="Figure">
      <style:text-properties officeooo:paragraph-rsid="018ed83e"/>
    </style:style>
    <style:style style:name="P35" style:family="paragraph" style:parent-style-name="Figure">
      <style:paragraph-properties fo:text-align="center" style:justify-single-word="false"/>
      <style:text-properties fo:font-size="10pt" style:font-size-asian="10pt" style:font-size-complex="10pt"/>
    </style:style>
    <style:style style:name="P36" style:family="paragraph" style:parent-style-name="Standard" style:master-page-name="">
      <loext:graphic-properties draw:fill="none"/>
      <style:paragraph-properties fo:margin-left="0.5in" fo:margin-right="0in" fo:margin-top="0in" fo:margin-bottom="0.139in" loext:contextual-spacing="false" fo:line-height="150%" fo:text-align="justify" style:justify-single-word="false" fo:orphans="2" fo:widows="2" fo:text-indent="0in" style:auto-text-indent="false" style:page-number="auto" fo:background-color="transparent" style:writing-mode="lr-tb">
        <style:tab-stops>
          <style:tab-stop style:position="0.502in"/>
        </style:tab-stops>
      </style:paragraph-properties>
      <style:text-properties officeooo:paragraph-rsid="01fc2b7b"/>
    </style:style>
    <style:style style:name="P37" style:family="paragraph" style:parent-style-name="Standard" style:master-page-name="">
      <loext:graphic-properties draw:fill="none"/>
      <style:paragraph-properties fo:margin-left="0.5in" fo:margin-right="0in" fo:margin-top="0in" fo:margin-bottom="0.139in" loext:contextual-spacing="false" fo:line-height="150%" fo:text-align="justify" style:justify-single-word="false" fo:orphans="2" fo:widows="2" fo:text-indent="0in" style:auto-text-indent="false" style:page-number="auto" fo:background-color="transparent" style:writing-mode="lr-tb"/>
      <style:text-properties officeooo:paragraph-rsid="01fc2b7b"/>
    </style:style>
    <style:style style:name="P38" style:family="paragraph" style:parent-style-name="Standard" style:master-page-name="">
      <loext:graphic-properties draw:fill="none"/>
      <style:paragraph-properties fo:margin-left="0.5in" fo:margin-right="0in" fo:margin-top="0in" fo:margin-bottom="0.139in" loext:contextual-spacing="false" fo:line-height="150%" fo:text-align="justify" style:justify-single-word="false" fo:orphans="2" fo:widows="2" fo:text-indent="0in" style:auto-text-indent="false" style:page-number="auto" fo:background-color="transparent" style:writing-mode="lr-tb"/>
      <style:text-properties officeooo:paragraph-rsid="019531f1"/>
    </style:style>
    <style:style style:name="P39" style:family="paragraph" style:parent-style-name="Standard" style:master-page-name="">
      <loext:graphic-properties draw:fill="none"/>
      <style:paragraph-properties fo:margin-left="0.5in" fo:margin-right="0in" fo:margin-top="0in" fo:margin-bottom="0.139in" loext:contextual-spacing="false" fo:line-height="150%" fo:text-align="justify" style:justify-single-word="false" fo:orphans="2" fo:widows="2" fo:text-indent="0in" style:auto-text-indent="false" style:page-number="auto" fo:background-color="transparent" style:writing-mode="lr-tb"/>
      <style:text-properties officeooo:rsid="0171d916" officeooo:paragraph-rsid="012923fa"/>
    </style:style>
    <style:style style:name="P40" style:family="paragraph" style:parent-style-name="Standard">
      <loext:graphic-properties draw:fill="none"/>
      <style:paragraph-properties fo:margin-left="0.5in" fo:margin-right="0in" fo:margin-top="0in" fo:margin-bottom="0.139in" loext:contextual-spacing="false" fo:line-height="150%" fo:text-align="justify" style:justify-single-word="false" fo:orphans="2" fo:widows="2" fo:text-indent="0in" style:auto-text-indent="false" fo:background-color="transparent" style:writing-mode="lr-tb"/>
      <style:text-properties officeooo:rsid="0171d916" officeooo:paragraph-rsid="012923fa"/>
    </style:style>
    <style:style style:name="P41" style:family="paragraph" style:parent-style-name="Standard">
      <style:paragraph-properties fo:margin-left="0.4445in" fo:margin-right="0in" fo:margin-top="0in" fo:margin-bottom="0.0972in" loext:contextual-spacing="false" fo:line-height="120%" fo:text-indent="-0.4445in" style:auto-text-indent="false"/>
      <style:text-properties style:font-name="Calibri" fo:font-size="11pt"/>
    </style:style>
    <style:style style:name="P42" style:family="paragraph" style:parent-style-name="Standard" style:master-page-name="Standard">
      <style:paragraph-properties fo:line-height="150%" fo:text-align="center" style:justify-single-word="false" style:page-number="auto"/>
      <style:text-properties fo:font-size="16pt" fo:font-weight="bold" style:font-size-asian="16pt" style:font-weight-asian="bold" style:font-size-complex="16pt"/>
    </style:style>
    <style:style style:name="P43" style:family="paragraph" style:parent-style-name="Standard" style:list-style-name="L1">
      <style:paragraph-properties fo:line-height="150%"/>
      <style:text-properties officeooo:paragraph-rsid="00f17cf8"/>
    </style:style>
    <style:style style:name="P44" style:family="paragraph" style:parent-style-name="Standard" style:list-style-name="L1">
      <style:paragraph-properties fo:line-height="150%"/>
      <style:text-properties style:font-name="Calibri" fo:font-size="11pt" fo:font-style="normal" fo:font-weight="normal" officeooo:rsid="01fa98d4" officeooo:paragraph-rsid="01fa98d4" style:font-size-asian="11pt" style:font-style-asian="normal" style:font-weight-asian="normal"/>
    </style:style>
    <style:style style:name="P45" style:family="paragraph" style:parent-style-name="Standard" style:list-style-name="L1">
      <style:paragraph-properties fo:line-height="150%"/>
      <style:text-properties style:font-name="Calibri" fo:font-size="11pt" fo:font-style="normal" fo:font-weight="normal" officeooo:paragraph-rsid="00f17cf8" style:font-size-asian="11pt" style:font-style-asian="normal" style:font-weight-asian="normal"/>
    </style:style>
    <style:style style:name="P46" style:family="paragraph" style:parent-style-name="Standard" style:list-style-name="L1">
      <style:paragraph-properties fo:line-height="150%" fo:text-align="justify" style:justify-single-word="false"/>
      <style:text-properties officeooo:rsid="0136a4e4" officeooo:paragraph-rsid="0136a4e4"/>
    </style:style>
    <style:style style:name="P47" style:family="paragraph" style:parent-style-name="Standard" style:list-style-name="L1" style:master-page-name="">
      <loext:graphic-properties draw:fill="none"/>
      <style:paragraph-properties fo:margin-left="0.5in" fo:margin-right="0in" fo:margin-top="0in" fo:margin-bottom="0.139in" loext:contextual-spacing="false" fo:line-height="150%" fo:text-align="justify" style:justify-single-word="false" fo:orphans="2" fo:widows="2" fo:text-indent="0in" style:auto-text-indent="false" style:page-number="auto" fo:background-color="transparent" style:writing-mode="lr-tb"/>
      <style:text-properties officeooo:rsid="027b1a08" officeooo:paragraph-rsid="027b1a08"/>
    </style:style>
    <style:style style:name="P48" style:family="paragraph" style:parent-style-name="Standard" style:list-style-name="L1">
      <loext:graphic-properties draw:fill="none"/>
      <style:paragraph-properties fo:margin-left="0.5in" fo:margin-right="0in" fo:margin-top="0in" fo:margin-bottom="0.139in" loext:contextual-spacing="false" fo:line-height="150%" fo:text-align="justify" style:justify-single-word="false" fo:orphans="2" fo:widows="2" fo:text-indent="0in" style:auto-text-indent="false" fo:background-color="transparent" style:writing-mode="lr-tb"/>
      <style:text-properties officeooo:rsid="027b1a08" officeooo:paragraph-rsid="027b1a08"/>
    </style:style>
    <style:style style:name="P49" style:family="paragraph">
      <style:paragraph-properties fo:text-align="center"/>
    </style:style>
    <style:style style:name="P50" style:family="paragraph">
      <loext:graphic-properties draw:fill="none" draw:fill-color="#ffffff"/>
      <style:paragraph-properties fo:text-align="center"/>
    </style:style>
    <style:style style:name="T1" style:family="text">
      <style:text-properties style:text-position="0% 100%" officeooo:rsid="0039f252"/>
    </style:style>
    <style:style style:name="T2" style:family="text">
      <style:text-properties style:text-position="0% 100%" officeooo:rsid="00ce2d4b"/>
    </style:style>
    <style:style style:name="T3" style:family="text">
      <style:text-properties style:text-position="0% 100%" officeooo:rsid="013a5539"/>
    </style:style>
    <style:style style:name="T4" style:family="text">
      <style:text-properties style:text-position="0% 100%" officeooo:rsid="00ccd292"/>
    </style:style>
    <style:style style:name="T5" style:family="text">
      <style:text-properties style:text-position="0% 100%" officeooo:rsid="01bf13d4"/>
    </style:style>
    <style:style style:name="T6" style:family="text">
      <style:text-properties style:text-position="0% 100%" officeooo:rsid="0171d916"/>
    </style:style>
    <style:style style:name="T7" style:family="text">
      <style:text-properties style:text-position="0% 100%" officeooo:rsid="022c5a93"/>
    </style:style>
    <style:style style:name="T8" style:family="text">
      <style:text-properties fo:font-weight="bold" style:font-weight-asian="bold" style:font-weight-complex="bold"/>
    </style:style>
    <style:style style:name="T9" style:family="text">
      <style:text-properties fo:font-weight="bold" officeooo:rsid="00fc3c5d" style:font-weight-asian="bold" style:font-weight-complex="bold"/>
    </style:style>
    <style:style style:name="T10" style:family="text">
      <style:text-properties fo:font-weight="bold" officeooo:rsid="00fdf4e3" style:font-weight-asian="bold" style:font-weight-complex="bold"/>
    </style:style>
    <style:style style:name="T11" style:family="text">
      <style:text-properties officeooo:rsid="0030711c"/>
    </style:style>
    <style:style style:name="T12" style:family="text">
      <style:text-properties officeooo:rsid="00373a6e"/>
    </style:style>
    <style:style style:name="T13" style:family="text">
      <style:text-properties officeooo:rsid="0039f252"/>
    </style:style>
    <style:style style:name="T14" style:family="text">
      <style:text-properties officeooo:rsid="00447cb4"/>
    </style:style>
    <style:style style:name="T15" style:family="text">
      <style:text-properties officeooo:rsid="0044b266"/>
    </style:style>
    <style:style style:name="T16" style:family="text">
      <style:text-properties officeooo:rsid="004f09d9"/>
    </style:style>
    <style:style style:name="T17" style:family="text">
      <style:text-properties officeooo:rsid="00536219"/>
    </style:style>
    <style:style style:name="T18" style:family="text">
      <style:text-properties officeooo:rsid="0078cef9"/>
    </style:style>
    <style:style style:name="T19" style:family="text">
      <style:text-properties officeooo:rsid="00a89bfc"/>
    </style:style>
    <style:style style:name="T20" style:family="text">
      <style:text-properties officeooo:rsid="00aaf966"/>
    </style:style>
    <style:style style:name="T21" style:family="text">
      <style:text-properties officeooo:rsid="00ae93a9"/>
    </style:style>
    <style:style style:name="T22" style:family="text">
      <style:text-properties officeooo:rsid="00b247dd"/>
    </style:style>
    <style:style style:name="T23" style:family="text">
      <style:text-properties style:font-name="Calibri" fo:font-size="11pt" fo:font-style="normal" fo:font-weight="normal" style:font-size-asian="11pt" style:font-style-asian="normal" style:font-weight-asian="normal"/>
    </style:style>
    <style:style style:name="T24" style:family="text">
      <style:text-properties officeooo:rsid="00f3e93f"/>
    </style:style>
    <style:style style:name="T25" style:family="text">
      <style:text-properties officeooo:rsid="00fa5390"/>
    </style:style>
    <style:style style:name="T26" style:family="text">
      <style:text-properties officeooo:rsid="00fe834c"/>
    </style:style>
    <style:style style:name="T27" style:family="text">
      <style:text-properties officeooo:rsid="0100b8ab"/>
    </style:style>
    <style:style style:name="T28" style:family="text">
      <style:text-properties officeooo:rsid="0100d21c"/>
    </style:style>
    <style:style style:name="T29" style:family="text">
      <style:text-properties officeooo:rsid="011c79f6"/>
    </style:style>
    <style:style style:name="T30" style:family="text">
      <style:text-properties officeooo:rsid="011dff5a"/>
    </style:style>
    <style:style style:name="T31" style:family="text">
      <style:text-properties officeooo:rsid="013171e9"/>
    </style:style>
    <style:style style:name="T32" style:family="text">
      <style:text-properties officeooo:rsid="013a5539"/>
    </style:style>
    <style:style style:name="T33" style:family="text">
      <style:text-properties officeooo:rsid="013f241c"/>
    </style:style>
    <style:style style:name="T34" style:family="text">
      <style:text-properties officeooo:rsid="015d7f86"/>
    </style:style>
    <style:style style:name="T35" style:family="text">
      <style:text-properties officeooo:rsid="01630ad2"/>
    </style:style>
    <style:style style:name="T36" style:family="text">
      <style:text-properties officeooo:rsid="0171d916"/>
    </style:style>
    <style:style style:name="T37" style:family="text">
      <style:text-properties officeooo:rsid="0178766a"/>
    </style:style>
    <style:style style:name="T38" style:family="text">
      <style:text-properties officeooo:rsid="0179498c"/>
    </style:style>
    <style:style style:name="T39" style:family="text">
      <style:text-properties officeooo:rsid="010a0b28"/>
    </style:style>
    <style:style style:name="T40" style:family="text">
      <style:text-properties officeooo:rsid="01803d2c"/>
    </style:style>
    <style:style style:name="T41" style:family="text">
      <style:text-properties officeooo:rsid="0181d2b6"/>
    </style:style>
    <style:style style:name="T42" style:family="text">
      <style:text-properties officeooo:rsid="018380ad"/>
    </style:style>
    <style:style style:name="T43" style:family="text">
      <style:text-properties officeooo:rsid="019424b2"/>
    </style:style>
    <style:style style:name="T44" style:family="text">
      <style:text-properties fo:font-style="italic" style:font-style-asian="italic"/>
    </style:style>
    <style:style style:name="T45" style:family="text">
      <style:text-properties officeooo:rsid="01a8241e"/>
    </style:style>
    <style:style style:name="T46" style:family="text">
      <style:text-properties officeooo:rsid="00ccd292"/>
    </style:style>
    <style:style style:name="T47" style:family="text">
      <style:text-properties officeooo:rsid="01bf13d4"/>
    </style:style>
    <style:style style:name="T48" style:family="text">
      <style:text-properties officeooo:rsid="01db64c5"/>
    </style:style>
    <style:style style:name="T49" style:family="text">
      <style:text-properties officeooo:rsid="0201f482"/>
    </style:style>
    <style:style style:name="T50" style:family="text">
      <style:text-properties officeooo:rsid="022c5a93"/>
    </style:style>
    <style:style style:name="T51" style:family="text">
      <style:text-properties officeooo:rsid="0240da64"/>
    </style:style>
    <style:style style:name="T52" style:family="text">
      <style:text-properties officeooo:rsid="0242da20"/>
    </style:style>
    <style:style style:name="T53" style:family="text">
      <style:text-properties officeooo:rsid="024ad5f5"/>
    </style:style>
    <style:style style:name="T54" style:family="text">
      <style:text-properties officeooo:rsid="024c76aa"/>
    </style:style>
    <style:style style:name="T55" style:family="text">
      <style:text-properties officeooo:rsid="025639e3"/>
    </style:style>
    <style:style style:name="T56" style:family="text">
      <style:text-properties officeooo:rsid="025654f2"/>
    </style:style>
    <style:style style:name="T57" style:family="text">
      <style:text-properties officeooo:rsid="02577dcb"/>
    </style:style>
    <style:style style:name="T58" style:family="text">
      <style:text-properties officeooo:rsid="0266d24c"/>
    </style:style>
    <style:style style:name="T59" style:family="text">
      <style:text-properties officeooo:rsid="0270ceca"/>
    </style:style>
    <style:style style:name="T60" style:family="text">
      <style:text-properties officeooo:rsid="02785aa5"/>
    </style:style>
    <style:style style:name="T61" style:family="text">
      <style:text-properties officeooo:rsid="027a35d5"/>
    </style:style>
    <style:style style:name="T62" style:family="text">
      <style:text-properties officeooo:rsid="027bb1ca"/>
    </style:style>
    <style:style style:name="T63" style:family="text">
      <style:text-properties officeooo:rsid="0192ba95"/>
    </style:style>
    <style:style style:name="T64" style:family="text">
      <style:text-properties officeooo:rsid="0285e16c"/>
    </style:style>
    <style:style style:name="T65" style:family="text">
      <style:text-properties officeooo:rsid="02874c4a"/>
    </style:style>
    <style:style style:name="T66" style:family="text">
      <style:text-properties officeooo:rsid="0289b609"/>
    </style:style>
    <style:style style:name="T67" style:family="text">
      <style:text-properties officeooo:rsid="029dae43"/>
    </style:style>
    <style:style style:name="T68" style:family="text">
      <style:text-properties officeooo:rsid="029daed3"/>
    </style:style>
    <style:style style:name="T69" style:family="text">
      <style:text-properties officeooo:rsid="029e8295"/>
    </style:style>
    <style:style style:name="T70" style:family="text">
      <style:text-properties officeooo:rsid="02a7b84a"/>
    </style:style>
    <style:style style:name="T71" style:family="text">
      <style:text-properties officeooo:rsid="02ab60ce"/>
    </style:style>
    <style:style style:name="T72" style:family="text">
      <style:text-properties officeooo:rsid="02ab96fd"/>
    </style:style>
    <style:style style:name="T73" style:family="text">
      <style:text-properties officeooo:rsid="02ace1e5"/>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000000" draw:fill="none" draw:fill-color="#ffffff" fo:min-height="0.5701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0.5701in"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able of Contents</text:p>
      <text:p text:style-name="P33">Automatic Speech Recognition <text:span text:style-name="T33">for Indonesian language</text:span></text:p>
      <text:p text:style-name="P7"><text:span text:style-name="T71">D:\poltek\beasiswa\fullbright\research_proposals.odt</text:span><text:line-break/>CHAPTER 1 <text:s/>INTRODUCTION</text:p>
      <text:p text:style-name="P26">General enough for every person from different discipline, <text:span text:style-name="T11">different</text:span> majors or concentration ..</text:p>
      <text:p text:style-name="P5"><text:span text:style-name="T16">Part of </text:span>Researchers have aimed Automatic Speech Recognition (ASR) as an ultimate goal for decades. <text:s/><text:span text:style-name="T17">ASR is about how a machine or computer can recognize uttered human voice through input device such as microphone and then convert it automatically into structured meaningful information on visual text or executable commands. </text:span></text:p>
      <text:p text:style-name="P23">ASR <text:span text:style-name="T45">application has </text:span>benefit for example will be helping impaired person <text:span text:style-name="T51">suffer from</text:span> hearing capability, <text:span text:style-name="T52">so they receive message </text:span>spoken <text:span text:style-name="T59">by seeing that message displayed </text:span>on computer screen⁠. This enable communication between those <text:span text:style-name="T37">disabled</text:span> person<text:span text:style-name="T38">s</text:span>. <text:span text:style-name="T39">Another example of ASR application of course in story dictation for a writer, or event simple Internet searching command <text:s/>on a smart phone.</text:span></text:p>
      <text:p text:style-name="P4">Postponed until all writing is completed …..</text:p>
      <text:p text:style-name="P28"/>
      <text:p text:style-name="P3">CHAPTER 2 <text:s/>STATE OF THE <text:s/>ART .....…………………………………………………............... 4 </text:p>
      <text:p text:style-name="P31">Consider people with disability in hearing, <text:span text:style-name="T50"><text:s/>obviously We can’t utter to them, instead we’re writing message on paper or typing on computer to be shown on display or monitor. The process of typing and display on computer can be replaced by a system which is called Automatic Speech Recognition (ASR) </text:span><text:reference-mark-start text:name="ADDIN CSL_CITATION {&quot;properties&quot;: {}, &quot;schema&quot;: &quot;https://github.com/citation-style-language/schema/raw/master/csl-citation.json&quot;, &quot;mendeley&quot;: {&quot;previouslyFormattedCitation&quot;: &quot;[1]&quot;, &quot;formattedCitation&quot;: &quot;[1]&quot;, &quot;plainTextFormattedCitation&quot;: &quot;[1]&quot;}, &quot;citationItems&quot;: [{&quot;id&quot;: &quot;ITEM-1&quot;, &quot;itemData&quot;: {&quot;issued&quot;: {&quot;date-parts&quot;: [[&quot;2004&quot;]]}, &quot;container-title&quot;: &quot;INTERSPEECH 2004 - ICSLP 8th International Conference on Spoken Language Processing ICC Jeju, Jeju Island, Korea&quot;, &quot;author&quot;: [{&quot;suffix&quot;: &quot;&quot;, &quot;parse-names&quot;: false, &quot;dropping-particle&quot;: &quot;&quot;, &quot;family&quot;: &quot;Sakti&quot;, &quot;given&quot;: &quot;Sakriani&quot;, &quot;non-dropping-particle&quot;: &quot;&quot;}, {&quot;suffix&quot;: &quot;&quot;, &quot;parse-names&quot;: false, &quot;dropping-particle&quot;: &quot;&quot;, &quot;family&quot;: &quot;Hutagaol&quot;, &quot;given&quot;: &quot;Paulus&quot;, &quot;non-dropping-particle&quot;: &quot;&quot;}, {&quot;suffix&quot;: &quot;&quot;, &quot;parse-names&quot;: false, &quot;dropping-particle&quot;: &quot;&quot;, &quot;family&quot;: &quot;Arman&quot;, &quot;given&quot;: &quot;Arry Akhmad&quot;, &quot;non-dropping-particle&quot;: &quot;&quot;}, {&quot;suffix&quot;: &quot;&quot;, &quot;parse-names&quot;: false, &quot;dropping-particle&quot;: &quot;&quot;, &quot;family&quot;: &quot;Nakamura&quot;, &quot;given&quot;: &quot;Satoshi&quot;, &quot;non-dropping-particle&quot;: &quot;&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id&quot;: &quot;ITEM-1&quot;, &quot;title&quot;: &quot;Indonesian Speech Recognition for Hearing and Speaking Impaired People&quot;, &quot;type&quot;: &quot;paper-conference&quot;}, &quot;uris&quot;: [&quot;http://www.mendeley.com/documents/?uuid=70ec566b-55dd-47a2-971e-220bcc795bb9&quot;]}]} RNDm1YKqnOU63"/><text:span text:style-name="T7">[1]</text:span><text:reference-mark-end text:name="ADDIN CSL_CITATION {&quot;properties&quot;: {}, &quot;schema&quot;: &quot;https://github.com/citation-style-language/schema/raw/master/csl-citation.json&quot;, &quot;mendeley&quot;: {&quot;previouslyFormattedCitation&quot;: &quot;[1]&quot;, &quot;formattedCitation&quot;: &quot;[1]&quot;, &quot;plainTextFormattedCitation&quot;: &quot;[1]&quot;}, &quot;citationItems&quot;: [{&quot;id&quot;: &quot;ITEM-1&quot;, &quot;itemData&quot;: {&quot;issued&quot;: {&quot;date-parts&quot;: [[&quot;2004&quot;]]}, &quot;container-title&quot;: &quot;INTERSPEECH 2004 - ICSLP 8th International Conference on Spoken Language Processing ICC Jeju, Jeju Island, Korea&quot;, &quot;author&quot;: [{&quot;suffix&quot;: &quot;&quot;, &quot;parse-names&quot;: false, &quot;dropping-particle&quot;: &quot;&quot;, &quot;family&quot;: &quot;Sakti&quot;, &quot;given&quot;: &quot;Sakriani&quot;, &quot;non-dropping-particle&quot;: &quot;&quot;}, {&quot;suffix&quot;: &quot;&quot;, &quot;parse-names&quot;: false, &quot;dropping-particle&quot;: &quot;&quot;, &quot;family&quot;: &quot;Hutagaol&quot;, &quot;given&quot;: &quot;Paulus&quot;, &quot;non-dropping-particle&quot;: &quot;&quot;}, {&quot;suffix&quot;: &quot;&quot;, &quot;parse-names&quot;: false, &quot;dropping-particle&quot;: &quot;&quot;, &quot;family&quot;: &quot;Arman&quot;, &quot;given&quot;: &quot;Arry Akhmad&quot;, &quot;non-dropping-particle&quot;: &quot;&quot;}, {&quot;suffix&quot;: &quot;&quot;, &quot;parse-names&quot;: false, &quot;dropping-particle&quot;: &quot;&quot;, &quot;family&quot;: &quot;Nakamura&quot;, &quot;given&quot;: &quot;Satoshi&quot;, &quot;non-dropping-particle&quot;: &quot;&quot;}], &quot;abstract&quot;: &quot;This paper outlines our efforts in developing Indonesian speech recognition for hearing and speaking impaired people. The lack of speech-enabling technology and research, as well as a shortage of data on the Indonesian language presents a major challenge for us to deal with. Difficulties arise in developing an Indonesian speech corpus since Indonesian is actually most people\u2019s second language after their own ethnic native language. Collecting all of the possible languages and dialects of the tribes recognized in Indonesia is still the biggest problem we face. In speech recognition, segmented utterances according to labels are usually used as a starting point for training speech models. This segmentation strategy is also one of the main issues. Initialization training utterances with flat segmentation would not give sufficient performance. Here, we used an English speech recognizer to set initial segmentation of Indonesian utterances. This method produced a significant improvement of up to 40% in performance.&quot;, &quot;id&quot;: &quot;ITEM-1&quot;, &quot;title&quot;: &quot;Indonesian Speech Recognition for Hearing and Speaking Impaired People&quot;, &quot;type&quot;: &quot;paper-conference&quot;}, &quot;uris&quot;: [&quot;http://www.mendeley.com/documents/?uuid=70ec566b-55dd-47a2-971e-220bcc795bb9&quot;]}]} RNDm1YKqnOU63"/><text:span text:style-name="T50">. </text:span></text:p>
      <text:p text:style-name="P32">Another example of ASR is while people communicati<text:span text:style-name="T72">ng using</text:span> short messages (SMS) on <text:s/>smartphones. Event touch screen keyboard is comfortable enough, but actually <text:soft-page-break/>satisfaction is more guaranteed if <text:s/>we can utter sentences instead of typing. <text:span text:style-name="T70">For example if speed is one criterion. We prefer speak than typing if possible.</text:span></text:p>
      <text:p text:style-name="P1"><text:span text:style-name="T12">Set of Tasks involved in b</text:span>uilding <text:span text:style-name="T53">such an automatic </text:span>speech recognition <text:span text:style-name="T18">(ASR)</text:span> <text:span text:style-name="T12">can be summarized <text:s/>below in Figure 1.</text:span></text:p>
      <text:p text:style-name="P8">Firstly human voice for samples utterances <text:s/>will be recorde<text:span text:style-name="T14">d</text:span> using microphone and <text:span text:style-name="T48">saved</text:span> into digital format <text:span text:style-name="T15">sound files</text:span>. After that, <text:span text:style-name="T13">these samples are transcribed or labeled based on it’s sub-words or phonemes. Then certain format/information is extracted from sounds files corresponding each phoneme, this process is called feature extraction. Informations gathered are called speech features. Features are obtained for all appearances of each sub-words phonemes. So we have many features to represent a single sub-word phoneme. Event for a single phoneme, it’s feature representation happens differently for each occurrence. Obviously we have random observation features for a single phoneme. Because of this random nature of our features, the mathematic acoustic models being used usually be statistic or stochastic instead of deterministic one. Such as well known Hidden Markov Gaussian Mixture Model (GMM-HMM)</text:span><text:reference-mark-start text:name="ADDIN CSL_CITATION {&quot;properties&quot;: {}, &quot;schema&quot;: &quot;https://github.com/citation-style-language/schema/raw/master/csl-citation.json&quot;, &quot;mendeley&quot;: {&quot;previouslyFormattedCitation&quot;: &quot;[2]&quot;, &quot;formattedCitation&quot;: &quot;[2]&quot;, &quot;plainTextFormattedCitation&quot;: &quot;[2]&quot;}, &quot;citationItems&quot;: [{&quot;id&quot;: &quot;ITEM-1&quot;, &quot;itemData&quot;: {&quot;ISBN&quot;: &quot;0130151572&quot;, &quot;issued&quot;: {&quot;date-parts&quot;: [[&quot;1993&quot;]]}, &quot;container-title&quot;: &quot;Robust Automatic Speech Recognition&quot;, &quot;ISSN&quot;: &quot;0164-7989&quot;, &quot;publisher&quot;: &quot;Prentice Hall&quot;, &quot;type&quot;: &quot;book&quot;, &quot;number-of-pages&quot;: &quot;9-40&quot;, &quot;author&quot;: [{&quot;suffix&quot;: &quot;&quot;, &quot;parse-names&quot;: false, &quot;dropping-particle&quot;: &quot;&quot;, &quot;family&quot;: &quot;Rabiner&quot;, &quot;given&quot;: &quot;Lawrence&quot;, &quot;non-dropping-particle&quot;: &quot;&quot;}, {&quot;suffix&quot;: &quot;&quot;, &quot;parse-names&quot;: false, &quot;dropping-particle&quot;: &quot;&quot;, &quot;family&quot;: &quot;Juang&quot;, &quot;given&quot;: &quot;Bing Hwang&quot;, &quot;non-dropping-particle&quot;: &quot;&quot;}], &quot;DOI&quot;: &quot;10.1016/B978-0-12-802398-3.00002-7&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d&quot;: &quot;ITEM-1&quot;, &quot;title&quot;: &quot;Fundamentals of speech recognition&quot;}, &quot;uris&quot;: [&quot;http://www.mendeley.com/documents/?uuid=37778bbf-d82b-44f4-a767-b0850fdaba36&quot;]}]} RNDlqXp8wrJ2F"/><text:span text:style-name="T1">[2]</text:span><text:reference-mark-end text:name="ADDIN CSL_CITATION {&quot;properties&quot;: {}, &quot;schema&quot;: &quot;https://github.com/citation-style-language/schema/raw/master/csl-citation.json&quot;, &quot;mendeley&quot;: {&quot;previouslyFormattedCitation&quot;: &quot;[2]&quot;, &quot;formattedCitation&quot;: &quot;[2]&quot;, &quot;plainTextFormattedCitation&quot;: &quot;[2]&quot;}, &quot;citationItems&quot;: [{&quot;id&quot;: &quot;ITEM-1&quot;, &quot;itemData&quot;: {&quot;ISBN&quot;: &quot;0130151572&quot;, &quot;issued&quot;: {&quot;date-parts&quot;: [[&quot;1993&quot;]]}, &quot;container-title&quot;: &quot;Robust Automatic Speech Recognition&quot;, &quot;ISSN&quot;: &quot;0164-7989&quot;, &quot;publisher&quot;: &quot;Prentice Hall&quot;, &quot;type&quot;: &quot;book&quot;, &quot;number-of-pages&quot;: &quot;9-40&quot;, &quot;author&quot;: [{&quot;suffix&quot;: &quot;&quot;, &quot;parse-names&quot;: false, &quot;dropping-particle&quot;: &quot;&quot;, &quot;family&quot;: &quot;Rabiner&quot;, &quot;given&quot;: &quot;Lawrence&quot;, &quot;non-dropping-particle&quot;: &quot;&quot;}, {&quot;suffix&quot;: &quot;&quot;, &quot;parse-names&quot;: false, &quot;dropping-particle&quot;: &quot;&quot;, &quot;family&quot;: &quot;Juang&quot;, &quot;given&quot;: &quot;Bing Hwang&quot;, &quot;non-dropping-particle&quot;: &quot;&quot;}], &quot;DOI&quot;: &quot;10.1016/B978-0-12-802398-3.00002-7&quot;, &quot;abstract&quot;: &quot;Provides a theoretically sound, technically accurate, and complete description of the basic knowledge and ideas that constitute a modern system for speech recognition by machine. Covers production, perception, and acoustic-phonetic characterization of the speech signal; signal processing and analysis methods for speech recognition; pattern comparison techniques; speech recognition system design and implementation; theory and implementation of hidden Markov models; speech recognition based on connected word models; large vocabulary continuous speech recognition; and task- oriented application of automatic speech recognition. For practicing engineers, scientists, linguists, and programmers interested in speech recognition.&quot;, &quot;id&quot;: &quot;ITEM-1&quot;, &quot;title&quot;: &quot;Fundamentals of speech recognition&quot;}, &quot;uris&quot;: [&quot;http://www.mendeley.com/documents/?uuid=37778bbf-d82b-44f4-a767-b0850fdaba36&quot;]}]} RNDlqXp8wrJ2F"/><text:span text:style-name="T13">, </text:span><text:reference-mark-start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7fbGuJ8HiQ"/><text:span text:style-name="T1">[3]</text:span><text:reference-mark-end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7fbGuJ8HiQ"/><text:span text:style-name="T13">.</text:span></text:p>
      <text:p text:style-name="P2"><draw:frame text:anchor-type="paragraph" draw:z-index="0" draw:name="Shape1" draw:style-name="gr1" draw:text-style-name="P50" svg:width="2.1496in" svg:height="0.5705in" svg:x="2.1752in" svg:y="0in"><draw:text-box><text:p text:style-name="P49">Recoding <text:s/>human voices/utterances</text:p></draw:text-box></draw:frame></text:p>
      <text:p text:style-name="P9"><draw:frame text:anchor-type="paragraph" draw:z-index="1" draw:name="Shape1" draw:style-name="gr1" draw:text-style-name="P50" svg:width="2.1496in" svg:height="0.5705in" svg:x="2.1752in" svg:y="0in"><draw:text-box><text:p text:style-name="P49">Labelling/transcribing utterances</text:p></draw:text-box></draw:frame></text:p>
      <text:p text:style-name="P1"><draw:frame text:anchor-type="paragraph" draw:z-index="2" draw:name="Shape1" draw:style-name="gr2" draw:text-style-name="P50" svg:width="2.1496in" svg:height="0.5705in" svg:x="2.1752in" svg:y="0.0874in"><draw:text-box><text:p text:style-name="P49">Feature Extraction</text:p></draw:text-box></draw:frame><draw:frame text:anchor-type="paragraph" draw:z-index="5" draw:name="Shape1" draw:style-name="gr3" draw:text-style-name="P50" svg:width="2.1496in" svg:height="0.5705in" svg:x="2.1752in" svg:y="0.8528in"><draw:text-box><text:p text:style-name="P49">Model training and Construction</text:p></draw:text-box></draw:frame></text:p>
      <text:p text:style-name="P11"><draw:frame draw:style-name="fr1" draw:name="Frame1" text:anchor-type="paragraph" svg:x="1.2008in" svg:y="-0.0965in" svg:width="3.9098in" draw:z-index="3"><draw:text-box fo:min-height="1.0189in"><text:p text:style-name="P34"><draw:frame text:anchor-type="paragraph" draw:z-index="4" draw:name="Shape1" draw:style-name="gr1" draw:text-style-name="P50" svg:width="2.1496in" svg:height="0.5705in" svg:x="0.8799in" svg:y="0in"><draw:text-box><text:p text:style-name="P49">Model Testing</text:p></draw:text-box></draw:frame></text:p><text:p text:style-name="P35">Figure <text:sequence text:ref-name="refFigure0" text:name="Figure" text:formula="ooow:Figure+1" style:num-format="1">1</text:sequence>: Steps in Building ASR</text:p></draw:text-box></draw:frame><text:soft-page-break/></text:p>
      <text:p text:style-name="P10">Finally for a model built <text:span text:style-name="T20">at the end of effort</text:span>, ASR is used to test or recognize utterance spoken, and the performance could be measured. Measurement <text:span text:style-name="T21">should be based on </text:span>some criterion like word error rate(WER), <text:span text:style-name="T19">phoneme error rate (PER) and sentence level error rate (SER).</text:span></text:p>
      <text:p text:style-name="P18">Based on what an ASR system ‘can’ and ‘can not’ <text:span text:style-name="T40">do</text:span>, we determine <text:span text:style-name="T73">group of </text:span>capabilit<text:span text:style-name="T73">ies</text:span> <text:span text:style-name="T25">an ASR has:</text:span></text:p>
      <text:p text:style-name="P19">1. Speaker <text:span text:style-name="T26">Ind</text:span>ependence</text:p>
      <text:p text:style-name="P19"><text:s text:c="3"/>ASR is called <text:span text:style-name="T9">s</text:span><text:span text:style-name="T8">peaker </text:span><text:span text:style-name="T10">in</text:span><text:span text:style-name="T8">dependen</text:span><text:span text:style-name="T9">t</text:span> if it doesn’t restrict user to be a single person or a group of person that <text:span text:style-name="T41">has corresponding</text:span> <text:span text:style-name="T42">data already recorded </text:span>in database. <text:span text:style-name="T54">It’s impossible to train a million of people when building ASR system. The challenge is ASR should be able to fit other speakers that hasn’t <text:s/>been taken to recording yet.</text:span></text:p>
      <text:p text:style-name="P20">2. Environment Independence</text:p>
      <text:p text:style-name="P20"><text:tab/>ASR must be able to work <text:span text:style-name="T27">under daily environment conditions such as variations of microphones input device and <text:s text:c="2"/>environmental noises. Environmental distortion for example like engine sound, raining and animal sound.</text:span></text:p>
      <text:p text:style-name="P21">3. <text:span text:style-name="T28">Continuous word</text:span></text:p>
      <text:p text:style-name="P21"><text:tab/><text:span text:style-name="T28">ASR that enable to recognize word <text:s/>spoken continuously without silence stop between word is considered more valuable better than isolated word version.</text:span></text:p>
      <text:p text:style-name="P22">3. <text:span text:style-name="T29">Large vocabulary</text:span></text:p>
      <text:p text:style-name="P22"><text:tab/><text:span text:style-name="T30">The complexity of ASR grows with is capability to handle maximum number of distinct words and grammar. Smaller vocabulary, simple grammar ASR will be easier </text:span><text:soft-page-break/><text:span text:style-name="T30">to build than larger vocabulary ASR system with complex grammar. ASR with thousands of words commonly termed Large Vocabulary ASR (LVASR).</text:span></text:p>
      <text:p text:style-name="P3"/>
      <text:p text:style-name="P3">CHAPTER 3 <text:s/>RESEARCH OBJECTIVES AND <text:s/>APPROACH .........…………........................ 5 </text:p>
      <text:p text:style-name="P4"><text:tab/><text:span text:style-name="T22">These research will focus on building Large Vocabulary Indonesian Automatic Speech Recognizer (Indo LVCSR). The steps follow as described in Figure 1:</text:span></text:p>
      <text:list xml:id="list4926790208830551247" text:style-name="L1">
        <text:list-item>
          <text:p text:style-name="P43"><text:span text:style-name="T23">Recoding <text:s/>human </text:span>voices/utterances</text:p>
        </text:list-item>
      </text:list>
      <text:p text:style-name="P6"><text:tab/><text:span text:style-name="T24">Sound of Indonesians will be recorded and save in PCM format into computer <text:tab/>disk. General affordable microphone input device will be <text:s/>used. These sound <text:tab/>files resulted we called sound database or ‘database’.</text:span></text:p>
      <text:p text:style-name="P38"><text:span text:style-name="T35">Actually these databases already available for several versions. For baseline models, we will use Indonesian databases available for purchased, for example <text:tab/>from Universal Catalog<text:tab/>‘</text:span>ELRA-U-S 0071’, ‘<text:span text:style-name="T43">TITML-IDN’ from Tokyo Institute of Technology, and <text:tab/>‘LDC2005S26’ from Linguistic Data Consorsium University of Pennsylvania.</text:span></text:p>
      <text:p text:style-name="P39"><text:span text:style-name="T64">As a complementary, t</text:span>o extend the ASR capability, set of databases will be recorded, in many environment conditions <text:span text:style-name="T65">such as </text:span>quiet office room and noisy <text:span text:style-name="T55">public outdoor situation</text:span>. And also some <text:span text:style-name="T56">on-line</text:span> data like Television News <text:span text:style-name="T66">that </text:span>could be retrieves bulky from Internet. These <text:span text:style-name="T57">data</text:span> then be labeled and transcribed.</text:p>
      <text:p text:style-name="P40"/>
      <text:list xml:id="list95430641911362" text:continue-numbering="true" text:style-name="L1">
        <text:list-item>
          <text:p text:style-name="P44">Labeling and <text:span text:style-name="T49">transcribing</text:span> speech database</text:p>
        </text:list-item>
      </text:list>
      <text:p text:style-name="P36"><text:tab/><text:span text:style-name="T36">For existing speech data with transcription, obviously no need to relabel the <text:tab/>transcription. But sometime, we would have to verify, check and refine. Sometime phoneme set is remapped and reconfigured.</text:span></text:p>
      <text:p text:style-name="P37"><text:span text:style-name="T36">For new <text:tab/>extended speech data, <text:tab/>labeling and transcribing will be performed to mark sub-words <text:tab/>phonemes <text:tab/>completely. This can be done manually or automatically using statistical labeling and aligning which can be </text:span><text:soft-page-break/><text:span text:style-name="T36">performed by HTK </text:span><text:reference-mark-start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DOXzUqpWMY"/><text:span text:style-name="T6">[3]</text:span><text:reference-mark-end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DOXzUqpWMY"/><text:span text:style-name="T36">. <text:s/>In case no Indonesian label sound at all, we still <text:s/>can use another ready labeled transcribed, language like English to bootstrap our <text:s/>Indonesian labeling process. This is as how <text:s/>be done in </text:span><text:reference-mark-start text:name="ADDIN CSL_CITATION {&quot;properties&quot;: {}, &quot;schema&quot;: &quot;https://github.com/citation-style-language/schema/raw/master/csl-citation.json&quot;, &quot;mendeley&quot;: {&quot;previouslyFormattedCitation&quot;: &quot;[4]&quot;, &quot;formattedCitation&quot;: &quot;[4]&quot;, &quot;plainTextFormattedCitation&quot;: &quot;[4]&quot;}, &quot;citationItems&quot;: [{&quot;id&quot;: &quot;ITEM-1&quot;, &quot;itemData&quot;: {&quot;ISBN&quot;: &quot;9781457707520&quot;, &quot;issued&quot;: {&quot;date-parts&quot;: [[&quot;2012&quot;]]}, &quot;container-title&quot;: &quot;American Journal of Signal Processing&quot;, &quot;ISSN&quot;: &quot;2165-9354&quot;, &quot;type&quot;: &quot;article-journal&quot;, &quot;volume&quot;: &quot;2&quot;, &quot;issue&quot;: &quot;4&quot;, &quot;author&quot;: [{&quot;suffix&quot;: &quot;&quot;, &quot;parse-names&quot;: false, &quot;dropping-particle&quot;: &quot;&quot;, &quot;family&quot;: &quot;Ferdiansyah&quot;, &quot;given&quot;: &quot;Veri&quot;, &quot;non-dropping-particle&quot;: &quot;&quot;}, {&quot;suffix&quot;: &quot;&quot;, &quot;parse-names&quot;: false, &quot;dropping-particle&quot;: &quot;&quot;, &quot;family&quot;: &quot;Purwarianti&quot;, &quot;given&quot;: &quot;Ayu&quot;, &quot;non-dropping-particle&quot;: &quot;&quot;}], &quot;DOI&quot;: &quot;10.5923/j.ajsp.20120204.01&quot;, &quot;page&quot;: &quot;60-63&quot;, &quot;abstract&quot;: &quot;Building an automatic speech recognizer (ASR) means that one has to provide the acoustic model, language model and lexicon for the intended language, which is also applied for Indonesian ASR. Unfortunately, providing acoustic model for a certain language is quite expensive, unlike the language model and the lexicon. This is because one has to record many utterances from several speakers to build a speaker independent ASR. In our research, we attempted to build an Indonesian ASR without providing the Indonesian acoustic model directly. Instead, we made use English acoustic model and mapped English phoneme into Indonesian one. There are 39 English phonemes and 29 Indonesian phonemes. For special Indonesian phoneme with no corresponding English phoneme, we tried to make estimation such as \u201cny\u201d is mapped into \u201cn\u201d and \u201cy\u201d. There are 9,509 Indonesian words equipped with corresponding English phoneme. The English acoustic model size is 5,523 KB and the Indonesian language model is built from a file of 405 KB in size. By customizing Sphinx (a Hidden Markov Model based ASR tool) with Indonesian lexicon and Indonesian language model, the Indonesian ASR was built. The goal of this paper is to compare the system\u2019s accuracy with existing Indonesian ASR that use Indonesian acoustic model.&quot;, &quot;id&quot;: &quot;ITEM-1&quot;, &quot;title&quot;: &quot;Indonesian Automatic Speech Recognition System Using English-Based Acoustic Model&quot;}, &quot;uris&quot;: [&quot;http://www.mendeley.com/documents/?uuid=64e3bd79-f68d-4cd3-98c9-718cdad9db5a&quot;]}]} RNDMMl69ArOSz"/><text:span text:style-name="T6">[4]</text:span><text:reference-mark-end text:name="ADDIN CSL_CITATION {&quot;properties&quot;: {}, &quot;schema&quot;: &quot;https://github.com/citation-style-language/schema/raw/master/csl-citation.json&quot;, &quot;mendeley&quot;: {&quot;previouslyFormattedCitation&quot;: &quot;[4]&quot;, &quot;formattedCitation&quot;: &quot;[4]&quot;, &quot;plainTextFormattedCitation&quot;: &quot;[4]&quot;}, &quot;citationItems&quot;: [{&quot;id&quot;: &quot;ITEM-1&quot;, &quot;itemData&quot;: {&quot;ISBN&quot;: &quot;9781457707520&quot;, &quot;issued&quot;: {&quot;date-parts&quot;: [[&quot;2012&quot;]]}, &quot;container-title&quot;: &quot;American Journal of Signal Processing&quot;, &quot;ISSN&quot;: &quot;2165-9354&quot;, &quot;type&quot;: &quot;article-journal&quot;, &quot;volume&quot;: &quot;2&quot;, &quot;issue&quot;: &quot;4&quot;, &quot;author&quot;: [{&quot;suffix&quot;: &quot;&quot;, &quot;parse-names&quot;: false, &quot;dropping-particle&quot;: &quot;&quot;, &quot;family&quot;: &quot;Ferdiansyah&quot;, &quot;given&quot;: &quot;Veri&quot;, &quot;non-dropping-particle&quot;: &quot;&quot;}, {&quot;suffix&quot;: &quot;&quot;, &quot;parse-names&quot;: false, &quot;dropping-particle&quot;: &quot;&quot;, &quot;family&quot;: &quot;Purwarianti&quot;, &quot;given&quot;: &quot;Ayu&quot;, &quot;non-dropping-particle&quot;: &quot;&quot;}], &quot;DOI&quot;: &quot;10.5923/j.ajsp.20120204.01&quot;, &quot;page&quot;: &quot;60-63&quot;, &quot;abstract&quot;: &quot;Building an automatic speech recognizer (ASR) means that one has to provide the acoustic model, language model and lexicon for the intended language, which is also applied for Indonesian ASR. Unfortunately, providing acoustic model for a certain language is quite expensive, unlike the language model and the lexicon. This is because one has to record many utterances from several speakers to build a speaker independent ASR. In our research, we attempted to build an Indonesian ASR without providing the Indonesian acoustic model directly. Instead, we made use English acoustic model and mapped English phoneme into Indonesian one. There are 39 English phonemes and 29 Indonesian phonemes. For special Indonesian phoneme with no corresponding English phoneme, we tried to make estimation such as \u201cny\u201d is mapped into \u201cn\u201d and \u201cy\u201d. There are 9,509 Indonesian words equipped with corresponding English phoneme. The English acoustic model size is 5,523 KB and the Indonesian language model is built from a file of 405 KB in size. By customizing Sphinx (a Hidden Markov Model based ASR tool) with Indonesian lexicon and Indonesian language model, the Indonesian ASR was built. The goal of this paper is to compare the system\u2019s accuracy with existing Indonesian ASR that use Indonesian acoustic model.&quot;, &quot;id&quot;: &quot;ITEM-1&quot;, &quot;title&quot;: &quot;Indonesian Automatic Speech Recognition System Using English-Based Acoustic Model&quot;}, &quot;uris&quot;: [&quot;http://www.mendeley.com/documents/?uuid=64e3bd79-f68d-4cd3-98c9-718cdad9db5a&quot;]}]} RNDMMl69ArOSz"/><text:span text:style-name="T36">. This intermediate step is based on assumption of <text:tab/>intersections of sub-words phonemes between two languages, Indonesian and English for example.</text:span></text:p>
      <text:list xml:id="list95430040922691" text:continue-numbering="true" text:style-name="L1">
        <text:list-item>
          <text:p text:style-name="P45">Feature Extraction</text:p>
        </text:list-item>
      </text:list>
      <text:p text:style-name="P13"><text:tab/><text:span text:style-name="T31">Varieties of speech features will be tested, mostly will be based on Mel Frequency Cepstral Coefficients (MFCC) and <text:tab/>Linear Predictive Coding(LPC) formats.</text:span></text:p>
      <text:list xml:id="list95432063675421" text:continue-numbering="true" text:style-name="L1">
        <text:list-item>
          <text:p text:style-name="P43"><text:span text:style-name="T23">Model training and </text:span>Construction</text:p>
          <text:p text:style-name="P46">For modeling speech we choose HMM-GMM. <text:span text:style-name="T32">Using extracted features HMM stated distribution as well ass GMM output distribution will be estimated using Baum Welch algorithm. All these step will be handled mainly by software tools Hidden Markov Toolkit (HTK) </text:span><text:reference-mark-start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QCQnEA5fBo"/><text:span text:style-name="T3">[3]</text:span><text:reference-mark-end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QCQnEA5fBo"/><text:span text:style-name="T32"> from Cambridge Univesity.</text:span></text:p>
        </text:list-item>
        <text:list-item>
          <text:p text:style-name="P45">Model Testing/Recognizing</text:p>
          <text:p text:style-name="P47">At this phase, <text:span text:style-name="T62">constructed model will be measured in performance. Some testing procedure will be follow, and <text:s/>results will be plotted for various scenarios.</text:span></text:p>
          <text:p text:style-name="P48"/>
        </text:list-item>
      </text:list>
      <text:p text:style-name="P3">CHAPTER 4 <text:s/>CURRENT WORK AND PRELIMINARY <text:s/>RESULTS ...................................... 6 </text:p>
      <text:p text:style-name="P27">Many work has been done regarding ASR for Indonesian. <text:span text:style-name="T46">LVCSR has further explored at </text:span><text:reference-mark-start text:name="ADDIN CSL_CITATION {&quot;properties&quot;: {}, &quot;schema&quot;: &quot;https://github.com/citation-style-language/schema/raw/master/csl-citation.json&quot;, &quot;mendeley&quot;: {&quot;previouslyFormattedCitation&quot;: &quot;[5]&quot;, &quot;formattedCitation&quot;: &quot;[5]&quot;, &quot;plainTextFormattedCitation&quot;: &quot;[5]&quot;}, &quot;citationItems&quot;: [{&quot;id&quot;: &quot;ITEM-1&quot;, &quot;itemData&quot;: {&quot;issued&quot;: {&quot;date-parts&quot;: [[&quot;2006&quot;]]}, &quot;container-title&quot;: &quot;15th Indonesian Scientific Conference in Japan Proceedings&quot;, &quot;author&quot;: [{&quot;suffix&quot;: &quot;&quot;, &quot;parse-names&quot;: false, &quot;dropping-particle&quot;: &quot;&quot;, &quot;family&quot;: &quot;Lestari&quot;, &quot;given&quot;: &quot;Dessi Puji&quot;, &quot;non-dropping-particle&quot;: &quot;&quot;}, {&quot;suffix&quot;: &quot;&quot;, &quot;parse-names&quot;: false, &quot;dropping-particle&quot;: &quot;&quot;, &quot;family&quot;: &quot;Iwano&quot;, &quot;given&quot;: &quot;Koji&quot;, &quot;non-dropping-particle&quot;: &quot;&quot;}, {&quot;suffix&quot;: &quot;&quot;, &quot;parse-names&quot;: false, &quot;dropping-particle&quot;: &quot;&quot;, &quot;family&quot;: &quot;Furui&quot;, &quot;given&quot;: &quot;Sadaoki&quot;, &quot;non-dropping-particle&quot;: &quot;&quot;}], &quot;page&quot;: &quot;17-22&quot;, &quot;abstract&quot;: &quot;This paper presents our work to build a pioneering Indonesian Large Vocabulary Continuous Speech Recognition (LVCSR) System. In order to build an LVCSR system, high accurate acoustic models and large-scale language models are essential. Since Indonesian speech corpus was not available yet, we tried to collect speech data from Indonesian native speakers to construct a speech corpus for training the acoustic model based on Hidden Markov Models (HMMs). A text corpus which was collected by ILPS, Informatics Institute, University of Amsterdam, was used to build a 40K-vocabulary dictionary and a n-gram language model. Evaluation results of the system are also presented in this paper. The best configuration of the system achieved word accuracy of 78.2% in average. By conducting speaker adaptation using the MAP technique, the accuracy increased up to 82.3% in average.&quot;, &quot;id&quot;: &quot;ITEM-1&quot;, &quot;ISSN&quot;: &quot;1881-4034&quot;, &quot;title&quot;: &quot;A large vocabulary continuous speech recognition system for Indonesian language&quot;, &quot;type&quot;: &quot;article-journal&quot;}, &quot;uris&quot;: [&quot;http://www.mendeley.com/documents/?uuid=19c4d2ef-d5b8-4e3f-8e15-bdf740876d89&quot;]}]} RNDSbexHT3zkn"/><text:span text:style-name="T46">[5]</text:span><text:reference-mark-end text:name="ADDIN CSL_CITATION {&quot;properties&quot;: {}, &quot;schema&quot;: &quot;https://github.com/citation-style-language/schema/raw/master/csl-citation.json&quot;, &quot;mendeley&quot;: {&quot;previouslyFormattedCitation&quot;: &quot;[5]&quot;, &quot;formattedCitation&quot;: &quot;[5]&quot;, &quot;plainTextFormattedCitation&quot;: &quot;[5]&quot;}, &quot;citationItems&quot;: [{&quot;id&quot;: &quot;ITEM-1&quot;, &quot;itemData&quot;: {&quot;issued&quot;: {&quot;date-parts&quot;: [[&quot;2006&quot;]]}, &quot;container-title&quot;: &quot;15th Indonesian Scientific Conference in Japan Proceedings&quot;, &quot;author&quot;: [{&quot;suffix&quot;: &quot;&quot;, &quot;parse-names&quot;: false, &quot;dropping-particle&quot;: &quot;&quot;, &quot;family&quot;: &quot;Lestari&quot;, &quot;given&quot;: &quot;Dessi Puji&quot;, &quot;non-dropping-particle&quot;: &quot;&quot;}, {&quot;suffix&quot;: &quot;&quot;, &quot;parse-names&quot;: false, &quot;dropping-particle&quot;: &quot;&quot;, &quot;family&quot;: &quot;Iwano&quot;, &quot;given&quot;: &quot;Koji&quot;, &quot;non-dropping-particle&quot;: &quot;&quot;}, {&quot;suffix&quot;: &quot;&quot;, &quot;parse-names&quot;: false, &quot;dropping-particle&quot;: &quot;&quot;, &quot;family&quot;: &quot;Furui&quot;, &quot;given&quot;: &quot;Sadaoki&quot;, &quot;non-dropping-particle&quot;: &quot;&quot;}], &quot;page&quot;: &quot;17-22&quot;, &quot;abstract&quot;: &quot;This paper presents our work to build a pioneering Indonesian Large Vocabulary Continuous Speech Recognition (LVCSR) System. In order to build an LVCSR system, high accurate acoustic models and large-scale language models are essential. Since Indonesian speech corpus was not available yet, we tried to collect speech data from Indonesian native speakers to construct a speech corpus for training the acoustic model based on Hidden Markov Models (HMMs). A text corpus which was collected by ILPS, Informatics Institute, University of Amsterdam, was used to build a 40K-vocabulary dictionary and a n-gram language model. Evaluation results of the system are also presented in this paper. The best configuration of the system achieved word accuracy of 78.2% in average. By conducting speaker adaptation using the MAP technique, the accuracy increased up to 82.3% in average.&quot;, &quot;id&quot;: &quot;ITEM-1&quot;, &quot;ISSN&quot;: &quot;1881-4034&quot;, &quot;title&quot;: &quot;A large vocabulary continuous speech recognition system for Indonesian language&quot;, &quot;type&quot;: &quot;article-journal&quot;}, &quot;uris&quot;: [&quot;http://www.mendeley.com/documents/?uuid=19c4d2ef-d5b8-4e3f-8e15-bdf740876d89&quot;]}]} RNDSbexHT3zkn"/><text:span text:style-name="T46">, <text:s/>but not using HTK </text:span><text:reference-mark-start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oJdMyjtkgo"/><text:span text:style-name="T4">[3]</text:span><text:reference-mark-end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oJdMyjtkgo"/><text:span text:style-name="T46"> as a working environment. </text:span>Very small vocabulary, <text:span text:style-name="T58">single </text:span>s<text:span text:style-name="T46">peaker dependent continuous digit recognition has </text:span>been <text:span text:style-name="T46">done with HTK </text:span><text:reference-mark-start text:name="ADDIN CSL_CITATION {&quot;properties&quot;: {}, &quot;schema&quot;: &quot;https://github.com/citation-style-language/schema/raw/master/csl-citation.json&quot;, &quot;mendeley&quot;: {&quot;previouslyFormattedCitation&quot;: &quot;[6]&quot;, &quot;formattedCitation&quot;: &quot;[6]&quot;, &quot;plainTextFormattedCitation&quot;: &quot;[6]&quot;}, &quot;citationItems&quot;: [{&quot;id&quot;: &quot;ITEM-1&quot;, &quot;itemData&quot;: {&quot;issued&quot;: {&quot;date-parts&quot;: [[&quot;2016&quot;]]}, &quot;issue&quot;: &quot;2&quot;, &quot;container-title&quot;: &quot;Simetrik&quot;, &quot;author&quot;: [{&quot;suffix&quot;: &quot;&quot;, &quot;parse-names&quot;: false, &quot;dropping-particle&quot;: &quot;&quot;, &quot;family&quot;: &quot;Hatala&quot;, &quot;given&quot;: &quot;Zulkarnaen&quot;, &quot;non-dropping-particle&quot;: &quot;&quot;}], &quot;id&quot;: &quot;ITEM-1&quot;, &quot;title&quot;: &quot;Optimum train set for continuous speaker dependent Indonesian digit recognizer&quot;, &quot;type&quot;: &quot;article-journal&quot;, &quot;volume&quot;: &quot;6&quot;}, &quot;uris&quot;: [&quot;http://www.mendeley.com/documents/?uuid=63efb9f2-43c3-4d21-a818-adde0d27fbb1&quot;]}]} RNDNi7w1dccen"/><text:span text:style-name="T2">[6]</text:span><text:reference-mark-end text:name="ADDIN CSL_CITATION {&quot;properties&quot;: {}, &quot;schema&quot;: &quot;https://github.com/citation-style-language/schema/raw/master/csl-citation.json&quot;, &quot;mendeley&quot;: {&quot;previouslyFormattedCitation&quot;: &quot;[6]&quot;, &quot;formattedCitation&quot;: &quot;[6]&quot;, &quot;plainTextFormattedCitation&quot;: &quot;[6]&quot;}, &quot;citationItems&quot;: [{&quot;id&quot;: &quot;ITEM-1&quot;, &quot;itemData&quot;: {&quot;issued&quot;: {&quot;date-parts&quot;: [[&quot;2016&quot;]]}, &quot;issue&quot;: &quot;2&quot;, &quot;container-title&quot;: &quot;Simetrik&quot;, &quot;author&quot;: [{&quot;suffix&quot;: &quot;&quot;, &quot;parse-names&quot;: false, &quot;dropping-particle&quot;: &quot;&quot;, &quot;family&quot;: &quot;Hatala&quot;, &quot;given&quot;: &quot;Zulkarnaen&quot;, &quot;non-dropping-particle&quot;: &quot;&quot;}], &quot;id&quot;: &quot;ITEM-1&quot;, &quot;title&quot;: &quot;Optimum train set for continuous speaker dependent Indonesian digit recognizer&quot;, &quot;type&quot;: &quot;article-journal&quot;, &quot;volume&quot;: &quot;6&quot;}, &quot;uris&quot;: [&quot;http://www.mendeley.com/documents/?uuid=63efb9f2-43c3-4d21-a818-adde0d27fbb1&quot;]}]} RNDNi7w1dccen"/><text:span text:style-name="T46"> that can be build with only 2 minutes sample database. These results from </text:span><text:reference-mark-start text:name="ADDIN CSL_CITATION {&quot;properties&quot;: {}, &quot;schema&quot;: &quot;https://github.com/citation-style-language/schema/raw/master/csl-citation.json&quot;, &quot;mendeley&quot;: {&quot;formattedCitation&quot;: &quot;[5], [6]&quot;, &quot;plainTextFormattedCitation&quot;: &quot;[5], [6]&quot;}, &quot;citationItems&quot;: [{&quot;id&quot;: &quot;ITEM-1&quot;, &quot;itemData&quot;: {&quot;issued&quot;: {&quot;date-parts&quot;: [[&quot;2016&quot;]]}, &quot;issue&quot;: &quot;2&quot;, &quot;container-title&quot;: &quot;Simetrik&quot;, &quot;author&quot;: [{&quot;suffix&quot;: &quot;&quot;, &quot;parse-names&quot;: false, &quot;dropping-particle&quot;: &quot;&quot;, &quot;family&quot;: &quot;Hatala&quot;, &quot;given&quot;: &quot;Zulkarnaen&quot;, &quot;non-dropping-particle&quot;: &quot;&quot;}], &quot;id&quot;: &quot;ITEM-1&quot;, &quot;title&quot;: &quot;Optimum train set for continuous speaker dependent Indonesian digit recognizer&quot;, &quot;type&quot;: &quot;article-journal&quot;, &quot;volume&quot;: &quot;6&quot;}, &quot;uris&quot;: [&quot;http://www.mendeley.com/documents/?uuid=63efb9f2-43c3-4d21-a818-adde0d27fbb1&quot;]}, {&quot;id&quot;: &quot;ITEM-2&quot;, &quot;itemData&quot;: {&quot;issued&quot;: {&quot;date-parts&quot;: [[&quot;2006&quot;]]}, &quot;container-title&quot;: &quot;15th Indonesian Scientific Conference in Japan Proceedings&quot;, &quot;author&quot;: [{&quot;suffix&quot;: &quot;&quot;, &quot;parse-names&quot;: false, &quot;dropping-particle&quot;: &quot;&quot;, &quot;family&quot;: &quot;Lestari&quot;, &quot;given&quot;: &quot;Dessi Puji&quot;, &quot;non-dropping-particle&quot;: &quot;&quot;}, {&quot;suffix&quot;: &quot;&quot;, &quot;parse-names&quot;: false, &quot;dropping-particle&quot;: &quot;&quot;, &quot;family&quot;: &quot;Iwano&quot;, &quot;given&quot;: &quot;Koji&quot;, &quot;non-dropping-particle&quot;: &quot;&quot;}, {&quot;suffix&quot;: &quot;&quot;, &quot;parse-names&quot;: false, &quot;dropping-particle&quot;: &quot;&quot;, &quot;family&quot;: &quot;Furui&quot;, &quot;given&quot;: &quot;Sadaoki&quot;, &quot;non-dropping-particle&quot;: &quot;&quot;}], &quot;page&quot;: &quot;17-22&quot;, &quot;abstract&quot;: &quot;This paper presents our work to build a pioneering Indonesian Large Vocabulary Continuous Speech Recognition (LVCSR) System. In order to build an LVCSR system, high accurate acoustic models and large-scale language models are essential. Since Indonesian speech corpus was not available yet, we tried to collect speech data from Indonesian native speakers to construct a speech corpus for training the acoustic model based on Hidden Markov Models (HMMs). A text corpus which was collected by ILPS, Informatics Institute, University of Amsterdam, was used to build a 40K-vocabulary dictionary and a n-gram language model. Evaluation results of the system are also presented in this paper. The best configuration of the system achieved word accuracy of 78.2% in average. By conducting speaker adaptation using the MAP technique, the accuracy increased up to 82.3% in average.&quot;, &quot;id&quot;: &quot;ITEM-2&quot;, &quot;ISSN&quot;: &quot;1881-4034&quot;, &quot;title&quot;: &quot;A large vocabulary continuous speech recognition system for Indonesian language&quot;, &quot;type&quot;: &quot;article-journal&quot;}, &quot;uris&quot;: [&quot;http://www.mendeley.com/documents/?uuid=19c4d2ef-d5b8-4e3f-8e15-bdf740876d89&quot;]}]} RNDQoVrFOvH3L"/><text:span text:style-name="T4">[5], [6]</text:span><text:reference-mark-end text:name="ADDIN CSL_CITATION {&quot;properties&quot;: {}, &quot;schema&quot;: &quot;https://github.com/citation-style-language/schema/raw/master/csl-citation.json&quot;, &quot;mendeley&quot;: {&quot;formattedCitation&quot;: &quot;[5], [6]&quot;, &quot;plainTextFormattedCitation&quot;: &quot;[5], [6]&quot;}, &quot;citationItems&quot;: [{&quot;id&quot;: &quot;ITEM-1&quot;, &quot;itemData&quot;: {&quot;issued&quot;: {&quot;date-parts&quot;: [[&quot;2016&quot;]]}, &quot;issue&quot;: &quot;2&quot;, &quot;container-title&quot;: &quot;Simetrik&quot;, &quot;author&quot;: [{&quot;suffix&quot;: &quot;&quot;, &quot;parse-names&quot;: false, &quot;dropping-particle&quot;: &quot;&quot;, &quot;family&quot;: &quot;Hatala&quot;, &quot;given&quot;: &quot;Zulkarnaen&quot;, &quot;non-dropping-particle&quot;: &quot;&quot;}], &quot;id&quot;: &quot;ITEM-1&quot;, &quot;title&quot;: &quot;Optimum train set for continuous speaker dependent Indonesian digit recognizer&quot;, &quot;type&quot;: &quot;article-journal&quot;, &quot;volume&quot;: &quot;6&quot;}, &quot;uris&quot;: [&quot;http://www.mendeley.com/documents/?uuid=63efb9f2-43c3-4d21-a818-adde0d27fbb1&quot;]}, {&quot;id&quot;: &quot;ITEM-2&quot;, &quot;itemData&quot;: {&quot;issued&quot;: {&quot;date-parts&quot;: [[&quot;2006&quot;]]}, &quot;container-title&quot;: &quot;15th Indonesian Scientific Conference in Japan Proceedings&quot;, &quot;author&quot;: [{&quot;suffix&quot;: &quot;&quot;, &quot;parse-names&quot;: false, &quot;dropping-particle&quot;: &quot;&quot;, &quot;family&quot;: &quot;Lestari&quot;, &quot;given&quot;: &quot;Dessi Puji&quot;, &quot;non-dropping-particle&quot;: &quot;&quot;}, {&quot;suffix&quot;: &quot;&quot;, &quot;parse-names&quot;: false, &quot;dropping-particle&quot;: &quot;&quot;, &quot;family&quot;: &quot;Iwano&quot;, &quot;given&quot;: &quot;Koji&quot;, &quot;non-dropping-particle&quot;: &quot;&quot;}, {&quot;suffix&quot;: &quot;&quot;, &quot;parse-names&quot;: false, &quot;dropping-particle&quot;: &quot;&quot;, &quot;family&quot;: &quot;Furui&quot;, &quot;given&quot;: &quot;Sadaoki&quot;, &quot;non-dropping-particle&quot;: &quot;&quot;}], &quot;page&quot;: &quot;17-22&quot;, &quot;abstract&quot;: &quot;This paper presents our work to build a pioneering Indonesian Large Vocabulary Continuous Speech Recognition (LVCSR) System. In order to build an LVCSR system, high accurate acoustic models and large-scale language models are essential. Since Indonesian speech corpus was not available yet, we tried to collect speech data from Indonesian native speakers to construct a speech corpus for training the acoustic model based on Hidden Markov Models (HMMs). A text corpus which was collected by ILPS, Informatics Institute, University of Amsterdam, was used to build a 40K-vocabulary dictionary and a n-gram language model. Evaluation results of the system are also presented in this paper. The best configuration of the system achieved word accuracy of 78.2% in average. By conducting speaker adaptation using the MAP technique, the accuracy increased up to 82.3% in average.&quot;, &quot;id&quot;: &quot;ITEM-2&quot;, &quot;ISSN&quot;: &quot;1881-4034&quot;, &quot;title&quot;: &quot;A large vocabulary continuous speech recognition system for Indonesian language&quot;, &quot;type&quot;: &quot;article-journal&quot;}, &quot;uris&quot;: [&quot;http://www.mendeley.com/documents/?uuid=19c4d2ef-d5b8-4e3f-8e15-bdf740876d89&quot;]}]} RNDQoVrFOvH3L"/><text:span text:style-name="T46">⁠ will become a foundation for the proposed research. ⁠</text:span></text:p>
      <text:p text:style-name="P24"><text:span text:style-name="T60">Project’s working environment should be set to HTK </text:span><text:reference-mark-start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XY5J5wqME4"/><text:span text:style-name="T5">[3]</text:span><text:reference-mark-end text:name="ADDIN CSL_CITATION {&quot;properties&quot;: {}, &quot;schema&quot;: &quot;https://github.com/citation-style-language/schema/raw/master/csl-citation.json&quot;, &quot;mendeley&quot;: {&quot;previouslyFormattedCitation&quot;: &quot;[3]&quot;, &quot;formattedCitation&quot;: &quot;[3]&quot;, &quot;plainTextFormattedCitation&quot;: &quot;[3]&quot;}, &quot;citationItems&quot;: [{&quot;id&quot;: &quot;ITEM-1&quot;, &quot;itemData&quot;: {&quot;issued&quot;: {&quot;date-parts&quot;: [[&quot;2015&quot;]]}, &quot;publisher&quot;: &quot;Cambridge University&quot;, &quot;author&quot;: [{&quot;suffix&quot;: &quot;&quot;, &quot;parse-names&quot;: false, &quot;dropping-particle&quot;: &quot;&quot;, &quot;family&quot;: &quot;Young&quot;, &quot;given&quot;: &quot;Steve&quot;, &quot;non-dropping-particle&quot;: &quot;&quot;}, {&quot;suffix&quot;: &quot;&quot;, &quot;parse-names&quot;: false, &quot;dropping-particle&quot;: &quot;&quot;, &quot;family&quot;: &quot;Gunnar&quot;, &quot;given&quot;: &quot;Evermann&quot;, &quot;non-dropping-particle&quot;: &quot;&quot;}, {&quot;suffix&quot;: &quot;&quot;, &quot;parse-names&quot;: false, &quot;dropping-particle&quot;: &quot;&quot;, &quot;family&quot;: &quot;Mark&quot;, &quot;given&quot;: &quot;Gales&quot;, &quot;non-dropping-particle&quot;: &quot;&quot;}, {&quot;suffix&quot;: &quot;&quot;, &quot;parse-names&quot;: false, &quot;dropping-particle&quot;: &quot;&quot;, &quot;family&quot;: &quot;Hain&quot;, &quot;given&quot;: &quot;Thomas&quot;, &quot;non-dropping-particle&quot;: &quot;&quot;}, {&quot;suffix&quot;: &quot;&quot;, &quot;parse-names&quot;: false, &quot;dropping-particle&quot;: &quot;&quot;, &quot;family&quot;: &quot;Kershaw&quot;, &quot;given&quot;: &quot;Dan&quot;, &quot;non-dropping-particle&quot;: &quot;&quot;}], &quot;id&quot;: &quot;ITEM-1&quot;, &quot;title&quot;: &quot;The HTK Book version 3.5 alpha&quot;, &quot;type&quot;: &quot;book&quot;}, &quot;uris&quot;: [&quot;http://www.mendeley.com/documents/?uuid=3c943ad4-2f83-49bb-b9eb-a6f94121ca59&quot;]}]} RNDXY5J5wqME4"/><text:span text:style-name="T47"> from Cambridge. </text:span>Speaker independence is targeted at most. This <text:span text:style-name="T34">constraint</text:span> require gathering more speech databases. More sound samples will be recorded from many speakers, male and <text:soft-page-break/>female. After that these sound need to be labeled and transcribed, <text:span text:style-name="T67">this how </text:span>to mark <text:s/>it’s sub-word phoneme boundary.</text:p>
      <text:p text:style-name="P25">Lying more tools of <text:s/>mathematical model and foundation should be carried out. <text:span text:style-name="T68">At the end, we will p</text:span>erform many more laboratory testing <text:span text:style-name="T61">of </text:span>model against database <text:span text:style-name="T69">and plotting some results on tables and charts.</text:span></text:p>
      <text:p text:style-name="P29"/>
      <text:p text:style-name="P3">CHAPTER 5 <text:s/>WORK PLAN AND <text:s/>IMPLICATIONS ..............…....................................... 6 </text:p>
      <text:p text:style-name="P3">CHAPTER 6 CONCLUSIONS ...................................................................................... 7 </text:p>
      <text:p text:style-name="P30">In this proposal we argue doing research on Large Vocabulary Indonesian Automatic Speech Recognition.</text:p>
      <text:p text:style-name="P30"/>
      <text:p text:style-name="P3"><text:span text:style-name="T8">REFERENCES </text:span>......................................................................................................... 7 </text:p>
      <text:p text:style-name="P15"/>
      <text:section text:style-name="Sect1" text:name="ADDIN Mendeley Bibliography CSL_BIBLIOGRAPHY  RNDIhNRitGF8I">
        <text:p text:style-name="P41">[1]<text:tab/>S. Sakti, P. Hutagaol, A. A. Arman, and S. Nakamura, “Indonesian Speech Recognition for Hearing and Speaking Impaired People,” in <text:span text:style-name="T44">INTERSPEECH 2004 - ICSLP 8th International Conference on Spoken Language Processing ICC Jeju, Jeju Island, Korea</text:span>, 2004.</text:p>
        <text:p text:style-name="P41">[2]<text:tab/>L. Rabiner and B. H. Juang, <text:span text:style-name="T44">Fundamentals of speech recognition</text:span>. Prentice Hall, 1993.</text:p>
        <text:p text:style-name="P41">[3]<text:tab/>S. Young, E. Gunnar, G. Mark, T. Hain, and D. Kershaw, <text:span text:style-name="T44">The HTK Book version 3.5 alpha</text:span>. Cambridge University, 2015.</text:p>
        <text:p text:style-name="P41">[4]<text:tab/>V. Ferdiansyah and A. Purwarianti, “Indonesian Automatic Speech Recognition System Using English-Based Acoustic Model,” <text:span text:style-name="T44">Am. J. Signal Process.</text:span>, vol. 2, no. 4, pp. 60–63, 2012.</text:p>
        <text:p text:style-name="P41">[5]<text:tab/>D. P. Lestari, K. Iwano, and S. Furui, “A large vocabulary continuous speech recognition system for Indonesian language,” <text:span text:style-name="T44">15th Indones. Sci. Conf. Japan Proc.</text:span>, pp. 17–22, 2006.</text:p>
        <text:p text:style-name="P12">[6]<text:tab/>Z. Hatala, “Optimum train set <text:s/>for continuous speaker dependent Indonesian digit recognizer,” <text:span text:style-name="T44">Simetrik</text:span>, vol. 6, no. 2, 2016.</text:p>
      </text:section>
      <text:p text:style-name="P15"/>
      <text:p text:style-name="P17"><text:soft-page-break/>Speech databases;</text:p>
      <text:p text:style-name="P14"><text:a xlink:type="simple" xlink:href="http://universal.elra.info/product_info.php?cPath=37_39&amp;products_id=1754" text:style-name="Internet_20_link" text:visited-style-name="Visited_20_Internet_20_Link">http://universal.elra.info/product_info.php?cPath=37_39&amp;products_id=1754</text:a></text:p>
      <text:p text:style-name="P16"><text:a xlink:type="simple" xlink:href="http://research.nii.ac.jp/src/en/TITML-IDN.html" text:style-name="Internet_20_link" text:visited-style-name="Visited_20_Internet_20_Link"><text:span text:style-name="T63">http://research.nii.ac.jp/src/en/TITML-IDN.html</text:span></text:a></text:p>
      <text:p text:style-name="P16"><text:a xlink:type="simple" xlink:href="https://catalog.ldc.upenn.edu/LDC2005S26" text:style-name="Internet_20_link" text:visited-style-name="Visited_20_Internet_20_Link">https://catalog.ldc.upenn.edu/LDC2005S2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List_20_Contents" style:display-name="List Contents" style:family="paragraph" style:parent-style-name="Standard" style:class="html"/>
    <style:style style:name="Frame_20_contents" style:display-name="Frame contents" style:family="paragraph" style:parent-style-name="Standard" style:class="extra"/>
    <style:style style:name="Drawing" style:family="paragraph" style:parent-style-name="Caption" style:class="extra"/>
    <style:style style:name="Figure" style:family="paragraph" style:parent-style-name="Caption"/>
    <style:style style:name="Default_20_Paragraph_20_Font" style:display-name="Default Paragraph Font" style:family="text"/>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9T05:07:00</meta:creation-date>
    <meta:initial-creator>joesmart</meta:initial-creator>
    <dc:language>en-US</dc:language>
    <dc:date>2018-03-23T09:54:29.550127472</dc:date>
    <meta:editing-cycles>523</meta:editing-cycles>
    <meta:editing-duration>PT18H2M33S</meta:editing-duration>
    <meta:generator>LibreOffice/5.1.6.2$Linux_X86_64 LibreOffice_project/10m0$Build-2</meta:generator>
    <meta:document-statistic meta:table-count="0" meta:image-count="0" meta:object-count="0" meta:page-count="7" meta:paragraph-count="56" meta:word-count="1365" meta:character-count="9403" meta:non-whitespace-character-count="804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d476e392-f846-31ac-8698-cd57b3ea4bfd</meta:user-defined>
    <meta:user-defined meta:name="Mendeley_Bookmark_04ZudzP2Yb_1" meta:value-type="string">ADDIN CSL_CITATION {"citationItems": [{"id": "ITEM-1", "uris": ["http://www.mendeley.com/documents/?uuid=3c943ad4-2f83-49bb-b9eb-a6f94121ca59"], "itemData": {"author": [{"non-dropping-particle": "", "parse-names": false, "family": "Young", "given": "Steve</meta:user-defined>
    <meta:user-defined meta:name="Mendeley_Bookmark_04ZudzP2Yb_2" meta:value-type="string">", "dropping-particle": "", "suffix": ""}, {"non-dropping-particle": "", "parse-names": false, "family": "Gunnar", "given": "Evermann", "dropping-particle": "", "suffix": ""}, {"non-dropping-particle": "", "parse-names": false, "family": "Mark", "given": </meta:user-defined>
    <meta:user-defined meta:name="Mendeley_Bookmark_04ZudzP2Yb_3" meta:value-type="string">"Gales", "dropping-particle": "", "suffix": ""}, {"non-dropping-particle": "", "parse-names": false, "family": "Hain", "given": "Thomas", "dropping-particle": "", "suffix": ""}, {"non-dropping-particle": "", "parse-names": false, "family": "Kershaw", "giv</meta:user-defined>
    <meta:user-defined meta:name="Mendeley_Bookmark_04ZudzP2Yb_4" meta:value-type="string">en": "Dan", "dropping-particle": "", "suffix": ""}], "title": "The HTK Book version 3.5 alpha", "issued": {"date-parts": [["2015"]]}, "publisher": "Cambridge University", "id": "ITEM-1", "type": "book"}}], "schema": "https://github.com/citation-style-lang</meta:user-defined>
    <meta:user-defined meta:name="Mendeley_Bookmark_04ZudzP2Yb_5" meta:value-type="string">uage/schema/raw/master/csl-citation.json", "properties": {}, "mendeley": {"formattedCitation": "[3]", "plainTextFormattedCitation": "[3]", "previouslyFormattedCitation": "[3]"}}</meta:user-defined>
    <meta:user-defined meta:name="Mendeley_Bookmark_1vrJoj0LJH_1" meta:value-type="string">ADDIN CSL_CITATION {"schema": "https://github.com/citation-style-language/schema/raw/master/csl-citation.json", "mendeley": {"formattedCitation": "[4]", "previouslyFormattedCitation": "[4]", "plainTextFormattedCitation": "[4]"}, "citationItems": [{"id": "</meta:user-defined>
    <meta:user-defined meta:name="Mendeley_Bookmark_1vrJoj0LJH_10" meta:value-type="string">y.com/documents/?uuid=64e3bd79-f68d-4cd3-98c9-718cdad9db5a"]}], "properties": {}}</meta:user-defined>
    <meta:user-defined meta:name="Mendeley_Bookmark_1vrJoj0LJH_2" meta:value-type="string">ITEM-1", "itemData": {"volume": "2", "ISSN": "2165-9354", "DOI": "10.5923/j.ajsp.20120204.01", "issued": {"date-parts": [["2012"]]}, "title": "Indonesian Automatic Speech Recognition System Using English-Based Acoustic Model", "page": "60-63", "type": "ar</meta:user-defined>
    <meta:user-defined meta:name="Mendeley_Bookmark_1vrJoj0LJH_3" meta:value-type="string">ticle-journal", "issue": "4", "id": "ITEM-1", "abstract": "Building an automatic speech recognizer (ASR) means that one has to provide the acoustic model, language model and lexicon for the intended language, which is also applied for Indonesian ASR. Unfo</meta:user-defined>
    <meta:user-defined meta:name="Mendeley_Bookmark_1vrJoj0LJH_4" meta:value-type="string">rtunately, providing acoustic model for a certain language is quite expensive, unlike the language model and the lexicon. This is because one has to record many utterances from several speakers to build a speaker independent ASR. In our research, we attem</meta:user-defined>
    <meta:user-defined meta:name="Mendeley_Bookmark_1vrJoj0LJH_5" meta:value-type="string">pted to build an Indonesian ASR without providing the Indonesian acoustic model directly. Instead, we made use English acoustic model and mapped English phoneme into Indonesian one. There are 39 English phonemes and 29 Indonesian phonemes. For special Ind</meta:user-defined>
    <meta:user-defined meta:name="Mendeley_Bookmark_1vrJoj0LJH_6" meta:value-type="string">onesian phoneme with no corresponding English phoneme, we tried to make estimation such as \u201cny\u201d is mapped into \u201cn\u201d and \u201cy\u201d. There are 9,509 Indonesian words equipped with corresponding English phoneme. The English acoustic mo</meta:user-defined>
    <meta:user-defined meta:name="Mendeley_Bookmark_1vrJoj0LJH_7" meta:value-type="string">del size is 5,523 KB and the Indonesian language model is built from a file of 405 KB in size. By customizing Sphinx (a Hidden Markov Model based ASR tool) with Indonesian lexicon and Indonesian language model, the Indonesian ASR was built. The goal of th</meta:user-defined>
    <meta:user-defined meta:name="Mendeley_Bookmark_1vrJoj0LJH_8" meta:value-type="string">is paper is to compare the system\u2019s accuracy with existing Indonesian ASR that use Indonesian acoustic model.", "ISBN": "9781457707520", "container-title": "American Journal of Signal Processing", "author": [{"parse-names": false, "non-dropping-parti</meta:user-defined>
    <meta:user-defined meta:name="Mendeley_Bookmark_1vrJoj0LJH_9" meta:value-type="string">cle": "", "dropping-particle": "", "given": "Veri", "family": "Ferdiansyah", "suffix": ""}, {"parse-names": false, "non-dropping-particle": "", "dropping-particle": "", "given": "Ayu", "family": "Purwarianti", "suffix": ""}]}, "uris": ["http://www.mendele</meta:user-defined>
    <meta:user-defined meta:name="Mendeley_Bookmark_2C8jqVzGDo_1" meta:value-type="string">ADDIN CSL_CITATION {"citationItems": [{"id": "ITEM-1", "uris": ["http://www.mendeley.com/documents/?uuid=37778bbf-d82b-44f4-a767-b0850fdaba36"], "itemData": {"title": "Fundamentals of speech recognition", "issued": {"date-parts": [["1993"]]}, "DOI": "10.1</meta:user-defined>
    <meta:user-defined meta:name="Mendeley_Bookmark_2C8jqVzGDo_2" meta:value-type="string">016/B978-0-12-802398-3.00002-7", "ISSN": "0164-7989", "container-title": "Robust Automatic Speech Recognition", "author": [{"non-dropping-particle": "", "parse-names": false, "family": "Rabiner", "given": "Lawrence", "dropping-particle": "", "suffix": ""}</meta:user-defined>
    <meta:user-defined meta:name="Mendeley_Bookmark_2C8jqVzGDo_3" meta:value-type="string">, {"non-dropping-particle": "", "parse-names": false, "family": "Juang", "given": "Bing Hwang", "dropping-particle": "", "suffix": ""}], "abstract": "Provides a theoretically sound, technically accurate, and complete description of the basic knowledge and</meta:user-defined>
    <meta:user-defined meta:name="Mendeley_Bookmark_2C8jqVzGDo_4" meta:value-type="string"> ideas that constitute a modern system for speech recognition by machine. Covers production, perception, and acoustic-phonetic characterization of the speech signal; signal processing and analysis methods for speech recognition; pattern comparison techniq</meta:user-defined>
    <meta:user-defined meta:name="Mendeley_Bookmark_2C8jqVzGDo_5" meta:value-type="string">ues; speech recognition system design and implementation; theory and implementation of hidden Markov models; speech recognition based on connected word models; large vocabulary continuous speech recognition; and task- oriented application of automatic spe</meta:user-defined>
    <meta:user-defined meta:name="Mendeley_Bookmark_2C8jqVzGDo_6" meta:value-type="string">ech recognition. For practicing engineers, scientists, linguists, and programmers interested in speech recognition.", "type": "book", "publisher": "Prentice Hall", "number-of-pages": "9-40", "id": "ITEM-1", "ISBN": "0130151572"}}], "schema": "https://gith</meta:user-defined>
    <meta:user-defined meta:name="Mendeley_Bookmark_2C8jqVzGDo_7" meta:value-type="string">ub.com/citation-style-language/schema/raw/master/csl-citation.json", "properties": {}, "mendeley": {"formattedCitation": "[2]", "plainTextFormattedCitation": "[2]", "previouslyFormattedCitation": "[2]"}}</meta:user-defined>
    <meta:user-defined meta:name="Mendeley_Bookmark_2QmQu9M9Lx_1" meta:value-type="string">ADDIN Mendeley Bibliography CSL_BIBLIOGRAPHY </meta:user-defined>
    <meta:user-defined meta:name="Mendeley_Bookmark_2cZNQcSrgK_1" meta:value-type="string">ADDIN CSL_CITATION {"schema": "https://github.com/citation-style-language/schema/raw/master/csl-citation.json", "mendeley": {"formattedCitation": "[3]", "previouslyFormattedCitation": "[3]", "plainTextFormattedCitation": "[3]"}, "citationItems": [{"id": "</meta:user-defined>
    <meta:user-defined meta:name="Mendeley_Bookmark_2cZNQcSrgK_2" meta:value-type="string">ITEM-1", "itemData": {"issued": {"date-parts": [["2015"]]}, "publisher": "Cambridge University", "type": "book", "id": "ITEM-1", "title": "The HTK Book version 3.5 alpha", "author": [{"parse-names": false, "non-dropping-particle": "", "dropping-particle":</meta:user-defined>
    <meta:user-defined meta:name="Mendeley_Bookmark_2cZNQcSrgK_3" meta:value-type="string"> "", "given": "Steve", "family": "Young", "suffix": ""}, {"parse-names": false, "non-dropping-particle": "", "dropping-particle": "", "given": "Evermann", "family": "Gunnar", "suffix": ""}, {"parse-names": false, "non-dropping-particle": "", "dropping-par</meta:user-defined>
    <meta:user-defined meta:name="Mendeley_Bookmark_2cZNQcSrgK_4" meta:value-type="string">ticle": "", "given": "Gales", "family": "Mark", "suffix": ""}, {"parse-names": false, "non-dropping-particle": "", "dropping-particle": "", "given": "Thomas", "family": "Hain", "suffix": ""}, {"parse-names": false, "non-dropping-particle": "", "dropping-p</meta:user-defined>
    <meta:user-defined meta:name="Mendeley_Bookmark_2cZNQcSrgK_5" meta:value-type="string">article": "", "given": "Dan", "family": "Kershaw", "suffix": ""}]}, "uris": ["http://www.mendeley.com/documents/?uuid=3c943ad4-2f83-49bb-b9eb-a6f94121ca59"]}], "properties": {}}</meta:user-defined>
    <meta:user-defined meta:name="Mendeley_Bookmark_3jSd2eLfH6_1" meta:value-type="string">ADDIN CSL_CITATION {"schema": "https://github.com/citation-style-language/schema/raw/master/csl-citation.json", "mendeley": {"formattedCitation": "[5]", "previouslyFormattedCitation": "[5]", "plainTextFormattedCitation": "[5]"}, "citationItems": [{"id": "</meta:user-defined>
    <meta:user-defined meta:name="Mendeley_Bookmark_3jSd2eLfH6_2" meta:value-type="string">ITEM-1", "itemData": {"issued": {"date-parts": [["2006"]]}, "ISSN": "1881-4034", "abstract": "This paper presents our work to build a pioneering Indonesian Large Vocabulary Continuous Speech Recognition (LVCSR) System. In order to build an LVCSR system, h</meta:user-defined>
    <meta:user-defined meta:name="Mendeley_Bookmark_3jSd2eLfH6_3" meta:value-type="string">igh accurate acoustic models and large-scale language models are essential. Since Indonesian speech corpus was not available yet, we tried to collect speech data from Indonesian native speakers to construct a speech corpus for training the acoustic model </meta:user-defined>
    <meta:user-defined meta:name="Mendeley_Bookmark_3jSd2eLfH6_4" meta:value-type="string">based on Hidden Markov Models (HMMs). A text corpus which was collected by ILPS, Informatics Institute, University of Amsterdam, was used to build a 40K-vocabulary dictionary and a n-gram language model. Evaluation results of the system are also presented</meta:user-defined>
    <meta:user-defined meta:name="Mendeley_Bookmark_3jSd2eLfH6_5" meta:value-type="string"> in this paper. The best configuration of the system achieved word accuracy of 78.2% in average. By conducting speaker adaptation using the MAP technique, the accuracy increased up to 82.3% in average.", "type": "article-journal", "id": "ITEM-1", "title":</meta:user-defined>
    <meta:user-defined meta:name="Mendeley_Bookmark_3jSd2eLfH6_6" meta:value-type="string"> "A large vocabulary continuous speech recognition system for Indonesian language", "container-title": "15th Indonesian Scientific Conference in Japan Proceedings", "page": "17-22", "author": [{"parse-names": false, "non-dropping-particle": "", "dropping-</meta:user-defined>
    <meta:user-defined meta:name="Mendeley_Bookmark_3jSd2eLfH6_7" meta:value-type="string">particle": "", "given": "Dessi Puji", "family": "Lestari", "suffix": ""}, {"parse-names": false, "non-dropping-particle": "", "dropping-particle": "", "given": "Koji", "family": "Iwano", "suffix": ""}, {"parse-names": false, "non-dropping-particle": "", "</meta:user-defined>
    <meta:user-defined meta:name="Mendeley_Bookmark_3jSd2eLfH6_8" meta:value-type="string">dropping-particle": "", "given": "Sadaoki", "family": "Furui", "suffix": ""}]}, "uris": ["http://www.mendeley.com/documents/?uuid=19c4d2ef-d5b8-4e3f-8e15-bdf740876d89"]}], "properties": {}}</meta:user-defined>
    <meta:user-defined meta:name="Mendeley_Bookmark_44blml9Orz_1" meta:value-type="string">ADDIN CSL_CITATION {"schema": "https://github.com/citation-style-language/schema/raw/master/csl-citation.json", "mendeley": {"formattedCitation": "[3]", "previouslyFormattedCitation": "[3]", "plainTextFormattedCitation": "[3]"}, "citationItems": [{"id": "</meta:user-defined>
    <meta:user-defined meta:name="Mendeley_Bookmark_44blml9Orz_2" meta:value-type="string">ITEM-1", "itemData": {"issued": {"date-parts": [["2015"]]}, "publisher": "Cambridge University", "type": "book", "id": "ITEM-1", "title": "The HTK Book version 3.5 alpha", "author": [{"parse-names": false, "non-dropping-particle": "", "dropping-particle":</meta:user-defined>
    <meta:user-defined meta:name="Mendeley_Bookmark_44blml9Orz_3" meta:value-type="string"> "", "given": "Steve", "family": "Young", "suffix": ""}, {"parse-names": false, "non-dropping-particle": "", "dropping-particle": "", "given": "Evermann", "family": "Gunnar", "suffix": ""}, {"parse-names": false, "non-dropping-particle": "", "dropping-par</meta:user-defined>
    <meta:user-defined meta:name="Mendeley_Bookmark_44blml9Orz_4" meta:value-type="string">ticle": "", "given": "Gales", "family": "Mark", "suffix": ""}, {"parse-names": false, "non-dropping-particle": "", "dropping-particle": "", "given": "Thomas", "family": "Hain", "suffix": ""}, {"parse-names": false, "non-dropping-particle": "", "dropping-p</meta:user-defined>
    <meta:user-defined meta:name="Mendeley_Bookmark_44blml9Orz_5" meta:value-type="string">article": "", "given": "Dan", "family": "Kershaw", "suffix": ""}]}, "uris": ["http://www.mendeley.com/documents/?uuid=3c943ad4-2f83-49bb-b9eb-a6f94121ca59"]}], "properties": {}}</meta:user-defined>
    <meta:user-defined meta:name="Mendeley_Bookmark_51dQnU8mQE_1" meta:value-type="string">ADDIN CSL_CITATION {"schema": "https://github.com/citation-style-language/schema/raw/master/csl-citation.json", "mendeley": {"formattedCitation": "[5]\u2013[7]", "previouslyFormattedCitation": "[5]\u2013[7]", "plainTextFormattedCitation": "[5]\u2013[7]"},</meta:user-defined>
    <meta:user-defined meta:name="Mendeley_Bookmark_51dQnU8mQE_10" meta:value-type="string">s. The lack of Indonesian speech data is one of the main problems in building an Indonesian LVCSR system. Thus, we start our work by preparing a phonetically balanced text, recording speech data, preparing a text corpus, and then training acoustic models </meta:user-defined>
    <meta:user-defined meta:name="Mendeley_Bookmark_51dQnU8mQE_11" meta:value-type="string">and language models.", "type": "article-journal", "id": "ITEM-2", "title": "Development of an Indonesian large vocabulary continuous speech recognition system", "page": "41-42", "author": [{"parse-names": false, "non-dropping-particle": "", "dropping-part</meta:user-defined>
    <meta:user-defined meta:name="Mendeley_Bookmark_51dQnU8mQE_12" meta:value-type="string">icle": "", "given": "Sakriani", "family": "Sakti", "suffix": ""}, {"parse-names": false, "non-dropping-particle": "", "dropping-particle": "", "given": "Eka", "family": "Kelana", "suffix": ""}, {"parse-names": false, "non-dropping-particle": "", "dropping</meta:user-defined>
    <meta:user-defined meta:name="Mendeley_Bookmark_51dQnU8mQE_13" meta:value-type="string">-particle": "", "given": "Hammam", "family": "Riza", "suffix": ""}, {"parse-names": false, "non-dropping-particle": "", "dropping-particle": "", "given": "Satoshi", "family": "Nakamura", "suffix": ""}, {"parse-names": false, "non-dropping-particle": "", "</meta:user-defined>
    <meta:user-defined meta:name="Mendeley_Bookmark_51dQnU8mQE_14" meta:value-type="string">dropping-particle": "", "given": "Konstantin", "family": "Markov", "suffix": ""}, {"parse-names": false, "non-dropping-particle": "", "dropping-particle": "", "given": "Shinsuke", "family": "Sakai", "suffix": ""}]}, "uris": ["http://www.mendeley.com/docum</meta:user-defined>
    <meta:user-defined meta:name="Mendeley_Bookmark_51dQnU8mQE_15" meta:value-type="string">ents/?uuid=d56b2f79-cc93-4f55-ad60-c0f097c6768b"]}, {"id": "ITEM-3", "itemData": {"volume": "6", "issued": {"date-parts": [["2016"]]}, "type": "article-journal", "id": "ITEM-3", "title": "Optimum train set for continuous speaker dependent Indonesian digit</meta:user-defined>
    <meta:user-defined meta:name="Mendeley_Bookmark_51dQnU8mQE_16" meta:value-type="string"> recognizer", "container-title": "Simetrik", "issue": "2", "author": [{"parse-names": false, "non-dropping-particle": "", "dropping-particle": "", "given": "Zulkarnaen", "family": "Hatala", "suffix": ""}]}, "uris": ["http://www.mendeley.com/documents/?uui</meta:user-defined>
    <meta:user-defined meta:name="Mendeley_Bookmark_51dQnU8mQE_17" meta:value-type="string">d=63efb9f2-43c3-4d21-a818-adde0d27fbb1"]}], "properties": {}}</meta:user-defined>
    <meta:user-defined meta:name="Mendeley_Bookmark_51dQnU8mQE_2" meta:value-type="string"> "citationItems": [{"id": "ITEM-1", "itemData": {"issued": {"date-parts": [["2006"]]}, "ISSN": "1881-4034", "abstract": "This paper presents our work to build a pioneering Indonesian Large Vocabulary Continuous Speech Recognition (LVCSR) System. In order </meta:user-defined>
    <meta:user-defined meta:name="Mendeley_Bookmark_51dQnU8mQE_3" meta:value-type="string">to build an LVCSR system, high accurate acoustic models and large-scale language models are essential. Since Indonesian speech corpus was not available yet, we tried to collect speech data from Indonesian native speakers to construct a speech corpus for t</meta:user-defined>
    <meta:user-defined meta:name="Mendeley_Bookmark_51dQnU8mQE_4" meta:value-type="string">raining the acoustic model based on Hidden Markov Models (HMMs). A text corpus which was collected by ILPS, Informatics Institute, University of Amsterdam, was used to build a 40K-vocabulary dictionary and a n-gram language model. Evaluation results of th</meta:user-defined>
    <meta:user-defined meta:name="Mendeley_Bookmark_51dQnU8mQE_5" meta:value-type="string">e system are also presented in this paper. The best configuration of the system achieved word accuracy of 78.2% in average. By conducting speaker adaptation using the MAP technique, the accuracy increased up to 82.3% in average.", "type": "article-journal</meta:user-defined>
    <meta:user-defined meta:name="Mendeley_Bookmark_51dQnU8mQE_6" meta:value-type="string">", "id": "ITEM-1", "title": "A large vocabulary continuous speech recognition system for Indonesian language", "container-title": "15th Indonesian Scientific Conference in Japan Proceedings", "page": "17-22", "author": [{"parse-names": false, "non-droppin</meta:user-defined>
    <meta:user-defined meta:name="Mendeley_Bookmark_51dQnU8mQE_7" meta:value-type="string">g-particle": "", "dropping-particle": "", "given": "Dessi Puji", "family": "Lestari", "suffix": ""}, {"parse-names": false, "non-dropping-particle": "", "dropping-particle": "", "given": "Koji", "family": "Iwano", "suffix": ""}, {"parse-names": false, "no</meta:user-defined>
    <meta:user-defined meta:name="Mendeley_Bookmark_51dQnU8mQE_8" meta:value-type="string">n-dropping-particle": "", "dropping-particle": "", "given": "Sadaoki", "family": "Furui", "suffix": ""}]}, "uris": ["http://www.mendeley.com/documents/?uuid=19c4d2ef-d5b8-4e3f-8e15-bdf740876d89"]}, {"id": "ITEM-2", "itemData": {"issued": {"date-parts": [[</meta:user-defined>
    <meta:user-defined meta:name="Mendeley_Bookmark_51dQnU8mQE_9" meta:value-type="string">"2006"]]}, "abstract": "This paper presents our work in building an Indonesian LVCSR system. Most speech-related researchers in Indonesia focus on speech synthesizer technologies, natural language processing, and small vocabulary speech recognition system</meta:user-defined>
    <meta:user-defined meta:name="Mendeley_Bookmark_5QX5ijsjQz_1" meta:value-type="string">ADDIN CSL_CITATION {"schema": "https://github.com/citation-style-language/schema/raw/master/csl-citation.json", "mendeley": {"formattedCitation": "[2]", "previouslyFormattedCitation": "[2]", "plainTextFormattedCitation": "[2]"}, "citationItems": [{"id": "</meta:user-defined>
    <meta:user-defined meta:name="Mendeley_Bookmark_5QX5ijsjQz_2" meta:value-type="string">ITEM-1", "itemData": {"ISSN": "0164-7989", "publisher": "Prentice Hall", "DOI": "10.1016/B978-0-12-802398-3.00002-7", "issued": {"date-parts": [["1993"]]}, "title": "Fundamentals of speech recognition", "number-of-pages": "9-40", "type": "book", "ISBN": "</meta:user-defined>
    <meta:user-defined meta:name="Mendeley_Bookmark_5QX5ijsjQz_3" meta:value-type="string">0130151572", "id": "ITEM-1", "abstract": "Provides a theoretically sound, technically accurate, and complete description of the basic knowledge and ideas that constitute a modern system for speech recognition by machine. Covers production, perception, and</meta:user-defined>
    <meta:user-defined meta:name="Mendeley_Bookmark_5QX5ijsjQz_4" meta:value-type="string"> acoustic-phonetic characterization of the speech signal; signal processing and analysis methods for speech recognition; pattern comparison techniques; speech recognition system design and implementation; theory and implementation of hidden Markov models;</meta:user-defined>
    <meta:user-defined meta:name="Mendeley_Bookmark_5QX5ijsjQz_5" meta:value-type="string"> speech recognition based on connected word models; large vocabulary continuous speech recognition; and task- oriented application of automatic speech recognition. For practicing engineers, scientists, linguists, and programmers interested in speech recog</meta:user-defined>
    <meta:user-defined meta:name="Mendeley_Bookmark_5QX5ijsjQz_6" meta:value-type="string">nition.", "container-title": "Robust Automatic Speech Recognition", "author": [{"parse-names": false, "non-dropping-particle": "", "dropping-particle": "", "given": "Lawrence", "family": "Rabiner", "suffix": ""}, {"parse-names": false, "non-dropping-parti</meta:user-defined>
    <meta:user-defined meta:name="Mendeley_Bookmark_5QX5ijsjQz_7" meta:value-type="string">cle": "", "dropping-particle": "", "given": "Bing Hwang", "family": "Juang", "suffix": ""}]}, "uris": ["http://www.mendeley.com/documents/?uuid=37778bbf-d82b-44f4-a767-b0850fdaba36"]}], "properties": {}}</meta:user-defined>
    <meta:user-defined meta:name="Mendeley_Bookmark_5Wiqn7rYc3_1" meta:value-type="string">ADDIN CSL_CITATION {"schema": "https://github.com/citation-style-language/schema/raw/master/csl-citation.json", "mendeley": {"formattedCitation": "[3]", "previouslyFormattedCitation": "[3]", "plainTextFormattedCitation": "[3]"}, "citationItems": [{"id": "</meta:user-defined>
    <meta:user-defined meta:name="Mendeley_Bookmark_5Wiqn7rYc3_2" meta:value-type="string">ITEM-1", "itemData": {"issued": {"date-parts": [["2015"]]}, "publisher": "Cambridge University", "type": "book", "id": "ITEM-1", "title": "The HTK Book version 3.5 alpha", "author": [{"parse-names": false, "non-dropping-particle": "", "dropping-particle":</meta:user-defined>
    <meta:user-defined meta:name="Mendeley_Bookmark_5Wiqn7rYc3_3" meta:value-type="string"> "", "given": "Steve", "family": "Young", "suffix": ""}, {"parse-names": false, "non-dropping-particle": "", "dropping-particle": "", "given": "Evermann", "family": "Gunnar", "suffix": ""}, {"parse-names": false, "non-dropping-particle": "", "dropping-par</meta:user-defined>
    <meta:user-defined meta:name="Mendeley_Bookmark_5Wiqn7rYc3_4" meta:value-type="string">ticle": "", "given": "Gales", "family": "Mark", "suffix": ""}, {"parse-names": false, "non-dropping-particle": "", "dropping-particle": "", "given": "Thomas", "family": "Hain", "suffix": ""}, {"parse-names": false, "non-dropping-particle": "", "dropping-p</meta:user-defined>
    <meta:user-defined meta:name="Mendeley_Bookmark_5Wiqn7rYc3_5" meta:value-type="string">article": "", "given": "Dan", "family": "Kershaw", "suffix": ""}]}, "uris": ["http://www.mendeley.com/documents/?uuid=3c943ad4-2f83-49bb-b9eb-a6f94121ca59"]}], "properties": {}}</meta:user-defined>
    <meta:user-defined meta:name="Mendeley_Bookmark_8OS3XCBP2K_1" meta:value-type="string">ADDIN CSL_CITATION {"schema": "https://github.com/citation-style-language/schema/raw/master/csl-citation.json", "mendeley": {"formattedCitation": "[7]", "previouslyFormattedCitation": "[7]", "plainTextFormattedCitation": "[7]"}, "citationItems": [{"id": "</meta:user-defined>
    <meta:user-defined meta:name="Mendeley_Bookmark_8OS3XCBP2K_2" meta:value-type="string">ITEM-1", "itemData": {"volume": "6", "issued": {"date-parts": [["2016"]]}, "type": "article-journal", "id": "ITEM-1", "title": "Optimum train set for continuous speaker dependent Indonesian digit recognizer", "container-title": "Simetrik", "issue": "2", "</meta:user-defined>
    <meta:user-defined meta:name="Mendeley_Bookmark_8OS3XCBP2K_3" meta:value-type="string">author": [{"parse-names": false, "non-dropping-particle": "", "dropping-particle": "", "given": "Zulkarnaen", "family": "Hatala", "suffix": ""}]}, "uris": ["http://www.mendeley.com/documents/?uuid=63efb9f2-43c3-4d21-a818-adde0d27fbb1"]}], "properties": {}</meta:user-defined>
    <meta:user-defined meta:name="Mendeley_Bookmark_8OS3XCBP2K_4" meta:value-type="string">}</meta:user-defined>
    <meta:user-defined meta:name="Mendeley_Bookmark_91brGoitzj_1" meta:value-type="string">ADDIN Mendeley Bibliography CSL_BIBLIOGRAPHY </meta:user-defined>
    <meta:user-defined meta:name="Mendeley_Bookmark_9ryxkgmlVf_1" meta:value-type="string">ADDIN CSL_CITATION {"schema": "https://github.com/citation-style-language/schema/raw/master/csl-citation.json", "mendeley": {"formattedCitation": "[5]\u2013[7]", "previouslyFormattedCitation": "[5]\u2013[7]", "plainTextFormattedCitation": "[5]\u2013[7]"},</meta:user-defined>
    <meta:user-defined meta:name="Mendeley_Bookmark_9ryxkgmlVf_10" meta:value-type="string">s. The lack of Indonesian speech data is one of the main problems in building an Indonesian LVCSR system. Thus, we start our work by preparing a phonetically balanced text, recording speech data, preparing a text corpus, and then training acoustic models </meta:user-defined>
    <meta:user-defined meta:name="Mendeley_Bookmark_9ryxkgmlVf_11" meta:value-type="string">and language models.", "type": "article-journal", "id": "ITEM-2", "title": "Development of an Indonesian large vocabulary continuous speech recognition system", "page": "41-42", "author": [{"parse-names": false, "non-dropping-particle": "", "dropping-part</meta:user-defined>
    <meta:user-defined meta:name="Mendeley_Bookmark_9ryxkgmlVf_12" meta:value-type="string">icle": "", "given": "Sakriani", "family": "Sakti", "suffix": ""}, {"parse-names": false, "non-dropping-particle": "", "dropping-particle": "", "given": "Eka", "family": "Kelana", "suffix": ""}, {"parse-names": false, "non-dropping-particle": "", "dropping</meta:user-defined>
    <meta:user-defined meta:name="Mendeley_Bookmark_9ryxkgmlVf_13" meta:value-type="string">-particle": "", "given": "Hammam", "family": "Riza", "suffix": ""}, {"parse-names": false, "non-dropping-particle": "", "dropping-particle": "", "given": "Satoshi", "family": "Nakamura", "suffix": ""}, {"parse-names": false, "non-dropping-particle": "", "</meta:user-defined>
    <meta:user-defined meta:name="Mendeley_Bookmark_9ryxkgmlVf_14" meta:value-type="string">dropping-particle": "", "given": "Konstantin", "family": "Markov", "suffix": ""}, {"parse-names": false, "non-dropping-particle": "", "dropping-particle": "", "given": "Shinsuke", "family": "Sakai", "suffix": ""}]}, "uris": ["http://www.mendeley.com/docum</meta:user-defined>
    <meta:user-defined meta:name="Mendeley_Bookmark_9ryxkgmlVf_15" meta:value-type="string">ents/?uuid=d56b2f79-cc93-4f55-ad60-c0f097c6768b"]}, {"id": "ITEM-3", "itemData": {"volume": "6", "issued": {"date-parts": [["2016"]]}, "type": "article-journal", "id": "ITEM-3", "title": "Optimum train set for continuous speaker dependent Indonesian digit</meta:user-defined>
    <meta:user-defined meta:name="Mendeley_Bookmark_9ryxkgmlVf_16" meta:value-type="string"> recognizer", "container-title": "Simetrik", "issue": "2", "author": [{"parse-names": false, "non-dropping-particle": "", "dropping-particle": "", "given": "Zulkarnaen", "family": "Hatala", "suffix": ""}]}, "uris": ["http://www.mendeley.com/documents/?uui</meta:user-defined>
    <meta:user-defined meta:name="Mendeley_Bookmark_9ryxkgmlVf_17" meta:value-type="string">d=63efb9f2-43c3-4d21-a818-adde0d27fbb1"]}], "properties": {}}</meta:user-defined>
    <meta:user-defined meta:name="Mendeley_Bookmark_9ryxkgmlVf_2" meta:value-type="string"> "citationItems": [{"id": "ITEM-1", "itemData": {"issued": {"date-parts": [["2006"]]}, "ISSN": "1881-4034", "abstract": "This paper presents our work to build a pioneering Indonesian Large Vocabulary Continuous Speech Recognition (LVCSR) System. In order </meta:user-defined>
    <meta:user-defined meta:name="Mendeley_Bookmark_9ryxkgmlVf_3" meta:value-type="string">to build an LVCSR system, high accurate acoustic models and large-scale language models are essential. Since Indonesian speech corpus was not available yet, we tried to collect speech data from Indonesian native speakers to construct a speech corpus for t</meta:user-defined>
    <meta:user-defined meta:name="Mendeley_Bookmark_9ryxkgmlVf_4" meta:value-type="string">raining the acoustic model based on Hidden Markov Models (HMMs). A text corpus which was collected by ILPS, Informatics Institute, University of Amsterdam, was used to build a 40K-vocabulary dictionary and a n-gram language model. Evaluation results of th</meta:user-defined>
    <meta:user-defined meta:name="Mendeley_Bookmark_9ryxkgmlVf_5" meta:value-type="string">e system are also presented in this paper. The best configuration of the system achieved word accuracy of 78.2% in average. By conducting speaker adaptation using the MAP technique, the accuracy increased up to 82.3% in average.", "type": "article-journal</meta:user-defined>
    <meta:user-defined meta:name="Mendeley_Bookmark_9ryxkgmlVf_6" meta:value-type="string">", "id": "ITEM-1", "title": "A large vocabulary continuous speech recognition system for Indonesian language", "container-title": "15th Indonesian Scientific Conference in Japan Proceedings", "page": "17-22", "author": [{"parse-names": false, "non-droppin</meta:user-defined>
    <meta:user-defined meta:name="Mendeley_Bookmark_9ryxkgmlVf_7" meta:value-type="string">g-particle": "", "dropping-particle": "", "given": "Dessi Puji", "family": "Lestari", "suffix": ""}, {"parse-names": false, "non-dropping-particle": "", "dropping-particle": "", "given": "Koji", "family": "Iwano", "suffix": ""}, {"parse-names": false, "no</meta:user-defined>
    <meta:user-defined meta:name="Mendeley_Bookmark_9ryxkgmlVf_8" meta:value-type="string">n-dropping-particle": "", "dropping-particle": "", "given": "Sadaoki", "family": "Furui", "suffix": ""}]}, "uris": ["http://www.mendeley.com/documents/?uuid=19c4d2ef-d5b8-4e3f-8e15-bdf740876d89"]}, {"id": "ITEM-2", "itemData": {"issued": {"date-parts": [[</meta:user-defined>
    <meta:user-defined meta:name="Mendeley_Bookmark_9ryxkgmlVf_9" meta:value-type="string">"2006"]]}, "abstract": "This paper presents our work in building an Indonesian LVCSR system. Most speech-related researchers in Indonesia focus on speech synthesizer technologies, natural language processing, and small vocabulary speech recognition system</meta:user-defined>
    <meta:user-defined meta:name="Mendeley_Bookmark_Bc2YSt6eHx_1" meta:value-type="string">ADDIN CSL_CITATION {"citationItems": [{"id": "ITEM-1", "uris": ["http://www.mendeley.com/documents/?uuid=3c943ad4-2f83-49bb-b9eb-a6f94121ca59"], "itemData": {"author": [{"non-dropping-particle": "", "parse-names": false, "family": "Young", "given": "Steve</meta:user-defined>
    <meta:user-defined meta:name="Mendeley_Bookmark_Bc2YSt6eHx_2" meta:value-type="string">", "dropping-particle": "", "suffix": ""}, {"non-dropping-particle": "", "parse-names": false, "family": "Gunnar", "given": "Evermann", "dropping-particle": "", "suffix": ""}, {"non-dropping-particle": "", "parse-names": false, "family": "Mark", "given": </meta:user-defined>
    <meta:user-defined meta:name="Mendeley_Bookmark_Bc2YSt6eHx_3" meta:value-type="string">"Gales", "dropping-particle": "", "suffix": ""}, {"non-dropping-particle": "", "parse-names": false, "family": "Hain", "given": "Thomas", "dropping-particle": "", "suffix": ""}, {"non-dropping-particle": "", "parse-names": false, "family": "Kershaw", "giv</meta:user-defined>
    <meta:user-defined meta:name="Mendeley_Bookmark_Bc2YSt6eHx_4" meta:value-type="string">en": "Dan", "dropping-particle": "", "suffix": ""}], "title": "The HTK Book version 3.5 alpha", "issued": {"date-parts": [["2015"]]}, "publisher": "Cambridge University", "id": "ITEM-1", "type": "book"}}], "schema": "https://github.com/citation-style-lang</meta:user-defined>
    <meta:user-defined meta:name="Mendeley_Bookmark_Bc2YSt6eHx_5" meta:value-type="string">uage/schema/raw/master/csl-citation.json", "properties": {}, "mendeley": {"formattedCitation": "[3]", "plainTextFormattedCitation": "[3]", "previouslyFormattedCitation": "[3]"}}</meta:user-defined>
    <meta:user-defined meta:name="Mendeley_Bookmark_C4xuK5llVZ_1" meta:value-type="string">ADDIN CSL_CITATION {"schema": "https://github.com/citation-style-language/schema/raw/master/csl-citation.json", "mendeley": {"formattedCitation": "[2]", "previouslyFormattedCitation": "[2]", "plainTextFormattedCitation": "[2]"}, "citationItems": [{"id": "</meta:user-defined>
    <meta:user-defined meta:name="Mendeley_Bookmark_C4xuK5llVZ_2" meta:value-type="string">ITEM-1", "itemData": {"ISSN": "0164-7989", "publisher": "Prentice Hall", "DOI": "10.1016/B978-0-12-802398-3.00002-7", "issued": {"date-parts": [["1993"]]}, "title": "Fundamentals of speech recognition", "number-of-pages": "9-40", "type": "book", "ISBN": "</meta:user-defined>
    <meta:user-defined meta:name="Mendeley_Bookmark_C4xuK5llVZ_3" meta:value-type="string">0130151572", "id": "ITEM-1", "abstract": "Provides a theoretically sound, technically accurate, and complete description of the basic knowledge and ideas that constitute a modern system for speech recognition by machine. Covers production, perception, and</meta:user-defined>
    <meta:user-defined meta:name="Mendeley_Bookmark_C4xuK5llVZ_4" meta:value-type="string"> acoustic-phonetic characterization of the speech signal; signal processing and analysis methods for speech recognition; pattern comparison techniques; speech recognition system design and implementation; theory and implementation of hidden Markov models;</meta:user-defined>
    <meta:user-defined meta:name="Mendeley_Bookmark_C4xuK5llVZ_5" meta:value-type="string"> speech recognition based on connected word models; large vocabulary continuous speech recognition; and task- oriented application of automatic speech recognition. For practicing engineers, scientists, linguists, and programmers interested in speech recog</meta:user-defined>
    <meta:user-defined meta:name="Mendeley_Bookmark_C4xuK5llVZ_6" meta:value-type="string">nition.", "container-title": "Robust Automatic Speech Recognition", "author": [{"parse-names": false, "non-dropping-particle": "", "dropping-particle": "", "given": "Lawrence", "family": "Rabiner", "suffix": ""}, {"parse-names": false, "non-dropping-parti</meta:user-defined>
    <meta:user-defined meta:name="Mendeley_Bookmark_C4xuK5llVZ_7" meta:value-type="string">cle": "", "dropping-particle": "", "given": "Bing Hwang", "family": "Juang", "suffix": ""}]}, "uris": ["http://www.mendeley.com/documents/?uuid=37778bbf-d82b-44f4-a767-b0850fdaba36"]}], "properties": {}}</meta:user-defined>
    <meta:user-defined meta:name="Mendeley_Bookmark_D6bFRGZXay_1" meta:value-type="string">ADDIN CSL_CITATION {"schema": "https://github.com/citation-style-language/schema/raw/master/csl-citation.json", "mendeley": {"formattedCitation": "[5]\u2013[7]", "previouslyFormattedCitation": "[5]\u2013[7]", "plainTextFormattedCitation": "[5]\u2013[7]"},</meta:user-defined>
    <meta:user-defined meta:name="Mendeley_Bookmark_D6bFRGZXay_10" meta:value-type="string">s. The lack of Indonesian speech data is one of the main problems in building an Indonesian LVCSR system. Thus, we start our work by preparing a phonetically balanced text, recording speech data, preparing a text corpus, and then training acoustic models </meta:user-defined>
    <meta:user-defined meta:name="Mendeley_Bookmark_D6bFRGZXay_11" meta:value-type="string">and language models.", "type": "article-journal", "id": "ITEM-2", "title": "Development of an Indonesian large vocabulary continuous speech recognition system", "page": "41-42", "author": [{"parse-names": false, "non-dropping-particle": "", "dropping-part</meta:user-defined>
    <meta:user-defined meta:name="Mendeley_Bookmark_D6bFRGZXay_12" meta:value-type="string">icle": "", "given": "Sakriani", "family": "Sakti", "suffix": ""}, {"parse-names": false, "non-dropping-particle": "", "dropping-particle": "", "given": "Eka", "family": "Kelana", "suffix": ""}, {"parse-names": false, "non-dropping-particle": "", "dropping</meta:user-defined>
    <meta:user-defined meta:name="Mendeley_Bookmark_D6bFRGZXay_13" meta:value-type="string">-particle": "", "given": "Hammam", "family": "Riza", "suffix": ""}, {"parse-names": false, "non-dropping-particle": "", "dropping-particle": "", "given": "Satoshi", "family": "Nakamura", "suffix": ""}, {"parse-names": false, "non-dropping-particle": "", "</meta:user-defined>
    <meta:user-defined meta:name="Mendeley_Bookmark_D6bFRGZXay_14" meta:value-type="string">dropping-particle": "", "given": "Konstantin", "family": "Markov", "suffix": ""}, {"parse-names": false, "non-dropping-particle": "", "dropping-particle": "", "given": "Shinsuke", "family": "Sakai", "suffix": ""}]}, "uris": ["http://www.mendeley.com/docum</meta:user-defined>
    <meta:user-defined meta:name="Mendeley_Bookmark_D6bFRGZXay_15" meta:value-type="string">ents/?uuid=d56b2f79-cc93-4f55-ad60-c0f097c6768b"]}, {"id": "ITEM-3", "itemData": {"volume": "6", "issued": {"date-parts": [["2016"]]}, "type": "article-journal", "id": "ITEM-3", "title": "Optimum train set for continuous speaker dependent Indonesian digit</meta:user-defined>
    <meta:user-defined meta:name="Mendeley_Bookmark_D6bFRGZXay_16" meta:value-type="string"> recognizer", "container-title": "Simetrik", "issue": "2", "author": [{"parse-names": false, "non-dropping-particle": "", "dropping-particle": "", "given": "Zulkarnaen", "family": "Hatala", "suffix": ""}]}, "uris": ["http://www.mendeley.com/documents/?uui</meta:user-defined>
    <meta:user-defined meta:name="Mendeley_Bookmark_D6bFRGZXay_17" meta:value-type="string">d=63efb9f2-43c3-4d21-a818-adde0d27fbb1"]}], "properties": {}}</meta:user-defined>
    <meta:user-defined meta:name="Mendeley_Bookmark_D6bFRGZXay_2" meta:value-type="string"> "citationItems": [{"id": "ITEM-1", "itemData": {"issued": {"date-parts": [["2006"]]}, "ISSN": "1881-4034", "abstract": "This paper presents our work to build a pioneering Indonesian Large Vocabulary Continuous Speech Recognition (LVCSR) System. In order </meta:user-defined>
    <meta:user-defined meta:name="Mendeley_Bookmark_D6bFRGZXay_3" meta:value-type="string">to build an LVCSR system, high accurate acoustic models and large-scale language models are essential. Since Indonesian speech corpus was not available yet, we tried to collect speech data from Indonesian native speakers to construct a speech corpus for t</meta:user-defined>
    <meta:user-defined meta:name="Mendeley_Bookmark_D6bFRGZXay_4" meta:value-type="string">raining the acoustic model based on Hidden Markov Models (HMMs). A text corpus which was collected by ILPS, Informatics Institute, University of Amsterdam, was used to build a 40K-vocabulary dictionary and a n-gram language model. Evaluation results of th</meta:user-defined>
    <meta:user-defined meta:name="Mendeley_Bookmark_D6bFRGZXay_5" meta:value-type="string">e system are also presented in this paper. The best configuration of the system achieved word accuracy of 78.2% in average. By conducting speaker adaptation using the MAP technique, the accuracy increased up to 82.3% in average.", "type": "article-journal</meta:user-defined>
    <meta:user-defined meta:name="Mendeley_Bookmark_D6bFRGZXay_6" meta:value-type="string">", "id": "ITEM-1", "title": "A large vocabulary continuous speech recognition system for Indonesian language", "container-title": "15th Indonesian Scientific Conference in Japan Proceedings", "page": "17-22", "author": [{"parse-names": false, "non-droppin</meta:user-defined>
    <meta:user-defined meta:name="Mendeley_Bookmark_D6bFRGZXay_7" meta:value-type="string">g-particle": "", "dropping-particle": "", "given": "Dessi Puji", "family": "Lestari", "suffix": ""}, {"parse-names": false, "non-dropping-particle": "", "dropping-particle": "", "given": "Koji", "family": "Iwano", "suffix": ""}, {"parse-names": false, "no</meta:user-defined>
    <meta:user-defined meta:name="Mendeley_Bookmark_D6bFRGZXay_8" meta:value-type="string">n-dropping-particle": "", "dropping-particle": "", "given": "Sadaoki", "family": "Furui", "suffix": ""}]}, "uris": ["http://www.mendeley.com/documents/?uuid=19c4d2ef-d5b8-4e3f-8e15-bdf740876d89"]}, {"id": "ITEM-2", "itemData": {"issued": {"date-parts": [[</meta:user-defined>
    <meta:user-defined meta:name="Mendeley_Bookmark_D6bFRGZXay_9" meta:value-type="string">"2006"]]}, "abstract": "This paper presents our work in building an Indonesian LVCSR system. Most speech-related researchers in Indonesia focus on speech synthesizer technologies, natural language processing, and small vocabulary speech recognition system</meta:user-defined>
    <meta:user-defined meta:name="Mendeley_Bookmark_EmqvapcIOj_1" meta:value-type="string">ADDIN CSL_CITATION {"schema": "https://github.com/citation-style-language/schema/raw/master/csl-citation.json", "mendeley": {"formattedCitation": "[6]", "previouslyFormattedCitation": "[6]", "plainTextFormattedCitation": "[6]"}, "citationItems": [{"id": "</meta:user-defined>
    <meta:user-defined meta:name="Mendeley_Bookmark_EmqvapcIOj_2" meta:value-type="string">ITEM-1", "itemData": {"issued": {"date-parts": [["2006"]]}, "abstract": "This paper presents our work in building an Indonesian LVCSR system. Most speech-related researchers in Indonesia focus on speech synthesizer technologies, natural language processin</meta:user-defined>
    <meta:user-defined meta:name="Mendeley_Bookmark_EmqvapcIOj_3" meta:value-type="string">g, and small vocabulary speech recognition systems. The lack of Indonesian speech data is one of the main problems in building an Indonesian LVCSR system. Thus, we start our work by preparing a phonetically balanced text, recording speech data, preparing </meta:user-defined>
    <meta:user-defined meta:name="Mendeley_Bookmark_EmqvapcIOj_4" meta:value-type="string">a text corpus, and then training acoustic models and language models.", "type": "article-journal", "id": "ITEM-1", "title": "Development of an Indonesian large vocabulary continuous speech recognition system", "page": "41-42", "author": [{"parse-names": f</meta:user-defined>
    <meta:user-defined meta:name="Mendeley_Bookmark_EmqvapcIOj_5" meta:value-type="string">alse, "non-dropping-particle": "", "dropping-particle": "", "given": "Sakriani", "family": "Sakti", "suffix": ""}, {"parse-names": false, "non-dropping-particle": "", "dropping-particle": "", "given": "Eka", "family": "Kelana", "suffix": ""}, {"parse-name</meta:user-defined>
    <meta:user-defined meta:name="Mendeley_Bookmark_EmqvapcIOj_6" meta:value-type="string">s": false, "non-dropping-particle": "", "dropping-particle": "", "given": "Hammam", "family": "Riza", "suffix": ""}, {"parse-names": false, "non-dropping-particle": "", "dropping-particle": "", "given": "Satoshi", "family": "Nakamura", "suffix": ""}, {"pa</meta:user-defined>
    <meta:user-defined meta:name="Mendeley_Bookmark_EmqvapcIOj_7" meta:value-type="string">rse-names": false, "non-dropping-particle": "", "dropping-particle": "", "given": "Konstantin", "family": "Markov", "suffix": ""}, {"parse-names": false, "non-dropping-particle": "", "dropping-particle": "", "given": "Shinsuke", "family": "Sakai", "suffix</meta:user-defined>
    <meta:user-defined meta:name="Mendeley_Bookmark_EmqvapcIOj_8" meta:value-type="string">": ""}]}, "uris": ["http://www.mendeley.com/documents/?uuid=d56b2f79-cc93-4f55-ad60-c0f097c6768b"]}], "properties": {}}</meta:user-defined>
    <meta:user-defined meta:name="Mendeley_Bookmark_Fcadhowulx_1" meta:value-type="string">ADDIN CSL_CITATION {"schema": "https://github.com/citation-style-language/schema/raw/master/csl-citation.json", "mendeley": {"formattedCitation": "[1]", "plainTextFormattedCitation": "[1]"}, "citationItems": [{"id": "ITEM-1", "itemData": {"issued": {"date</meta:user-defined>
    <meta:user-defined meta:name="Mendeley_Bookmark_Fcadhowulx_2" meta:value-type="string">-parts": [["2004"]]}, "abstract": "This paper outlines our efforts in developing Indonesian speech recognition for hearing and speaking impaired people. The lack of speech-enabling technology and research, as well as a shortage of data on the Indonesian l</meta:user-defined>
    <meta:user-defined meta:name="Mendeley_Bookmark_Fcadhowulx_3" meta:value-type="string">anguage presents a major challenge for us to deal with. Difficulties arise in developing an Indonesian speech corpus since Indonesian is actually most people\u2019s second language after their own ethnic native language. Collecting all of the possible lan</meta:user-defined>
    <meta:user-defined meta:name="Mendeley_Bookmark_Fcadhowulx_4" meta:value-type="string">guages and dialects of the tribes recognized in Indonesia is still the biggest problem we face. In speech recognition, segmented utterances according to labels are usually used as a starting point for training speech models. This segmentation strategy is </meta:user-defined>
    <meta:user-defined meta:name="Mendeley_Bookmark_Fcadhowulx_5" meta:value-type="string">also one of the main issues. Initialization training utterances with flat segmentation would not give sufficient performance. Here, we used an English speech recognizer to set initial segmentation of Indonesian utterances. This method produced a significa</meta:user-defined>
    <meta:user-defined meta:name="Mendeley_Bookmark_Fcadhowulx_6" meta:value-type="string">nt improvement of up to 40% in performance.", "type": "paper-conference", "id": "ITEM-1", "title": "Indonesian Speech Recognition for Hearing and Speaking Impaired People", "container-title": "INTERSPEECH 2004 - ICSLP 8th International Conference on Spoke</meta:user-defined>
    <meta:user-defined meta:name="Mendeley_Bookmark_Fcadhowulx_7" meta:value-type="string">n Language Processing ICC Jeju, Jeju Island, Korea", "author": [{"parse-names": false, "non-dropping-particle": "", "dropping-particle": "", "given": "Sakriani", "family": "Sakti", "suffix": ""}, {"parse-names": false, "non-dropping-particle": "", "droppi</meta:user-defined>
    <meta:user-defined meta:name="Mendeley_Bookmark_Fcadhowulx_8" meta:value-type="string">ng-particle": "", "given": "Paulus", "family": "Hutagaol", "suffix": ""}, {"parse-names": false, "non-dropping-particle": "", "dropping-particle": "", "given": "Arry Akhmad", "family": "Arman", "suffix": ""}, {"parse-names": false, "non-dropping-particle"</meta:user-defined>
    <meta:user-defined meta:name="Mendeley_Bookmark_Fcadhowulx_9" meta:value-type="string">: "", "dropping-particle": "", "given": "Satoshi", "family": "Nakamura", "suffix": ""}]}, "uris": ["http://www.mendeley.com/documents/?uuid=70ec566b-55dd-47a2-971e-220bcc795bb9"]}], "properties": {}}</meta:user-defined>
    <meta:user-defined meta:name="Mendeley_Bookmark_GlHWdfc71b_1" meta:value-type="string">ADDIN CSL_CITATION {"schema": "https://github.com/citation-style-language/schema/raw/master/csl-citation.json", "mendeley": {"formattedCitation": "[3]", "previouslyFormattedCitation": "[3]", "plainTextFormattedCitation": "[3]"}, "citationItems": [{"id": "</meta:user-defined>
    <meta:user-defined meta:name="Mendeley_Bookmark_GlHWdfc71b_2" meta:value-type="string">ITEM-1", "itemData": {"issued": {"date-parts": [["2015"]]}, "publisher": "Cambridge University", "type": "book", "id": "ITEM-1", "title": "The HTK Book version 3.5 alpha", "author": [{"parse-names": false, "non-dropping-particle": "", "dropping-particle":</meta:user-defined>
    <meta:user-defined meta:name="Mendeley_Bookmark_GlHWdfc71b_3" meta:value-type="string"> "", "given": "Steve", "family": "Young", "suffix": ""}, {"parse-names": false, "non-dropping-particle": "", "dropping-particle": "", "given": "Evermann", "family": "Gunnar", "suffix": ""}, {"parse-names": false, "non-dropping-particle": "", "dropping-par</meta:user-defined>
    <meta:user-defined meta:name="Mendeley_Bookmark_GlHWdfc71b_4" meta:value-type="string">ticle": "", "given": "Gales", "family": "Mark", "suffix": ""}, {"parse-names": false, "non-dropping-particle": "", "dropping-particle": "", "given": "Thomas", "family": "Hain", "suffix": ""}, {"parse-names": false, "non-dropping-particle": "", "dropping-p</meta:user-defined>
    <meta:user-defined meta:name="Mendeley_Bookmark_GlHWdfc71b_5" meta:value-type="string">article": "", "given": "Dan", "family": "Kershaw", "suffix": ""}]}, "uris": ["http://www.mendeley.com/documents/?uuid=3c943ad4-2f83-49bb-b9eb-a6f94121ca59"]}], "properties": {}}</meta:user-defined>
    <meta:user-defined meta:name="Mendeley_Bookmark_HHBa1X2EW2_1" meta:value-type="string">ADDIN CSL_CITATION {"schema": "https://github.com/citation-style-language/schema/raw/master/csl-citation.json", "mendeley": {"formattedCitation": "[3]", "previouslyFormattedCitation": "[3]", "plainTextFormattedCitation": "[3]"}, "citationItems": [{"id": "</meta:user-defined>
    <meta:user-defined meta:name="Mendeley_Bookmark_HHBa1X2EW2_2" meta:value-type="string">ITEM-1", "itemData": {"issued": {"date-parts": [["2015"]]}, "publisher": "Cambridge University", "type": "book", "id": "ITEM-1", "title": "The HTK Book version 3.5 alpha", "author": [{"parse-names": false, "non-dropping-particle": "", "dropping-particle":</meta:user-defined>
    <meta:user-defined meta:name="Mendeley_Bookmark_HHBa1X2EW2_3" meta:value-type="string"> "", "given": "Steve", "family": "Young", "suffix": ""}, {"parse-names": false, "non-dropping-particle": "", "dropping-particle": "", "given": "Evermann", "family": "Gunnar", "suffix": ""}, {"parse-names": false, "non-dropping-particle": "", "dropping-par</meta:user-defined>
    <meta:user-defined meta:name="Mendeley_Bookmark_HHBa1X2EW2_4" meta:value-type="string">ticle": "", "given": "Gales", "family": "Mark", "suffix": ""}, {"parse-names": false, "non-dropping-particle": "", "dropping-particle": "", "given": "Thomas", "family": "Hain", "suffix": ""}, {"parse-names": false, "non-dropping-particle": "", "dropping-p</meta:user-defined>
    <meta:user-defined meta:name="Mendeley_Bookmark_HHBa1X2EW2_5" meta:value-type="string">article": "", "given": "Dan", "family": "Kershaw", "suffix": ""}]}, "uris": ["http://www.mendeley.com/documents/?uuid=3c943ad4-2f83-49bb-b9eb-a6f94121ca59"]}], "properties": {}}</meta:user-defined>
    <meta:user-defined meta:name="Mendeley_Bookmark_IpiYSMzoBR_1" meta:value-type="string">ADDIN CSL_CITATION {"citationItems": [{"id": "ITEM-1", "uris": ["http://www.mendeley.com/documents/?uuid=64e3bd79-f68d-4cd3-98c9-718cdad9db5a"], "itemData": {"title": "Indonesian Automatic Speech Recognition System Using English-Based Acoustic Model", "pa</meta:user-defined>
    <meta:user-defined meta:name="Mendeley_Bookmark_IpiYSMzoBR_10" meta:value-type="string">[4]", "plainTextFormattedCitation": "[4]", "previouslyFormattedCitation": "[4]"}}</meta:user-defined>
    <meta:user-defined meta:name="Mendeley_Bookmark_IpiYSMzoBR_2" meta:value-type="string">ge": "60-63", "issued": {"date-parts": [["2012"]]}, "DOI": "10.5923/j.ajsp.20120204.01", "ISSN": "2165-9354", "container-title": "American Journal of Signal Processing", "author": [{"non-dropping-particle": "", "parse-names": false, "family": "Ferdiansyah</meta:user-defined>
    <meta:user-defined meta:name="Mendeley_Bookmark_IpiYSMzoBR_3" meta:value-type="string">", "given": "Veri", "dropping-particle": "", "suffix": ""}, {"non-dropping-particle": "", "parse-names": false, "family": "Purwarianti", "given": "Ayu", "dropping-particle": "", "suffix": ""}], "abstract": "Building an automatic speech recognizer (ASR) me</meta:user-defined>
    <meta:user-defined meta:name="Mendeley_Bookmark_IpiYSMzoBR_4" meta:value-type="string">ans that one has to provide the acoustic model, language model and lexicon for the intended language, which is also applied for Indonesian ASR. Unfortunately, providing acoustic model for a certain language is quite expensive, unlike the language model an</meta:user-defined>
    <meta:user-defined meta:name="Mendeley_Bookmark_IpiYSMzoBR_5" meta:value-type="string">d the lexicon. This is because one has to record many utterances from several speakers to build a speaker independent ASR. In our research, we attempted to build an Indonesian ASR without providing the Indonesian acoustic model directly. Instead, we made </meta:user-defined>
    <meta:user-defined meta:name="Mendeley_Bookmark_IpiYSMzoBR_6" meta:value-type="string">use English acoustic model and mapped English phoneme into Indonesian one. There are 39 English phonemes and 29 Indonesian phonemes. For special Indonesian phoneme with no corresponding English phoneme, we tried to make estimation such as \u201cny\u201d i</meta:user-defined>
    <meta:user-defined meta:name="Mendeley_Bookmark_IpiYSMzoBR_7" meta:value-type="string">s mapped into \u201cn\u201d and \u201cy\u201d. There are 9,509 Indonesian words equipped with corresponding English phoneme. The English acoustic model size is 5,523 KB and the Indonesian language model is built from a file of 405 KB in size. By customizi</meta:user-defined>
    <meta:user-defined meta:name="Mendeley_Bookmark_IpiYSMzoBR_8" meta:value-type="string">ng Sphinx (a Hidden Markov Model based ASR tool) with Indonesian lexicon and Indonesian language model, the Indonesian ASR was built. The goal of this paper is to compare the system\u2019s accuracy with existing Indonesian ASR that use Indonesian acoustic</meta:user-defined>
    <meta:user-defined meta:name="Mendeley_Bookmark_IpiYSMzoBR_9" meta:value-type="string"> model.", "type": "article-journal", "volume": "2", "id": "ITEM-1", "issue": "4", "ISBN": "9781457707520"}}], "schema": "https://github.com/citation-style-language/schema/raw/master/csl-citation.json", "properties": {}, "mendeley": {"formattedCitation": "</meta:user-defined>
    <meta:user-defined meta:name="Mendeley_Bookmark_JLdwNvCudJ_1" meta:value-type="string">ADDIN CSL_CITATION {"citationItems": [{"id": "ITEM-1", "uris": ["http://www.mendeley.com/documents/?uuid=19c4d2ef-d5b8-4e3f-8e15-bdf740876d89"], "itemData": {"author": [{"non-dropping-particle": "", "parse-names": false, "family": "Lestari", "given": "Des</meta:user-defined>
    <meta:user-defined meta:name="Mendeley_Bookmark_JLdwNvCudJ_10" meta:value-type="string">er presents our work in building an Indonesian LVCSR system. Most speech-related researchers in Indonesia focus on speech synthesizer technologies, natural language processing, and small vocabulary speech recognition systems. The lack of Indonesian speech</meta:user-defined>
    <meta:user-defined meta:name="Mendeley_Bookmark_JLdwNvCudJ_11" meta:value-type="string"> data is one of the main problems in building an Indonesian LVCSR system. Thus, we start our work by preparing a phonetically balanced text, recording speech data, preparing a text corpus, and then training acoustic models and language models.", "page": "</meta:user-defined>
    <meta:user-defined meta:name="Mendeley_Bookmark_JLdwNvCudJ_12" meta:value-type="string">41-42", "issued": {"date-parts": [["2006"]]}, "id": "ITEM-2", "title": "Development of an Indonesian large vocabulary continuous speech recognition system", "type": "article-journal"}}, {"id": "ITEM-3", "uris": ["http://www.mendeley.com/documents/?uuid=63</meta:user-defined>
    <meta:user-defined meta:name="Mendeley_Bookmark_JLdwNvCudJ_13" meta:value-type="string">efb9f2-43c3-4d21-a818-adde0d27fbb1"], "itemData": {"author": [{"non-dropping-particle": "", "parse-names": false, "family": "Hatala", "given": "Zulkarnaen", "dropping-particle": "", "suffix": ""}], "title": "Optimum train set for continuous speaker depend</meta:user-defined>
    <meta:user-defined meta:name="Mendeley_Bookmark_JLdwNvCudJ_14" meta:value-type="string">ent Indonesian digit recognizer", "issued": {"date-parts": [["2016"]]}, "volume": "6", "id": "ITEM-3", "container-title": "Simetrik", "issue": "2", "type": "article-journal"}}], "schema": "https://github.com/citation-style-language/schema/raw/master/csl-c</meta:user-defined>
    <meta:user-defined meta:name="Mendeley_Bookmark_JLdwNvCudJ_15" meta:value-type="string">itation.json", "properties": {}, "mendeley": {"formattedCitation": "[5]\u2013[7]", "plainTextFormattedCitation": "[5]\u2013[7]", "previouslyFormattedCitation": "[5]\u2013[7]"}}</meta:user-defined>
    <meta:user-defined meta:name="Mendeley_Bookmark_JLdwNvCudJ_2" meta:value-type="string">si Puji", "dropping-particle": "", "suffix": ""}, {"non-dropping-particle": "", "parse-names": false, "family": "Iwano", "given": "Koji", "dropping-particle": "", "suffix": ""}, {"non-dropping-particle": "", "parse-names": false, "family": "Furui", "given</meta:user-defined>
    <meta:user-defined meta:name="Mendeley_Bookmark_JLdwNvCudJ_3" meta:value-type="string">": "Sadaoki", "dropping-particle": "", "suffix": ""}], "abstract": "This paper presents our work to build a pioneering Indonesian Large Vocabulary Continuous Speech Recognition (LVCSR) System. In order to build an LVCSR system, high accurate acoustic mode</meta:user-defined>
    <meta:user-defined meta:name="Mendeley_Bookmark_JLdwNvCudJ_4" meta:value-type="string">ls and large-scale language models are essential. Since Indonesian speech corpus was not available yet, we tried to collect speech data from Indonesian native speakers to construct a speech corpus for training the acoustic model based on Hidden Markov Mod</meta:user-defined>
    <meta:user-defined meta:name="Mendeley_Bookmark_JLdwNvCudJ_5" meta:value-type="string">els (HMMs). A text corpus which was collected by ILPS, Informatics Institute, University of Amsterdam, was used to build a 40K-vocabulary dictionary and a n-gram language model. Evaluation results of the system are also presented in this paper. The best c</meta:user-defined>
    <meta:user-defined meta:name="Mendeley_Bookmark_JLdwNvCudJ_6" meta:value-type="string">onfiguration of the system achieved word accuracy of 78.2% in average. By conducting speaker adaptation using the MAP technique, the accuracy increased up to 82.3% in average.", "page": "17-22", "issued": {"date-parts": [["2006"]]}, "id": "ITEM-1", "ISSN"</meta:user-defined>
    <meta:user-defined meta:name="Mendeley_Bookmark_JLdwNvCudJ_7" meta:value-type="string">: "1881-4034", "container-title": "15th Indonesian Scientific Conference in Japan Proceedings", "title": "A large vocabulary continuous speech recognition system for Indonesian language", "type": "article-journal"}}, {"id": "ITEM-2", "uris": ["http://www.</meta:user-defined>
    <meta:user-defined meta:name="Mendeley_Bookmark_JLdwNvCudJ_8" meta:value-type="string">mendeley.com/documents/?uuid=d56b2f79-cc93-4f55-ad60-c0f097c6768b"], "itemData": {"author": [{"non-dropping-particle": "", "parse-names": false, "family": "Lestari", "given": "Dessi Puji", "dropping-particle": "", "suffix": ""}, {"non-dropping-particle": </meta:user-defined>
    <meta:user-defined meta:name="Mendeley_Bookmark_JLdwNvCudJ_9" meta:value-type="string">"", "parse-names": false, "family": "Iwano", "given": "Koji", "dropping-particle": "", "suffix": ""}, {"non-dropping-particle": "", "parse-names": false, "family": "Furui", "given": "Sadaoki", "dropping-particle": "", "suffix": ""}], "abstract": "This pap</meta:user-defined>
    <meta:user-defined meta:name="Mendeley_Bookmark_K39jiTTFyk_1" meta:value-type="string">ADDIN CSL_CITATION {"schema": "https://github.com/citation-style-language/schema/raw/master/csl-citation.json", "mendeley": {"formattedCitation": "[3]", "previouslyFormattedCitation": "[3]", "plainTextFormattedCitation": "[3]"}, "citationItems": [{"id": "</meta:user-defined>
    <meta:user-defined meta:name="Mendeley_Bookmark_K39jiTTFyk_2" meta:value-type="string">ITEM-1", "itemData": {"issued": {"date-parts": [["2015"]]}, "publisher": "Cambridge University", "type": "book", "id": "ITEM-1", "title": "The HTK Book version 3.5 alpha", "author": [{"parse-names": false, "non-dropping-particle": "", "dropping-particle":</meta:user-defined>
    <meta:user-defined meta:name="Mendeley_Bookmark_K39jiTTFyk_3" meta:value-type="string"> "", "given": "Steve", "family": "Young", "suffix": ""}, {"parse-names": false, "non-dropping-particle": "", "dropping-particle": "", "given": "Evermann", "family": "Gunnar", "suffix": ""}, {"parse-names": false, "non-dropping-particle": "", "dropping-par</meta:user-defined>
    <meta:user-defined meta:name="Mendeley_Bookmark_K39jiTTFyk_4" meta:value-type="string">ticle": "", "given": "Gales", "family": "Mark", "suffix": ""}, {"parse-names": false, "non-dropping-particle": "", "dropping-particle": "", "given": "Thomas", "family": "Hain", "suffix": ""}, {"parse-names": false, "non-dropping-particle": "", "dropping-p</meta:user-defined>
    <meta:user-defined meta:name="Mendeley_Bookmark_K39jiTTFyk_5" meta:value-type="string">article": "", "given": "Dan", "family": "Kershaw", "suffix": ""}]}, "uris": ["http://www.mendeley.com/documents/?uuid=3c943ad4-2f83-49bb-b9eb-a6f94121ca59"]}], "properties": {}}</meta:user-defined>
    <meta:user-defined meta:name="Mendeley_Bookmark_K7BqXvRmiN_1" meta:value-type="string">ADDIN CSL_CITATION {"schema": "https://github.com/citation-style-language/schema/raw/master/csl-citation.json", "mendeley": {"formattedCitation": "[3]", "previouslyFormattedCitation": "[3]", "plainTextFormattedCitation": "[3]"}, "citationItems": [{"id": "</meta:user-defined>
    <meta:user-defined meta:name="Mendeley_Bookmark_K7BqXvRmiN_2" meta:value-type="string">ITEM-1", "itemData": {"issued": {"date-parts": [["2015"]]}, "publisher": "Cambridge University", "type": "book", "id": "ITEM-1", "title": "The HTK Book version 3.5 alpha", "author": [{"parse-names": false, "non-dropping-particle": "", "dropping-particle":</meta:user-defined>
    <meta:user-defined meta:name="Mendeley_Bookmark_K7BqXvRmiN_3" meta:value-type="string"> "", "given": "Steve", "family": "Young", "suffix": ""}, {"parse-names": false, "non-dropping-particle": "", "dropping-particle": "", "given": "Evermann", "family": "Gunnar", "suffix": ""}, {"parse-names": false, "non-dropping-particle": "", "dropping-par</meta:user-defined>
    <meta:user-defined meta:name="Mendeley_Bookmark_K7BqXvRmiN_4" meta:value-type="string">ticle": "", "given": "Gales", "family": "Mark", "suffix": ""}, {"parse-names": false, "non-dropping-particle": "", "dropping-particle": "", "given": "Thomas", "family": "Hain", "suffix": ""}, {"parse-names": false, "non-dropping-particle": "", "dropping-p</meta:user-defined>
    <meta:user-defined meta:name="Mendeley_Bookmark_K7BqXvRmiN_5" meta:value-type="string">article": "", "given": "Dan", "family": "Kershaw", "suffix": ""}]}, "uris": ["http://www.mendeley.com/documents/?uuid=3c943ad4-2f83-49bb-b9eb-a6f94121ca59"]}], "properties": {}}</meta:user-defined>
    <meta:user-defined meta:name="Mendeley_Bookmark_Ka5MbvWrbY_1" meta:value-type="string">ADDIN CSL_CITATION {"schema": "https://github.com/citation-style-language/schema/raw/master/csl-citation.json", "mendeley": {"formattedCitation": "[4]", "previouslyFormattedCitation": "[4]", "plainTextFormattedCitation": "[4]"}, "citationItems": [{"id": "</meta:user-defined>
    <meta:user-defined meta:name="Mendeley_Bookmark_Ka5MbvWrbY_10" meta:value-type="string">y.com/documents/?uuid=64e3bd79-f68d-4cd3-98c9-718cdad9db5a"]}], "properties": {}}</meta:user-defined>
    <meta:user-defined meta:name="Mendeley_Bookmark_Ka5MbvWrbY_2" meta:value-type="string">ITEM-1", "itemData": {"volume": "2", "ISSN": "2165-9354", "DOI": "10.5923/j.ajsp.20120204.01", "issued": {"date-parts": [["2012"]]}, "title": "Indonesian Automatic Speech Recognition System Using English-Based Acoustic Model", "page": "60-63", "type": "ar</meta:user-defined>
    <meta:user-defined meta:name="Mendeley_Bookmark_Ka5MbvWrbY_3" meta:value-type="string">ticle-journal", "issue": "4", "id": "ITEM-1", "abstract": "Building an automatic speech recognizer (ASR) means that one has to provide the acoustic model, language model and lexicon for the intended language, which is also applied for Indonesian ASR. Unfo</meta:user-defined>
    <meta:user-defined meta:name="Mendeley_Bookmark_Ka5MbvWrbY_4" meta:value-type="string">rtunately, providing acoustic model for a certain language is quite expensive, unlike the language model and the lexicon. This is because one has to record many utterances from several speakers to build a speaker independent ASR. In our research, we attem</meta:user-defined>
    <meta:user-defined meta:name="Mendeley_Bookmark_Ka5MbvWrbY_5" meta:value-type="string">pted to build an Indonesian ASR without providing the Indonesian acoustic model directly. Instead, we made use English acoustic model and mapped English phoneme into Indonesian one. There are 39 English phonemes and 29 Indonesian phonemes. For special Ind</meta:user-defined>
    <meta:user-defined meta:name="Mendeley_Bookmark_Ka5MbvWrbY_6" meta:value-type="string">onesian phoneme with no corresponding English phoneme, we tried to make estimation such as \u201cny\u201d is mapped into \u201cn\u201d and \u201cy\u201d. There are 9,509 Indonesian words equipped with corresponding English phoneme. The English acoustic mo</meta:user-defined>
    <meta:user-defined meta:name="Mendeley_Bookmark_Ka5MbvWrbY_7" meta:value-type="string">del size is 5,523 KB and the Indonesian language model is built from a file of 405 KB in size. By customizing Sphinx (a Hidden Markov Model based ASR tool) with Indonesian lexicon and Indonesian language model, the Indonesian ASR was built. The goal of th</meta:user-defined>
    <meta:user-defined meta:name="Mendeley_Bookmark_Ka5MbvWrbY_8" meta:value-type="string">is paper is to compare the system\u2019s accuracy with existing Indonesian ASR that use Indonesian acoustic model.", "ISBN": "9781457707520", "container-title": "American Journal of Signal Processing", "author": [{"parse-names": false, "non-dropping-parti</meta:user-defined>
    <meta:user-defined meta:name="Mendeley_Bookmark_Ka5MbvWrbY_9" meta:value-type="string">cle": "", "dropping-particle": "", "given": "Veri", "family": "Ferdiansyah", "suffix": ""}, {"parse-names": false, "non-dropping-particle": "", "dropping-particle": "", "given": "Ayu", "family": "Purwarianti", "suffix": ""}]}, "uris": ["http://www.mendele</meta:user-defined>
    <meta:user-defined meta:name="Mendeley_Bookmark_LkmyWwuDiP_1" meta:value-type="string">ADDIN CSL_CITATION {"citationItems": [{"id": "ITEM-1", "uris": ["http://www.mendeley.com/documents/?uuid=64e3bd79-f68d-4cd3-98c9-718cdad9db5a"], "itemData": {"title": "Indonesian Automatic Speech Recognition System Using English-Based Acoustic Model", "pa</meta:user-defined>
    <meta:user-defined meta:name="Mendeley_Bookmark_LkmyWwuDiP_10" meta:value-type="string">[4]", "plainTextFormattedCitation": "[4]", "previouslyFormattedCitation": "[4]"}}</meta:user-defined>
    <meta:user-defined meta:name="Mendeley_Bookmark_LkmyWwuDiP_2" meta:value-type="string">ge": "60-63", "issued": {"date-parts": [["2012"]]}, "DOI": "10.5923/j.ajsp.20120204.01", "ISSN": "2165-9354", "container-title": "American Journal of Signal Processing", "author": [{"non-dropping-particle": "", "parse-names": false, "family": "Ferdiansyah</meta:user-defined>
    <meta:user-defined meta:name="Mendeley_Bookmark_LkmyWwuDiP_3" meta:value-type="string">", "given": "Veri", "dropping-particle": "", "suffix": ""}, {"non-dropping-particle": "", "parse-names": false, "family": "Purwarianti", "given": "Ayu", "dropping-particle": "", "suffix": ""}], "abstract": "Building an automatic speech recognizer (ASR) me</meta:user-defined>
    <meta:user-defined meta:name="Mendeley_Bookmark_LkmyWwuDiP_4" meta:value-type="string">ans that one has to provide the acoustic model, language model and lexicon for the intended language, which is also applied for Indonesian ASR. Unfortunately, providing acoustic model for a certain language is quite expensive, unlike the language model an</meta:user-defined>
    <meta:user-defined meta:name="Mendeley_Bookmark_LkmyWwuDiP_5" meta:value-type="string">d the lexicon. This is because one has to record many utterances from several speakers to build a speaker independent ASR. In our research, we attempted to build an Indonesian ASR without providing the Indonesian acoustic model directly. Instead, we made </meta:user-defined>
    <meta:user-defined meta:name="Mendeley_Bookmark_LkmyWwuDiP_6" meta:value-type="string">use English acoustic model and mapped English phoneme into Indonesian one. There are 39 English phonemes and 29 Indonesian phonemes. For special Indonesian phoneme with no corresponding English phoneme, we tried to make estimation such as \u201cny\u201d i</meta:user-defined>
    <meta:user-defined meta:name="Mendeley_Bookmark_LkmyWwuDiP_7" meta:value-type="string">s mapped into \u201cn\u201d and \u201cy\u201d. There are 9,509 Indonesian words equipped with corresponding English phoneme. The English acoustic model size is 5,523 KB and the Indonesian language model is built from a file of 405 KB in size. By customizi</meta:user-defined>
    <meta:user-defined meta:name="Mendeley_Bookmark_LkmyWwuDiP_8" meta:value-type="string">ng Sphinx (a Hidden Markov Model based ASR tool) with Indonesian lexicon and Indonesian language model, the Indonesian ASR was built. The goal of this paper is to compare the system\u2019s accuracy with existing Indonesian ASR that use Indonesian acoustic</meta:user-defined>
    <meta:user-defined meta:name="Mendeley_Bookmark_LkmyWwuDiP_9" meta:value-type="string"> model.", "type": "article-journal", "volume": "2", "id": "ITEM-1", "issue": "4", "ISBN": "9781457707520"}}], "schema": "https://github.com/citation-style-language/schema/raw/master/csl-citation.json", "properties": {}, "mendeley": {"formattedCitation": "</meta:user-defined>
    <meta:user-defined meta:name="Mendeley_Bookmark_MCtzKsFp0o_1" meta:value-type="string">ADDIN CSL_CITATION {"citationItems": [{"id": "ITEM-1", "uris": ["http://www.mendeley.com/documents/?uuid=19c4d2ef-d5b8-4e3f-8e15-bdf740876d89"], "itemData": {"author": [{"non-dropping-particle": "", "parse-names": false, "family": "Lestari", "given": "Des</meta:user-defined>
    <meta:user-defined meta:name="Mendeley_Bookmark_MCtzKsFp0o_10" meta:value-type="string">er presents our work in building an Indonesian LVCSR system. Most speech-related researchers in Indonesia focus on speech synthesizer technologies, natural language processing, and small vocabulary speech recognition systems. The lack of Indonesian speech</meta:user-defined>
    <meta:user-defined meta:name="Mendeley_Bookmark_MCtzKsFp0o_11" meta:value-type="string"> data is one of the main problems in building an Indonesian LVCSR system. Thus, we start our work by preparing a phonetically balanced text, recording speech data, preparing a text corpus, and then training acoustic models and language models.", "page": "</meta:user-defined>
    <meta:user-defined meta:name="Mendeley_Bookmark_MCtzKsFp0o_12" meta:value-type="string">41-42", "issued": {"date-parts": [["2006"]]}, "id": "ITEM-2", "title": "Development of an Indonesian large vocabulary continuous speech recognition system", "type": "article-journal"}}, {"id": "ITEM-3", "uris": ["http://www.mendeley.com/documents/?uuid=63</meta:user-defined>
    <meta:user-defined meta:name="Mendeley_Bookmark_MCtzKsFp0o_13" meta:value-type="string">efb9f2-43c3-4d21-a818-adde0d27fbb1"], "itemData": {"author": [{"non-dropping-particle": "", "parse-names": false, "family": "Hatala", "given": "Zulkarnaen", "dropping-particle": "", "suffix": ""}], "title": "Optimum train set for continuous speaker depend</meta:user-defined>
    <meta:user-defined meta:name="Mendeley_Bookmark_MCtzKsFp0o_14" meta:value-type="string">ent Indonesian digit recognizer", "issued": {"date-parts": [["2016"]]}, "volume": "6", "id": "ITEM-3", "container-title": "Simetrik", "issue": "2", "type": "article-journal"}}], "schema": "https://github.com/citation-style-language/schema/raw/master/csl-c</meta:user-defined>
    <meta:user-defined meta:name="Mendeley_Bookmark_MCtzKsFp0o_15" meta:value-type="string">itation.json", "properties": {}, "mendeley": {"formattedCitation": "[5]\u2013[7]", "plainTextFormattedCitation": "[5]\u2013[7]", "previouslyFormattedCitation": "[5]\u2013[7]"}}</meta:user-defined>
    <meta:user-defined meta:name="Mendeley_Bookmark_MCtzKsFp0o_2" meta:value-type="string">si Puji", "dropping-particle": "", "suffix": ""}, {"non-dropping-particle": "", "parse-names": false, "family": "Iwano", "given": "Koji", "dropping-particle": "", "suffix": ""}, {"non-dropping-particle": "", "parse-names": false, "family": "Furui", "given</meta:user-defined>
    <meta:user-defined meta:name="Mendeley_Bookmark_MCtzKsFp0o_3" meta:value-type="string">": "Sadaoki", "dropping-particle": "", "suffix": ""}], "abstract": "This paper presents our work to build a pioneering Indonesian Large Vocabulary Continuous Speech Recognition (LVCSR) System. In order to build an LVCSR system, high accurate acoustic mode</meta:user-defined>
    <meta:user-defined meta:name="Mendeley_Bookmark_MCtzKsFp0o_4" meta:value-type="string">ls and large-scale language models are essential. Since Indonesian speech corpus was not available yet, we tried to collect speech data from Indonesian native speakers to construct a speech corpus for training the acoustic model based on Hidden Markov Mod</meta:user-defined>
    <meta:user-defined meta:name="Mendeley_Bookmark_MCtzKsFp0o_5" meta:value-type="string">els (HMMs). A text corpus which was collected by ILPS, Informatics Institute, University of Amsterdam, was used to build a 40K-vocabulary dictionary and a n-gram language model. Evaluation results of the system are also presented in this paper. The best c</meta:user-defined>
    <meta:user-defined meta:name="Mendeley_Bookmark_MCtzKsFp0o_6" meta:value-type="string">onfiguration of the system achieved word accuracy of 78.2% in average. By conducting speaker adaptation using the MAP technique, the accuracy increased up to 82.3% in average.", "page": "17-22", "issued": {"date-parts": [["2006"]]}, "id": "ITEM-1", "ISSN"</meta:user-defined>
    <meta:user-defined meta:name="Mendeley_Bookmark_MCtzKsFp0o_7" meta:value-type="string">: "1881-4034", "container-title": "15th Indonesian Scientific Conference in Japan Proceedings", "title": "A large vocabulary continuous speech recognition system for Indonesian language", "type": "article-journal"}}, {"id": "ITEM-2", "uris": ["http://www.</meta:user-defined>
    <meta:user-defined meta:name="Mendeley_Bookmark_MCtzKsFp0o_8" meta:value-type="string">mendeley.com/documents/?uuid=d56b2f79-cc93-4f55-ad60-c0f097c6768b"], "itemData": {"author": [{"non-dropping-particle": "", "parse-names": false, "family": "Lestari", "given": "Dessi Puji", "dropping-particle": "", "suffix": ""}, {"non-dropping-particle": </meta:user-defined>
    <meta:user-defined meta:name="Mendeley_Bookmark_MCtzKsFp0o_9" meta:value-type="string">"", "parse-names": false, "family": "Iwano", "given": "Koji", "dropping-particle": "", "suffix": ""}, {"non-dropping-particle": "", "parse-names": false, "family": "Furui", "given": "Sadaoki", "dropping-particle": "", "suffix": ""}], "abstract": "This pap</meta:user-defined>
    <meta:user-defined meta:name="Mendeley_Bookmark_N4VqlI1WlY_1" meta:value-type="string">ADDIN CSL_CITATION {"citationItems": [{"id": "ITEM-1", "uris": ["http://www.mendeley.com/documents/?uuid=3c943ad4-2f83-49bb-b9eb-a6f94121ca59"], "itemData": {"author": [{"non-dropping-particle": "", "parse-names": false, "family": "Young", "given": "Steve</meta:user-defined>
    <meta:user-defined meta:name="Mendeley_Bookmark_N4VqlI1WlY_2" meta:value-type="string">", "dropping-particle": "", "suffix": ""}, {"non-dropping-particle": "", "parse-names": false, "family": "Gunnar", "given": "Evermann", "dropping-particle": "", "suffix": ""}, {"non-dropping-particle": "", "parse-names": false, "family": "Mark", "given": </meta:user-defined>
    <meta:user-defined meta:name="Mendeley_Bookmark_N4VqlI1WlY_3" meta:value-type="string">"Gales", "dropping-particle": "", "suffix": ""}, {"non-dropping-particle": "", "parse-names": false, "family": "Hain", "given": "Thomas", "dropping-particle": "", "suffix": ""}, {"non-dropping-particle": "", "parse-names": false, "family": "Kershaw", "giv</meta:user-defined>
    <meta:user-defined meta:name="Mendeley_Bookmark_N4VqlI1WlY_4" meta:value-type="string">en": "Dan", "dropping-particle": "", "suffix": ""}], "title": "The HTK Book version 3.5 alpha", "issued": {"date-parts": [["2015"]]}, "publisher": "Cambridge University", "id": "ITEM-1", "type": "book"}}], "schema": "https://github.com/citation-style-lang</meta:user-defined>
    <meta:user-defined meta:name="Mendeley_Bookmark_N4VqlI1WlY_5" meta:value-type="string">uage/schema/raw/master/csl-citation.json", "properties": {}, "mendeley": {"formattedCitation": "[3]", "plainTextFormattedCitation": "[3]", "previouslyFormattedCitation": "[3]"}}</meta:user-defined>
    <meta:user-defined meta:name="Mendeley_Bookmark_NMxREAVcC6_1" meta:value-type="string">ADDIN CSL_CITATION {"schema": "https://github.com/citation-style-language/schema/raw/master/csl-citation.json", "mendeley": {"formattedCitation": "[4]", "previouslyFormattedCitation": "[4]", "plainTextFormattedCitation": "[4]"}, "citationItems": [{"id": "</meta:user-defined>
    <meta:user-defined meta:name="Mendeley_Bookmark_NMxREAVcC6_10" meta:value-type="string">y.com/documents/?uuid=64e3bd79-f68d-4cd3-98c9-718cdad9db5a"]}], "properties": {}}</meta:user-defined>
    <meta:user-defined meta:name="Mendeley_Bookmark_NMxREAVcC6_2" meta:value-type="string">ITEM-1", "itemData": {"volume": "2", "ISSN": "2165-9354", "DOI": "10.5923/j.ajsp.20120204.01", "issued": {"date-parts": [["2012"]]}, "title": "Indonesian Automatic Speech Recognition System Using English-Based Acoustic Model", "page": "60-63", "type": "ar</meta:user-defined>
    <meta:user-defined meta:name="Mendeley_Bookmark_NMxREAVcC6_3" meta:value-type="string">ticle-journal", "issue": "4", "id": "ITEM-1", "abstract": "Building an automatic speech recognizer (ASR) means that one has to provide the acoustic model, language model and lexicon for the intended language, which is also applied for Indonesian ASR. Unfo</meta:user-defined>
    <meta:user-defined meta:name="Mendeley_Bookmark_NMxREAVcC6_4" meta:value-type="string">rtunately, providing acoustic model for a certain language is quite expensive, unlike the language model and the lexicon. This is because one has to record many utterances from several speakers to build a speaker independent ASR. In our research, we attem</meta:user-defined>
    <meta:user-defined meta:name="Mendeley_Bookmark_NMxREAVcC6_5" meta:value-type="string">pted to build an Indonesian ASR without providing the Indonesian acoustic model directly. Instead, we made use English acoustic model and mapped English phoneme into Indonesian one. There are 39 English phonemes and 29 Indonesian phonemes. For special Ind</meta:user-defined>
    <meta:user-defined meta:name="Mendeley_Bookmark_NMxREAVcC6_6" meta:value-type="string">onesian phoneme with no corresponding English phoneme, we tried to make estimation such as \u201cny\u201d is mapped into \u201cn\u201d and \u201cy\u201d. There are 9,509 Indonesian words equipped with corresponding English phoneme. The English acoustic mo</meta:user-defined>
    <meta:user-defined meta:name="Mendeley_Bookmark_NMxREAVcC6_7" meta:value-type="string">del size is 5,523 KB and the Indonesian language model is built from a file of 405 KB in size. By customizing Sphinx (a Hidden Markov Model based ASR tool) with Indonesian lexicon and Indonesian language model, the Indonesian ASR was built. The goal of th</meta:user-defined>
    <meta:user-defined meta:name="Mendeley_Bookmark_NMxREAVcC6_8" meta:value-type="string">is paper is to compare the system\u2019s accuracy with existing Indonesian ASR that use Indonesian acoustic model.", "ISBN": "9781457707520", "container-title": "American Journal of Signal Processing", "author": [{"parse-names": false, "non-dropping-parti</meta:user-defined>
    <meta:user-defined meta:name="Mendeley_Bookmark_NMxREAVcC6_9" meta:value-type="string">cle": "", "dropping-particle": "", "given": "Veri", "family": "Ferdiansyah", "suffix": ""}, {"parse-names": false, "non-dropping-particle": "", "dropping-particle": "", "given": "Ayu", "family": "Purwarianti", "suffix": ""}]}, "uris": ["http://www.mendele</meta:user-defined>
    <meta:user-defined meta:name="Mendeley_Bookmark_NTsGVroTGm_1" meta:value-type="string">ADDIN CSL_CITATION {"schema": "https://github.com/citation-style-language/schema/raw/master/csl-citation.json", "mendeley": {"formattedCitation": "[3]", "previouslyFormattedCitation": "[3]", "plainTextFormattedCitation": "[3]"}, "citationItems": [{"id": "</meta:user-defined>
    <meta:user-defined meta:name="Mendeley_Bookmark_NTsGVroTGm_2" meta:value-type="string">ITEM-1", "itemData": {"issued": {"date-parts": [["2015"]]}, "publisher": "Cambridge University", "type": "book", "id": "ITEM-1", "title": "The HTK Book version 3.5 alpha", "author": [{"parse-names": false, "non-dropping-particle": "", "dropping-particle":</meta:user-defined>
    <meta:user-defined meta:name="Mendeley_Bookmark_NTsGVroTGm_3" meta:value-type="string"> "", "given": "Steve", "family": "Young", "suffix": ""}, {"parse-names": false, "non-dropping-particle": "", "dropping-particle": "", "given": "Evermann", "family": "Gunnar", "suffix": ""}, {"parse-names": false, "non-dropping-particle": "", "dropping-par</meta:user-defined>
    <meta:user-defined meta:name="Mendeley_Bookmark_NTsGVroTGm_4" meta:value-type="string">ticle": "", "given": "Gales", "family": "Mark", "suffix": ""}, {"parse-names": false, "non-dropping-particle": "", "dropping-particle": "", "given": "Thomas", "family": "Hain", "suffix": ""}, {"parse-names": false, "non-dropping-particle": "", "dropping-p</meta:user-defined>
    <meta:user-defined meta:name="Mendeley_Bookmark_NTsGVroTGm_5" meta:value-type="string">article": "", "given": "Dan", "family": "Kershaw", "suffix": ""}]}, "uris": ["http://www.mendeley.com/documents/?uuid=3c943ad4-2f83-49bb-b9eb-a6f94121ca59"]}], "properties": {}}</meta:user-defined>
    <meta:user-defined meta:name="Mendeley_Bookmark_NUX8nEHG81_1" meta:value-type="string">ADDIN CSL_CITATION {"schema": "https://github.com/citation-style-language/schema/raw/master/csl-citation.json", "mendeley": {"formattedCitation": "[4]", "previouslyFormattedCitation": "[4]", "plainTextFormattedCitation": "[4]"}, "citationItems": [{"id": "</meta:user-defined>
    <meta:user-defined meta:name="Mendeley_Bookmark_NUX8nEHG81_10" meta:value-type="string">y.com/documents/?uuid=64e3bd79-f68d-4cd3-98c9-718cdad9db5a"]}], "properties": {}}</meta:user-defined>
    <meta:user-defined meta:name="Mendeley_Bookmark_NUX8nEHG81_2" meta:value-type="string">ITEM-1", "itemData": {"volume": "2", "ISSN": "2165-9354", "DOI": "10.5923/j.ajsp.20120204.01", "issued": {"date-parts": [["2012"]]}, "title": "Indonesian Automatic Speech Recognition System Using English-Based Acoustic Model", "page": "60-63", "type": "ar</meta:user-defined>
    <meta:user-defined meta:name="Mendeley_Bookmark_NUX8nEHG81_3" meta:value-type="string">ticle-journal", "issue": "4", "id": "ITEM-1", "abstract": "Building an automatic speech recognizer (ASR) means that one has to provide the acoustic model, language model and lexicon for the intended language, which is also applied for Indonesian ASR. Unfo</meta:user-defined>
    <meta:user-defined meta:name="Mendeley_Bookmark_NUX8nEHG81_4" meta:value-type="string">rtunately, providing acoustic model for a certain language is quite expensive, unlike the language model and the lexicon. This is because one has to record many utterances from several speakers to build a speaker independent ASR. In our research, we attem</meta:user-defined>
    <meta:user-defined meta:name="Mendeley_Bookmark_NUX8nEHG81_5" meta:value-type="string">pted to build an Indonesian ASR without providing the Indonesian acoustic model directly. Instead, we made use English acoustic model and mapped English phoneme into Indonesian one. There are 39 English phonemes and 29 Indonesian phonemes. For special Ind</meta:user-defined>
    <meta:user-defined meta:name="Mendeley_Bookmark_NUX8nEHG81_6" meta:value-type="string">onesian phoneme with no corresponding English phoneme, we tried to make estimation such as \u201cny\u201d is mapped into \u201cn\u201d and \u201cy\u201d. There are 9,509 Indonesian words equipped with corresponding English phoneme. The English acoustic mo</meta:user-defined>
    <meta:user-defined meta:name="Mendeley_Bookmark_NUX8nEHG81_7" meta:value-type="string">del size is 5,523 KB and the Indonesian language model is built from a file of 405 KB in size. By customizing Sphinx (a Hidden Markov Model based ASR tool) with Indonesian lexicon and Indonesian language model, the Indonesian ASR was built. The goal of th</meta:user-defined>
    <meta:user-defined meta:name="Mendeley_Bookmark_NUX8nEHG81_8" meta:value-type="string">is paper is to compare the system\u2019s accuracy with existing Indonesian ASR that use Indonesian acoustic model.", "ISBN": "9781457707520", "container-title": "American Journal of Signal Processing", "author": [{"parse-names": false, "non-dropping-parti</meta:user-defined>
    <meta:user-defined meta:name="Mendeley_Bookmark_NUX8nEHG81_9" meta:value-type="string">cle": "", "dropping-particle": "", "given": "Veri", "family": "Ferdiansyah", "suffix": ""}, {"parse-names": false, "non-dropping-particle": "", "dropping-particle": "", "given": "Ayu", "family": "Purwarianti", "suffix": ""}]}, "uris": ["http://www.mendele</meta:user-defined>
    <meta:user-defined meta:name="Mendeley_Bookmark_ObYqzwlZ2q_1" meta:value-type="string">ADDIN CSL_CITATION {"citationItems": [{"id": "ITEM-1", "uris": ["http://www.mendeley.com/documents/?uuid=3c943ad4-2f83-49bb-b9eb-a6f94121ca59"], "itemData": {"author": [{"non-dropping-particle": "", "parse-names": false, "family": "Young", "given": "Steve</meta:user-defined>
    <meta:user-defined meta:name="Mendeley_Bookmark_ObYqzwlZ2q_2" meta:value-type="string">", "dropping-particle": "", "suffix": ""}, {"non-dropping-particle": "", "parse-names": false, "family": "Gunnar", "given": "Evermann", "dropping-particle": "", "suffix": ""}, {"non-dropping-particle": "", "parse-names": false, "family": "Mark", "given": </meta:user-defined>
    <meta:user-defined meta:name="Mendeley_Bookmark_ObYqzwlZ2q_3" meta:value-type="string">"Gales", "dropping-particle": "", "suffix": ""}, {"non-dropping-particle": "", "parse-names": false, "family": "Hain", "given": "Thomas", "dropping-particle": "", "suffix": ""}, {"non-dropping-particle": "", "parse-names": false, "family": "Kershaw", "giv</meta:user-defined>
    <meta:user-defined meta:name="Mendeley_Bookmark_ObYqzwlZ2q_4" meta:value-type="string">en": "Dan", "dropping-particle": "", "suffix": ""}], "title": "The HTK Book version 3.5 alpha", "issued": {"date-parts": [["2015"]]}, "publisher": "Cambridge University", "id": "ITEM-1", "type": "book"}}], "schema": "https://github.com/citation-style-lang</meta:user-defined>
    <meta:user-defined meta:name="Mendeley_Bookmark_ObYqzwlZ2q_5" meta:value-type="string">uage/schema/raw/master/csl-citation.json", "properties": {}, "mendeley": {"formattedCitation": "[3]", "plainTextFormattedCitation": "[3]", "previouslyFormattedCitation": "[3]"}}</meta:user-defined>
    <meta:user-defined meta:name="Mendeley_Bookmark_OePzcbXByE_1" meta:value-type="string">ADDIN Mendeley Bibliography CSL_BIBLIOGRAPHY </meta:user-defined>
    <meta:user-defined meta:name="Mendeley_Bookmark_Ogm7Xn7G1Y_1" meta:value-type="string">ADDIN CSL_CITATION {"schema": "https://github.com/citation-style-language/schema/raw/master/csl-citation.json", "mendeley": {"formattedCitation": "[6]", "previouslyFormattedCitation": "[6]", "plainTextFormattedCitation": "[6]"}, "citationItems": [{"id": "</meta:user-defined>
    <meta:user-defined meta:name="Mendeley_Bookmark_Ogm7Xn7G1Y_2" meta:value-type="string">ITEM-1", "itemData": {"issued": {"date-parts": [["2006"]]}, "abstract": "This paper presents our work in building an Indonesian LVCSR system. Most speech-related researchers in Indonesia focus on speech synthesizer technologies, natural language processin</meta:user-defined>
    <meta:user-defined meta:name="Mendeley_Bookmark_Ogm7Xn7G1Y_3" meta:value-type="string">g, and small vocabulary speech recognition systems. The lack of Indonesian speech data is one of the main problems in building an Indonesian LVCSR system. Thus, we start our work by preparing a phonetically balanced text, recording speech data, preparing </meta:user-defined>
    <meta:user-defined meta:name="Mendeley_Bookmark_Ogm7Xn7G1Y_4" meta:value-type="string">a text corpus, and then training acoustic models and language models.", "type": "article-journal", "id": "ITEM-1", "title": "Development of an Indonesian large vocabulary continuous speech recognition system", "page": "41-42", "author": [{"parse-names": f</meta:user-defined>
    <meta:user-defined meta:name="Mendeley_Bookmark_Ogm7Xn7G1Y_5" meta:value-type="string">alse, "non-dropping-particle": "", "dropping-particle": "", "given": "Sakriani", "family": "Sakti", "suffix": ""}, {"parse-names": false, "non-dropping-particle": "", "dropping-particle": "", "given": "Eka", "family": "Kelana", "suffix": ""}, {"parse-name</meta:user-defined>
    <meta:user-defined meta:name="Mendeley_Bookmark_Ogm7Xn7G1Y_6" meta:value-type="string">s": false, "non-dropping-particle": "", "dropping-particle": "", "given": "Hammam", "family": "Riza", "suffix": ""}, {"parse-names": false, "non-dropping-particle": "", "dropping-particle": "", "given": "Satoshi", "family": "Nakamura", "suffix": ""}, {"pa</meta:user-defined>
    <meta:user-defined meta:name="Mendeley_Bookmark_Ogm7Xn7G1Y_7" meta:value-type="string">rse-names": false, "non-dropping-particle": "", "dropping-particle": "", "given": "Konstantin", "family": "Markov", "suffix": ""}, {"parse-names": false, "non-dropping-particle": "", "dropping-particle": "", "given": "Shinsuke", "family": "Sakai", "suffix</meta:user-defined>
    <meta:user-defined meta:name="Mendeley_Bookmark_Ogm7Xn7G1Y_8" meta:value-type="string">": ""}]}, "uris": ["http://www.mendeley.com/documents/?uuid=d56b2f79-cc93-4f55-ad60-c0f097c6768b"]}], "properties": {}}</meta:user-defined>
    <meta:user-defined meta:name="Mendeley_Bookmark_P7iqXkZoJp_1" meta:value-type="string">ADDIN CSL_CITATION {"citationItems": [{"id": "ITEM-1", "uris": ["http://www.mendeley.com/documents/?uuid=63efb9f2-43c3-4d21-a818-adde0d27fbb1"], "itemData": {"author": [{"non-dropping-particle": "", "parse-names": false, "family": "Hatala", "given": "Zulk</meta:user-defined>
    <meta:user-defined meta:name="Mendeley_Bookmark_P7iqXkZoJp_2" meta:value-type="string">arnaen", "dropping-particle": "", "suffix": ""}], "title": "Optimum train set for continuous speaker dependent Indonesian digit recognizer", "issued": {"date-parts": [["2016"]]}, "volume": "6", "id": "ITEM-1", "container-title": "Simetrik", "issue": "2", </meta:user-defined>
    <meta:user-defined meta:name="Mendeley_Bookmark_P7iqXkZoJp_3" meta:value-type="string">"type": "article-journal"}}], "schema": "https://github.com/citation-style-language/schema/raw/master/csl-citation.json", "properties": {}, "mendeley": {"formattedCitation": "[6]", "plainTextFormattedCitation": "[6]", "previouslyFormattedCitation": "[7]"}</meta:user-defined>
    <meta:user-defined meta:name="Mendeley_Bookmark_P7iqXkZoJp_4" meta:value-type="string">}</meta:user-defined>
    <meta:user-defined meta:name="Mendeley_Bookmark_PDzxwkQHsv_1" meta:value-type="string">ADDIN CSL_CITATION {"citationItems": [{"id": "ITEM-1", "uris": ["http://www.mendeley.com/documents/?uuid=37778bbf-d82b-44f4-a767-b0850fdaba36"], "itemData": {"title": "Fundamentals of speech recognition", "issued": {"date-parts": [["1993"]]}, "DOI": "10.1</meta:user-defined>
    <meta:user-defined meta:name="Mendeley_Bookmark_PDzxwkQHsv_2" meta:value-type="string">016/B978-0-12-802398-3.00002-7", "ISSN": "0164-7989", "container-title": "Robust Automatic Speech Recognition", "author": [{"non-dropping-particle": "", "parse-names": false, "family": "Rabiner", "given": "Lawrence", "dropping-particle": "", "suffix": ""}</meta:user-defined>
    <meta:user-defined meta:name="Mendeley_Bookmark_PDzxwkQHsv_3" meta:value-type="string">, {"non-dropping-particle": "", "parse-names": false, "family": "Juang", "given": "Bing Hwang", "dropping-particle": "", "suffix": ""}], "abstract": "Provides a theoretically sound, technically accurate, and complete description of the basic knowledge and</meta:user-defined>
    <meta:user-defined meta:name="Mendeley_Bookmark_PDzxwkQHsv_4" meta:value-type="string"> ideas that constitute a modern system for speech recognition by machine. Covers production, perception, and acoustic-phonetic characterization of the speech signal; signal processing and analysis methods for speech recognition; pattern comparison techniq</meta:user-defined>
    <meta:user-defined meta:name="Mendeley_Bookmark_PDzxwkQHsv_5" meta:value-type="string">ues; speech recognition system design and implementation; theory and implementation of hidden Markov models; speech recognition based on connected word models; large vocabulary continuous speech recognition; and task- oriented application of automatic spe</meta:user-defined>
    <meta:user-defined meta:name="Mendeley_Bookmark_PDzxwkQHsv_6" meta:value-type="string">ech recognition. For practicing engineers, scientists, linguists, and programmers interested in speech recognition.", "type": "book", "publisher": "Prentice Hall", "number-of-pages": "9-40", "id": "ITEM-1", "ISBN": "0130151572"}}], "schema": "https://gith</meta:user-defined>
    <meta:user-defined meta:name="Mendeley_Bookmark_PDzxwkQHsv_7" meta:value-type="string">ub.com/citation-style-language/schema/raw/master/csl-citation.json", "properties": {}, "mendeley": {"formattedCitation": "[2]", "plainTextFormattedCitation": "[2]", "previouslyFormattedCitation": "[2]"}}</meta:user-defined>
    <meta:user-defined meta:name="Mendeley_Bookmark_PKIOHmnIIe_1" meta:value-type="string">ADDIN CSL_CITATION {"schema": "https://github.com/citation-style-language/schema/raw/master/csl-citation.json", "mendeley": {"formattedCitation": "[5]\u2013[7]", "previouslyFormattedCitation": "[5]\u2013[7]", "plainTextFormattedCitation": "[5]\u2013[7]"},</meta:user-defined>
    <meta:user-defined meta:name="Mendeley_Bookmark_PKIOHmnIIe_10" meta:value-type="string">s. The lack of Indonesian speech data is one of the main problems in building an Indonesian LVCSR system. Thus, we start our work by preparing a phonetically balanced text, recording speech data, preparing a text corpus, and then training acoustic models </meta:user-defined>
    <meta:user-defined meta:name="Mendeley_Bookmark_PKIOHmnIIe_11" meta:value-type="string">and language models.", "type": "article-journal", "id": "ITEM-2", "title": "Development of an Indonesian large vocabulary continuous speech recognition system", "page": "41-42", "author": [{"parse-names": false, "non-dropping-particle": "", "dropping-part</meta:user-defined>
    <meta:user-defined meta:name="Mendeley_Bookmark_PKIOHmnIIe_12" meta:value-type="string">icle": "", "given": "Sakriani", "family": "Sakti", "suffix": ""}, {"parse-names": false, "non-dropping-particle": "", "dropping-particle": "", "given": "Eka", "family": "Kelana", "suffix": ""}, {"parse-names": false, "non-dropping-particle": "", "dropping</meta:user-defined>
    <meta:user-defined meta:name="Mendeley_Bookmark_PKIOHmnIIe_13" meta:value-type="string">-particle": "", "given": "Hammam", "family": "Riza", "suffix": ""}, {"parse-names": false, "non-dropping-particle": "", "dropping-particle": "", "given": "Satoshi", "family": "Nakamura", "suffix": ""}, {"parse-names": false, "non-dropping-particle": "", "</meta:user-defined>
    <meta:user-defined meta:name="Mendeley_Bookmark_PKIOHmnIIe_14" meta:value-type="string">dropping-particle": "", "given": "Konstantin", "family": "Markov", "suffix": ""}, {"parse-names": false, "non-dropping-particle": "", "dropping-particle": "", "given": "Shinsuke", "family": "Sakai", "suffix": ""}]}, "uris": ["http://www.mendeley.com/docum</meta:user-defined>
    <meta:user-defined meta:name="Mendeley_Bookmark_PKIOHmnIIe_15" meta:value-type="string">ents/?uuid=d56b2f79-cc93-4f55-ad60-c0f097c6768b"]}, {"id": "ITEM-3", "itemData": {"volume": "6", "issued": {"date-parts": [["2016"]]}, "type": "article-journal", "id": "ITEM-3", "title": "Optimum train set for continuous speaker dependent Indonesian digit</meta:user-defined>
    <meta:user-defined meta:name="Mendeley_Bookmark_PKIOHmnIIe_16" meta:value-type="string"> recognizer", "container-title": "Simetrik", "issue": "2", "author": [{"parse-names": false, "non-dropping-particle": "", "dropping-particle": "", "given": "Zulkarnaen", "family": "Hatala", "suffix": ""}]}, "uris": ["http://www.mendeley.com/documents/?uui</meta:user-defined>
    <meta:user-defined meta:name="Mendeley_Bookmark_PKIOHmnIIe_17" meta:value-type="string">d=63efb9f2-43c3-4d21-a818-adde0d27fbb1"]}], "properties": {}}</meta:user-defined>
    <meta:user-defined meta:name="Mendeley_Bookmark_PKIOHmnIIe_2" meta:value-type="string"> "citationItems": [{"id": "ITEM-1", "itemData": {"issued": {"date-parts": [["2006"]]}, "ISSN": "1881-4034", "abstract": "This paper presents our work to build a pioneering Indonesian Large Vocabulary Continuous Speech Recognition (LVCSR) System. In order </meta:user-defined>
    <meta:user-defined meta:name="Mendeley_Bookmark_PKIOHmnIIe_3" meta:value-type="string">to build an LVCSR system, high accurate acoustic models and large-scale language models are essential. Since Indonesian speech corpus was not available yet, we tried to collect speech data from Indonesian native speakers to construct a speech corpus for t</meta:user-defined>
    <meta:user-defined meta:name="Mendeley_Bookmark_PKIOHmnIIe_4" meta:value-type="string">raining the acoustic model based on Hidden Markov Models (HMMs). A text corpus which was collected by ILPS, Informatics Institute, University of Amsterdam, was used to build a 40K-vocabulary dictionary and a n-gram language model. Evaluation results of th</meta:user-defined>
    <meta:user-defined meta:name="Mendeley_Bookmark_PKIOHmnIIe_5" meta:value-type="string">e system are also presented in this paper. The best configuration of the system achieved word accuracy of 78.2% in average. By conducting speaker adaptation using the MAP technique, the accuracy increased up to 82.3% in average.", "type": "article-journal</meta:user-defined>
    <meta:user-defined meta:name="Mendeley_Bookmark_PKIOHmnIIe_6" meta:value-type="string">", "id": "ITEM-1", "title": "A large vocabulary continuous speech recognition system for Indonesian language", "container-title": "15th Indonesian Scientific Conference in Japan Proceedings", "page": "17-22", "author": [{"parse-names": false, "non-droppin</meta:user-defined>
    <meta:user-defined meta:name="Mendeley_Bookmark_PKIOHmnIIe_7" meta:value-type="string">g-particle": "", "dropping-particle": "", "given": "Dessi Puji", "family": "Lestari", "suffix": ""}, {"parse-names": false, "non-dropping-particle": "", "dropping-particle": "", "given": "Koji", "family": "Iwano", "suffix": ""}, {"parse-names": false, "no</meta:user-defined>
    <meta:user-defined meta:name="Mendeley_Bookmark_PKIOHmnIIe_8" meta:value-type="string">n-dropping-particle": "", "dropping-particle": "", "given": "Sadaoki", "family": "Furui", "suffix": ""}]}, "uris": ["http://www.mendeley.com/documents/?uuid=19c4d2ef-d5b8-4e3f-8e15-bdf740876d89"]}, {"id": "ITEM-2", "itemData": {"issued": {"date-parts": [[</meta:user-defined>
    <meta:user-defined meta:name="Mendeley_Bookmark_PKIOHmnIIe_9" meta:value-type="string">"2006"]]}, "abstract": "This paper presents our work in building an Indonesian LVCSR system. Most speech-related researchers in Indonesia focus on speech synthesizer technologies, natural language processing, and small vocabulary speech recognition system</meta:user-defined>
    <meta:user-defined meta:name="Mendeley_Bookmark_PySN16YOxm_1" meta:value-type="string">ADDIN CSL_CITATION {"schema": "https://github.com/citation-style-language/schema/raw/master/csl-citation.json", "mendeley": {"formattedCitation": "[6]", "previouslyFormattedCitation": "[6]", "plainTextFormattedCitation": "[6]"}, "citationItems": [{"id": "</meta:user-defined>
    <meta:user-defined meta:name="Mendeley_Bookmark_PySN16YOxm_2" meta:value-type="string">ITEM-1", "itemData": {"issued": {"date-parts": [["2006"]]}, "abstract": "This paper presents our work in building an Indonesian LVCSR system. Most speech-related researchers in Indonesia focus on speech synthesizer technologies, natural language processin</meta:user-defined>
    <meta:user-defined meta:name="Mendeley_Bookmark_PySN16YOxm_3" meta:value-type="string">g, and small vocabulary speech recognition systems. The lack of Indonesian speech data is one of the main problems in building an Indonesian LVCSR system. Thus, we start our work by preparing a phonetically balanced text, recording speech data, preparing </meta:user-defined>
    <meta:user-defined meta:name="Mendeley_Bookmark_PySN16YOxm_4" meta:value-type="string">a text corpus, and then training acoustic models and language models.", "type": "article-journal", "id": "ITEM-1", "title": "Development of an Indonesian large vocabulary continuous speech recognition system", "page": "41-42", "author": [{"parse-names": f</meta:user-defined>
    <meta:user-defined meta:name="Mendeley_Bookmark_PySN16YOxm_5" meta:value-type="string">alse, "non-dropping-particle": "", "dropping-particle": "", "given": "Sakriani", "family": "Sakti", "suffix": ""}, {"parse-names": false, "non-dropping-particle": "", "dropping-particle": "", "given": "Eka", "family": "Kelana", "suffix": ""}, {"parse-name</meta:user-defined>
    <meta:user-defined meta:name="Mendeley_Bookmark_PySN16YOxm_6" meta:value-type="string">s": false, "non-dropping-particle": "", "dropping-particle": "", "given": "Hammam", "family": "Riza", "suffix": ""}, {"parse-names": false, "non-dropping-particle": "", "dropping-particle": "", "given": "Satoshi", "family": "Nakamura", "suffix": ""}, {"pa</meta:user-defined>
    <meta:user-defined meta:name="Mendeley_Bookmark_PySN16YOxm_7" meta:value-type="string">rse-names": false, "non-dropping-particle": "", "dropping-particle": "", "given": "Konstantin", "family": "Markov", "suffix": ""}, {"parse-names": false, "non-dropping-particle": "", "dropping-particle": "", "given": "Shinsuke", "family": "Sakai", "suffix</meta:user-defined>
    <meta:user-defined meta:name="Mendeley_Bookmark_PySN16YOxm_8" meta:value-type="string">": ""}]}, "uris": ["http://www.mendeley.com/documents/?uuid=d56b2f79-cc93-4f55-ad60-c0f097c6768b"]}], "properties": {}}</meta:user-defined>
    <meta:user-defined meta:name="Mendeley_Bookmark_Q1455EyXMc_1" meta:value-type="string">ADDIN CSL_CITATION {"schema": "https://github.com/citation-style-language/schema/raw/master/csl-citation.json", "mendeley": {"formattedCitation": "[3]", "previouslyFormattedCitation": "[3]", "plainTextFormattedCitation": "[3]"}, "citationItems": [{"id": "</meta:user-defined>
    <meta:user-defined meta:name="Mendeley_Bookmark_Q1455EyXMc_2" meta:value-type="string">ITEM-1", "itemData": {"issued": {"date-parts": [["2015"]]}, "publisher": "Cambridge University", "type": "book", "id": "ITEM-1", "title": "The HTK Book version 3.5 alpha", "author": [{"parse-names": false, "non-dropping-particle": "", "dropping-particle":</meta:user-defined>
    <meta:user-defined meta:name="Mendeley_Bookmark_Q1455EyXMc_3" meta:value-type="string"> "", "given": "Steve", "family": "Young", "suffix": ""}, {"parse-names": false, "non-dropping-particle": "", "dropping-particle": "", "given": "Evermann", "family": "Gunnar", "suffix": ""}, {"parse-names": false, "non-dropping-particle": "", "dropping-par</meta:user-defined>
    <meta:user-defined meta:name="Mendeley_Bookmark_Q1455EyXMc_4" meta:value-type="string">ticle": "", "given": "Gales", "family": "Mark", "suffix": ""}, {"parse-names": false, "non-dropping-particle": "", "dropping-particle": "", "given": "Thomas", "family": "Hain", "suffix": ""}, {"parse-names": false, "non-dropping-particle": "", "dropping-p</meta:user-defined>
    <meta:user-defined meta:name="Mendeley_Bookmark_Q1455EyXMc_5" meta:value-type="string">article": "", "given": "Dan", "family": "Kershaw", "suffix": ""}]}, "uris": ["http://www.mendeley.com/documents/?uuid=3c943ad4-2f83-49bb-b9eb-a6f94121ca59"]}], "properties": {}}</meta:user-defined>
    <meta:user-defined meta:name="Mendeley_Bookmark_RIQ674YCjK_1" meta:value-type="string">ADDIN CSL_CITATION {"schema": "https://github.com/citation-style-language/schema/raw/master/csl-citation.json", "mendeley": {"formattedCitation": "[7]", "previouslyFormattedCitation": "[7]", "plainTextFormattedCitation": "[7]"}, "citationItems": [{"id": "</meta:user-defined>
    <meta:user-defined meta:name="Mendeley_Bookmark_RIQ674YCjK_2" meta:value-type="string">ITEM-1", "itemData": {"volume": "6", "issued": {"date-parts": [["2016"]]}, "type": "article-journal", "id": "ITEM-1", "title": "Optimum train set for continuous speaker dependent Indonesian digit recognizer", "container-title": "Simetrik", "issue": "2", "</meta:user-defined>
    <meta:user-defined meta:name="Mendeley_Bookmark_RIQ674YCjK_3" meta:value-type="string">author": [{"parse-names": false, "non-dropping-particle": "", "dropping-particle": "", "given": "Zulkarnaen", "family": "Hatala", "suffix": ""}]}, "uris": ["http://www.mendeley.com/documents/?uuid=63efb9f2-43c3-4d21-a818-adde0d27fbb1"]}], "properties": {}</meta:user-defined>
    <meta:user-defined meta:name="Mendeley_Bookmark_RIQ674YCjK_4" meta:value-type="string">}</meta:user-defined>
    <meta:user-defined meta:name="Mendeley_Bookmark_S8i0DoDtna_1" meta:value-type="string">ADDIN CSL_CITATION {"schema": "https://github.com/citation-style-language/schema/raw/master/csl-citation.json", "mendeley": {"formattedCitation": "[2]", "previouslyFormattedCitation": "[2]", "plainTextFormattedCitation": "[2]"}, "citationItems": [{"id": "</meta:user-defined>
    <meta:user-defined meta:name="Mendeley_Bookmark_S8i0DoDtna_2" meta:value-type="string">ITEM-1", "itemData": {"ISSN": "0164-7989", "publisher": "Prentice Hall", "DOI": "10.1016/B978-0-12-802398-3.00002-7", "issued": {"date-parts": [["1993"]]}, "title": "Fundamentals of speech recognition", "number-of-pages": "9-40", "type": "book", "ISBN": "</meta:user-defined>
    <meta:user-defined meta:name="Mendeley_Bookmark_S8i0DoDtna_3" meta:value-type="string">0130151572", "id": "ITEM-1", "abstract": "Provides a theoretically sound, technically accurate, and complete description of the basic knowledge and ideas that constitute a modern system for speech recognition by machine. Covers production, perception, and</meta:user-defined>
    <meta:user-defined meta:name="Mendeley_Bookmark_S8i0DoDtna_4" meta:value-type="string"> acoustic-phonetic characterization of the speech signal; signal processing and analysis methods for speech recognition; pattern comparison techniques; speech recognition system design and implementation; theory and implementation of hidden Markov models;</meta:user-defined>
    <meta:user-defined meta:name="Mendeley_Bookmark_S8i0DoDtna_5" meta:value-type="string"> speech recognition based on connected word models; large vocabulary continuous speech recognition; and task- oriented application of automatic speech recognition. For practicing engineers, scientists, linguists, and programmers interested in speech recog</meta:user-defined>
    <meta:user-defined meta:name="Mendeley_Bookmark_S8i0DoDtna_6" meta:value-type="string">nition.", "container-title": "Robust Automatic Speech Recognition", "author": [{"parse-names": false, "non-dropping-particle": "", "dropping-particle": "", "given": "Lawrence", "family": "Rabiner", "suffix": ""}, {"parse-names": false, "non-dropping-parti</meta:user-defined>
    <meta:user-defined meta:name="Mendeley_Bookmark_S8i0DoDtna_7" meta:value-type="string">cle": "", "dropping-particle": "", "given": "Bing Hwang", "family": "Juang", "suffix": ""}]}, "uris": ["http://www.mendeley.com/documents/?uuid=37778bbf-d82b-44f4-a767-b0850fdaba36"]}], "properties": {}}</meta:user-defined>
    <meta:user-defined meta:name="Mendeley_Bookmark_SbWQIjX4Wi_1" meta:value-type="string">ADDIN Mendeley Bibliography CSL_BIBLIOGRAPHY </meta:user-defined>
    <meta:user-defined meta:name="Mendeley_Bookmark_Sj2gLrhMq1_1" meta:value-type="string">ADDIN CSL_CITATION {"schema": "https://github.com/citation-style-language/schema/raw/master/csl-citation.json", "mendeley": {"formattedCitation": "[5]\u2013[7]", "previouslyFormattedCitation": "[5]\u2013[7]", "plainTextFormattedCitation": "[5]\u2013[7]"},</meta:user-defined>
    <meta:user-defined meta:name="Mendeley_Bookmark_Sj2gLrhMq1_10" meta:value-type="string">s. The lack of Indonesian speech data is one of the main problems in building an Indonesian LVCSR system. Thus, we start our work by preparing a phonetically balanced text, recording speech data, preparing a text corpus, and then training acoustic models </meta:user-defined>
    <meta:user-defined meta:name="Mendeley_Bookmark_Sj2gLrhMq1_11" meta:value-type="string">and language models.", "type": "article-journal", "id": "ITEM-2", "title": "Development of an Indonesian large vocabulary continuous speech recognition system", "page": "41-42", "author": [{"parse-names": false, "non-dropping-particle": "", "dropping-part</meta:user-defined>
    <meta:user-defined meta:name="Mendeley_Bookmark_Sj2gLrhMq1_12" meta:value-type="string">icle": "", "given": "Sakriani", "family": "Sakti", "suffix": ""}, {"parse-names": false, "non-dropping-particle": "", "dropping-particle": "", "given": "Eka", "family": "Kelana", "suffix": ""}, {"parse-names": false, "non-dropping-particle": "", "dropping</meta:user-defined>
    <meta:user-defined meta:name="Mendeley_Bookmark_Sj2gLrhMq1_13" meta:value-type="string">-particle": "", "given": "Hammam", "family": "Riza", "suffix": ""}, {"parse-names": false, "non-dropping-particle": "", "dropping-particle": "", "given": "Satoshi", "family": "Nakamura", "suffix": ""}, {"parse-names": false, "non-dropping-particle": "", "</meta:user-defined>
    <meta:user-defined meta:name="Mendeley_Bookmark_Sj2gLrhMq1_14" meta:value-type="string">dropping-particle": "", "given": "Konstantin", "family": "Markov", "suffix": ""}, {"parse-names": false, "non-dropping-particle": "", "dropping-particle": "", "given": "Shinsuke", "family": "Sakai", "suffix": ""}]}, "uris": ["http://www.mendeley.com/docum</meta:user-defined>
    <meta:user-defined meta:name="Mendeley_Bookmark_Sj2gLrhMq1_15" meta:value-type="string">ents/?uuid=d56b2f79-cc93-4f55-ad60-c0f097c6768b"]}, {"id": "ITEM-3", "itemData": {"volume": "6", "issued": {"date-parts": [["2016"]]}, "type": "article-journal", "id": "ITEM-3", "title": "Optimum train set for continuous speaker dependent Indonesian digit</meta:user-defined>
    <meta:user-defined meta:name="Mendeley_Bookmark_Sj2gLrhMq1_16" meta:value-type="string"> recognizer", "container-title": "Simetrik", "issue": "2", "author": [{"parse-names": false, "non-dropping-particle": "", "dropping-particle": "", "given": "Zulkarnaen", "family": "Hatala", "suffix": ""}]}, "uris": ["http://www.mendeley.com/documents/?uui</meta:user-defined>
    <meta:user-defined meta:name="Mendeley_Bookmark_Sj2gLrhMq1_17" meta:value-type="string">d=63efb9f2-43c3-4d21-a818-adde0d27fbb1"]}], "properties": {}}</meta:user-defined>
    <meta:user-defined meta:name="Mendeley_Bookmark_Sj2gLrhMq1_2" meta:value-type="string"> "citationItems": [{"id": "ITEM-1", "itemData": {"issued": {"date-parts": [["2006"]]}, "ISSN": "1881-4034", "abstract": "This paper presents our work to build a pioneering Indonesian Large Vocabulary Continuous Speech Recognition (LVCSR) System. In order </meta:user-defined>
    <meta:user-defined meta:name="Mendeley_Bookmark_Sj2gLrhMq1_3" meta:value-type="string">to build an LVCSR system, high accurate acoustic models and large-scale language models are essential. Since Indonesian speech corpus was not available yet, we tried to collect speech data from Indonesian native speakers to construct a speech corpus for t</meta:user-defined>
    <meta:user-defined meta:name="Mendeley_Bookmark_Sj2gLrhMq1_4" meta:value-type="string">raining the acoustic model based on Hidden Markov Models (HMMs). A text corpus which was collected by ILPS, Informatics Institute, University of Amsterdam, was used to build a 40K-vocabulary dictionary and a n-gram language model. Evaluation results of th</meta:user-defined>
    <meta:user-defined meta:name="Mendeley_Bookmark_Sj2gLrhMq1_5" meta:value-type="string">e system are also presented in this paper. The best configuration of the system achieved word accuracy of 78.2% in average. By conducting speaker adaptation using the MAP technique, the accuracy increased up to 82.3% in average.", "type": "article-journal</meta:user-defined>
    <meta:user-defined meta:name="Mendeley_Bookmark_Sj2gLrhMq1_6" meta:value-type="string">", "id": "ITEM-1", "title": "A large vocabulary continuous speech recognition system for Indonesian language", "container-title": "15th Indonesian Scientific Conference in Japan Proceedings", "page": "17-22", "author": [{"parse-names": false, "non-droppin</meta:user-defined>
    <meta:user-defined meta:name="Mendeley_Bookmark_Sj2gLrhMq1_7" meta:value-type="string">g-particle": "", "dropping-particle": "", "given": "Dessi Puji", "family": "Lestari", "suffix": ""}, {"parse-names": false, "non-dropping-particle": "", "dropping-particle": "", "given": "Koji", "family": "Iwano", "suffix": ""}, {"parse-names": false, "no</meta:user-defined>
    <meta:user-defined meta:name="Mendeley_Bookmark_Sj2gLrhMq1_8" meta:value-type="string">n-dropping-particle": "", "dropping-particle": "", "given": "Sadaoki", "family": "Furui", "suffix": ""}]}, "uris": ["http://www.mendeley.com/documents/?uuid=19c4d2ef-d5b8-4e3f-8e15-bdf740876d89"]}, {"id": "ITEM-2", "itemData": {"issued": {"date-parts": [[</meta:user-defined>
    <meta:user-defined meta:name="Mendeley_Bookmark_Sj2gLrhMq1_9" meta:value-type="string">"2006"]]}, "abstract": "This paper presents our work in building an Indonesian LVCSR system. Most speech-related researchers in Indonesia focus on speech synthesizer technologies, natural language processing, and small vocabulary speech recognition system</meta:user-defined>
    <meta:user-defined meta:name="Mendeley_Bookmark_TLDiPkraMv_1" meta:value-type="string">ADDIN CSL_CITATION {"citationItems": [{"id": "ITEM-1", "uris": ["http://www.mendeley.com/documents/?uuid=3c943ad4-2f83-49bb-b9eb-a6f94121ca59"], "itemData": {"author": [{"non-dropping-particle": "", "parse-names": false, "family": "Young", "given": "Steve</meta:user-defined>
    <meta:user-defined meta:name="Mendeley_Bookmark_TLDiPkraMv_2" meta:value-type="string">", "dropping-particle": "", "suffix": ""}, {"non-dropping-particle": "", "parse-names": false, "family": "Gunnar", "given": "Evermann", "dropping-particle": "", "suffix": ""}, {"non-dropping-particle": "", "parse-names": false, "family": "Mark", "given": </meta:user-defined>
    <meta:user-defined meta:name="Mendeley_Bookmark_TLDiPkraMv_3" meta:value-type="string">"Gales", "dropping-particle": "", "suffix": ""}, {"non-dropping-particle": "", "parse-names": false, "family": "Hain", "given": "Thomas", "dropping-particle": "", "suffix": ""}, {"non-dropping-particle": "", "parse-names": false, "family": "Kershaw", "giv</meta:user-defined>
    <meta:user-defined meta:name="Mendeley_Bookmark_TLDiPkraMv_4" meta:value-type="string">en": "Dan", "dropping-particle": "", "suffix": ""}], "title": "The HTK Book version 3.5 alpha", "issued": {"date-parts": [["2015"]]}, "publisher": "Cambridge University", "id": "ITEM-1", "type": "book"}}], "schema": "https://github.com/citation-style-lang</meta:user-defined>
    <meta:user-defined meta:name="Mendeley_Bookmark_TLDiPkraMv_5" meta:value-type="string">uage/schema/raw/master/csl-citation.json", "properties": {}, "mendeley": {"formattedCitation": "[3]", "plainTextFormattedCitation": "[3]", "previouslyFormattedCitation": "[3]"}}</meta:user-defined>
    <meta:user-defined meta:name="Mendeley_Bookmark_Tta1XiqOrw_1" meta:value-type="string">ADDIN CSL_CITATION {"schema": "https://github.com/citation-style-language/schema/raw/master/csl-citation.json", "mendeley": {"formattedCitation": "[3]", "previouslyFormattedCitation": "[3]", "plainTextFormattedCitation": "[3]"}, "citationItems": [{"id": "</meta:user-defined>
    <meta:user-defined meta:name="Mendeley_Bookmark_Tta1XiqOrw_2" meta:value-type="string">ITEM-1", "itemData": {"issued": {"date-parts": [["2015"]]}, "publisher": "Cambridge University", "type": "book", "id": "ITEM-1", "title": "The HTK Book version 3.5 alpha", "author": [{"parse-names": false, "non-dropping-particle": "", "dropping-particle":</meta:user-defined>
    <meta:user-defined meta:name="Mendeley_Bookmark_Tta1XiqOrw_3" meta:value-type="string"> "", "given": "Steve", "family": "Young", "suffix": ""}, {"parse-names": false, "non-dropping-particle": "", "dropping-particle": "", "given": "Evermann", "family": "Gunnar", "suffix": ""}, {"parse-names": false, "non-dropping-particle": "", "dropping-par</meta:user-defined>
    <meta:user-defined meta:name="Mendeley_Bookmark_Tta1XiqOrw_4" meta:value-type="string">ticle": "", "given": "Gales", "family": "Mark", "suffix": ""}, {"parse-names": false, "non-dropping-particle": "", "dropping-particle": "", "given": "Thomas", "family": "Hain", "suffix": ""}, {"parse-names": false, "non-dropping-particle": "", "dropping-p</meta:user-defined>
    <meta:user-defined meta:name="Mendeley_Bookmark_Tta1XiqOrw_5" meta:value-type="string">article": "", "given": "Dan", "family": "Kershaw", "suffix": ""}]}, "uris": ["http://www.mendeley.com/documents/?uuid=3c943ad4-2f83-49bb-b9eb-a6f94121ca59"]}], "properties": {}}</meta:user-defined>
    <meta:user-defined meta:name="Mendeley_Bookmark_UzJ3rFgqZl_1" meta:value-type="string">ADDIN CSL_CITATION {"schema": "https://github.com/citation-style-language/schema/raw/master/csl-citation.json", "mendeley": {"formattedCitation": "[6]", "previouslyFormattedCitation": "[6]", "plainTextFormattedCitation": "[6]"}, "citationItems": [{"id": "</meta:user-defined>
    <meta:user-defined meta:name="Mendeley_Bookmark_UzJ3rFgqZl_2" meta:value-type="string">ITEM-1", "itemData": {"issued": {"date-parts": [["2006"]]}, "abstract": "This paper presents our work in building an Indonesian LVCSR system. Most speech-related researchers in Indonesia focus on speech synthesizer technologies, natural language processin</meta:user-defined>
    <meta:user-defined meta:name="Mendeley_Bookmark_UzJ3rFgqZl_3" meta:value-type="string">g, and small vocabulary speech recognition systems. The lack of Indonesian speech data is one of the main problems in building an Indonesian LVCSR system. Thus, we start our work by preparing a phonetically balanced text, recording speech data, preparing </meta:user-defined>
    <meta:user-defined meta:name="Mendeley_Bookmark_UzJ3rFgqZl_4" meta:value-type="string">a text corpus, and then training acoustic models and language models.", "type": "article-journal", "id": "ITEM-1", "title": "Development of an Indonesian large vocabulary continuous speech recognition system", "page": "41-42", "author": [{"parse-names": f</meta:user-defined>
    <meta:user-defined meta:name="Mendeley_Bookmark_UzJ3rFgqZl_5" meta:value-type="string">alse, "non-dropping-particle": "", "dropping-particle": "", "given": "Sakriani", "family": "Sakti", "suffix": ""}, {"parse-names": false, "non-dropping-particle": "", "dropping-particle": "", "given": "Eka", "family": "Kelana", "suffix": ""}, {"parse-name</meta:user-defined>
    <meta:user-defined meta:name="Mendeley_Bookmark_UzJ3rFgqZl_6" meta:value-type="string">s": false, "non-dropping-particle": "", "dropping-particle": "", "given": "Hammam", "family": "Riza", "suffix": ""}, {"parse-names": false, "non-dropping-particle": "", "dropping-particle": "", "given": "Satoshi", "family": "Nakamura", "suffix": ""}, {"pa</meta:user-defined>
    <meta:user-defined meta:name="Mendeley_Bookmark_UzJ3rFgqZl_7" meta:value-type="string">rse-names": false, "non-dropping-particle": "", "dropping-particle": "", "given": "Konstantin", "family": "Markov", "suffix": ""}, {"parse-names": false, "non-dropping-particle": "", "dropping-particle": "", "given": "Shinsuke", "family": "Sakai", "suffix</meta:user-defined>
    <meta:user-defined meta:name="Mendeley_Bookmark_UzJ3rFgqZl_8" meta:value-type="string">": ""}]}, "uris": ["http://www.mendeley.com/documents/?uuid=d56b2f79-cc93-4f55-ad60-c0f097c6768b"]}], "properties": {}}</meta:user-defined>
    <meta:user-defined meta:name="Mendeley_Bookmark_VuMEJIBv1d_1" meta:value-type="string">ADDIN CSL_CITATION {"schema": "https://github.com/citation-style-language/schema/raw/master/csl-citation.json", "mendeley": {"formattedCitation": "[5]", "previouslyFormattedCitation": "[5]", "plainTextFormattedCitation": "[5]"}, "citationItems": [{"id": "</meta:user-defined>
    <meta:user-defined meta:name="Mendeley_Bookmark_VuMEJIBv1d_2" meta:value-type="string">ITEM-1", "itemData": {"issued": {"date-parts": [["2006"]]}, "ISSN": "1881-4034", "abstract": "This paper presents our work to build a pioneering Indonesian Large Vocabulary Continuous Speech Recognition (LVCSR) System. In order to build an LVCSR system, h</meta:user-defined>
    <meta:user-defined meta:name="Mendeley_Bookmark_VuMEJIBv1d_3" meta:value-type="string">igh accurate acoustic models and large-scale language models are essential. Since Indonesian speech corpus was not available yet, we tried to collect speech data from Indonesian native speakers to construct a speech corpus for training the acoustic model </meta:user-defined>
    <meta:user-defined meta:name="Mendeley_Bookmark_VuMEJIBv1d_4" meta:value-type="string">based on Hidden Markov Models (HMMs). A text corpus which was collected by ILPS, Informatics Institute, University of Amsterdam, was used to build a 40K-vocabulary dictionary and a n-gram language model. Evaluation results of the system are also presented</meta:user-defined>
    <meta:user-defined meta:name="Mendeley_Bookmark_VuMEJIBv1d_5" meta:value-type="string"> in this paper. The best configuration of the system achieved word accuracy of 78.2% in average. By conducting speaker adaptation using the MAP technique, the accuracy increased up to 82.3% in average.", "type": "article-journal", "id": "ITEM-1", "title":</meta:user-defined>
    <meta:user-defined meta:name="Mendeley_Bookmark_VuMEJIBv1d_6" meta:value-type="string"> "A large vocabulary continuous speech recognition system for Indonesian language", "container-title": "15th Indonesian Scientific Conference in Japan Proceedings", "page": "17-22", "author": [{"parse-names": false, "non-dropping-particle": "", "dropping-</meta:user-defined>
    <meta:user-defined meta:name="Mendeley_Bookmark_VuMEJIBv1d_7" meta:value-type="string">particle": "", "given": "Dessi Puji", "family": "Lestari", "suffix": ""}, {"parse-names": false, "non-dropping-particle": "", "dropping-particle": "", "given": "Koji", "family": "Iwano", "suffix": ""}, {"parse-names": false, "non-dropping-particle": "", "</meta:user-defined>
    <meta:user-defined meta:name="Mendeley_Bookmark_VuMEJIBv1d_8" meta:value-type="string">dropping-particle": "", "given": "Sadaoki", "family": "Furui", "suffix": ""}]}, "uris": ["http://www.mendeley.com/documents/?uuid=19c4d2ef-d5b8-4e3f-8e15-bdf740876d89"]}], "properties": {}}</meta:user-defined>
    <meta:user-defined meta:name="Mendeley_Bookmark_WVj55VQVjW_1" meta:value-type="string">ADDIN CSL_CITATION {"citationItems": [{"id": "ITEM-1", "uris": ["http://www.mendeley.com/documents/?uuid=70ec566b-55dd-47a2-971e-220bcc795bb9"], "itemData": {"author": [{"non-dropping-particle": "", "parse-names": false, "family": "Sakti", "given": "Sakri</meta:user-defined>
    <meta:user-defined meta:name="Mendeley_Bookmark_WVj55VQVjW_2" meta:value-type="string">ani", "dropping-particle": "", "suffix": ""}, {"non-dropping-particle": "", "parse-names": false, "family": "Hutagaol", "given": "Paulus", "dropping-particle": "", "suffix": ""}, {"non-dropping-particle": "", "parse-names": false, "family": "Arman", "give</meta:user-defined>
    <meta:user-defined meta:name="Mendeley_Bookmark_WVj55VQVjW_3" meta:value-type="string">n": "Arry Akhmad", "dropping-particle": "", "suffix": ""}, {"non-dropping-particle": "", "parse-names": false, "family": "Nakamura", "given": "Satoshi", "dropping-particle": "", "suffix": ""}], "abstract": "This paper outlines our efforts in developing In</meta:user-defined>
    <meta:user-defined meta:name="Mendeley_Bookmark_WVj55VQVjW_4" meta:value-type="string">donesian speech recognition for hearing and speaking impaired people. The lack of speech-enabling technology and research, as well as a shortage of data on the Indonesian language presents a major challenge for us to deal with. Difficulties arise in devel</meta:user-defined>
    <meta:user-defined meta:name="Mendeley_Bookmark_WVj55VQVjW_5" meta:value-type="string">oping an Indonesian speech corpus since Indonesian is actually most people\u2019s second language after their own ethnic native language. Collecting all of the possible languages and dialects of the tribes recognized in Indonesia is still the biggest prob</meta:user-defined>
    <meta:user-defined meta:name="Mendeley_Bookmark_WVj55VQVjW_6" meta:value-type="string">lem we face. In speech recognition, segmented utterances according to labels are usually used as a starting point for training speech models. This segmentation strategy is also one of the main issues. Initialization training utterances with flat segmentat</meta:user-defined>
    <meta:user-defined meta:name="Mendeley_Bookmark_WVj55VQVjW_7" meta:value-type="string">ion would not give sufficient performance. Here, we used an English speech recognizer to set initial segmentation of Indonesian utterances. This method produced a significant improvement of up to 40% in performance.", "issued": {"date-parts": [["2004"]]},</meta:user-defined>
    <meta:user-defined meta:name="Mendeley_Bookmark_WVj55VQVjW_8" meta:value-type="string"> "id": "ITEM-1", "container-title": "INTERSPEECH 2004 - ICSLP 8th International Conference on Spoken Language Processing ICC Jeju, Jeju Island, Korea", "title": "Indonesian Speech Recognition for Hearing and Speaking Impaired People", "type": "paper-confe</meta:user-defined>
    <meta:user-defined meta:name="Mendeley_Bookmark_WVj55VQVjW_9" meta:value-type="string">rence"}}], "schema": "https://github.com/citation-style-language/schema/raw/master/csl-citation.json", "properties": {}, "mendeley": {"formattedCitation": "[1]", "plainTextFormattedCitation": "[1]", "previouslyFormattedCitation": "[1]"}}</meta:user-defined>
    <meta:user-defined meta:name="Mendeley_Bookmark_XLDdzYOgCd_1" meta:value-type="string">ADDIN CSL_CITATION {"schema": "https://github.com/citation-style-language/schema/raw/master/csl-citation.json", "mendeley": {"formattedCitation": "[2]", "previouslyFormattedCitation": "[2]", "plainTextFormattedCitation": "[2]"}, "citationItems": [{"id": "</meta:user-defined>
    <meta:user-defined meta:name="Mendeley_Bookmark_XLDdzYOgCd_2" meta:value-type="string">ITEM-1", "itemData": {"ISSN": "0164-7989", "publisher": "Prentice Hall", "DOI": "10.1016/B978-0-12-802398-3.00002-7", "issued": {"date-parts": [["1993"]]}, "title": "Fundamentals of speech recognition", "number-of-pages": "9-40", "type": "book", "ISBN": "</meta:user-defined>
    <meta:user-defined meta:name="Mendeley_Bookmark_XLDdzYOgCd_3" meta:value-type="string">0130151572", "id": "ITEM-1", "abstract": "Provides a theoretically sound, technically accurate, and complete description of the basic knowledge and ideas that constitute a modern system for speech recognition by machine. Covers production, perception, and</meta:user-defined>
    <meta:user-defined meta:name="Mendeley_Bookmark_XLDdzYOgCd_4" meta:value-type="string"> acoustic-phonetic characterization of the speech signal; signal processing and analysis methods for speech recognition; pattern comparison techniques; speech recognition system design and implementation; theory and implementation of hidden Markov models;</meta:user-defined>
    <meta:user-defined meta:name="Mendeley_Bookmark_XLDdzYOgCd_5" meta:value-type="string"> speech recognition based on connected word models; large vocabulary continuous speech recognition; and task- oriented application of automatic speech recognition. For practicing engineers, scientists, linguists, and programmers interested in speech recog</meta:user-defined>
    <meta:user-defined meta:name="Mendeley_Bookmark_XLDdzYOgCd_6" meta:value-type="string">nition.", "container-title": "Robust Automatic Speech Recognition", "author": [{"parse-names": false, "non-dropping-particle": "", "dropping-particle": "", "given": "Lawrence", "family": "Rabiner", "suffix": ""}, {"parse-names": false, "non-dropping-parti</meta:user-defined>
    <meta:user-defined meta:name="Mendeley_Bookmark_XLDdzYOgCd_7" meta:value-type="string">cle": "", "dropping-particle": "", "given": "Bing Hwang", "family": "Juang", "suffix": ""}]}, "uris": ["http://www.mendeley.com/documents/?uuid=37778bbf-d82b-44f4-a767-b0850fdaba36"]}], "properties": {}}</meta:user-defined>
    <meta:user-defined meta:name="Mendeley_Bookmark_XqtVhTNr0s_1" meta:value-type="string">ADDIN CSL_CITATION {"schema": "https://github.com/citation-style-language/schema/raw/master/csl-citation.json", "mendeley": {"formattedCitation": "[3]", "previouslyFormattedCitation": "[3]", "plainTextFormattedCitation": "[3]"}, "citationItems": [{"id": "</meta:user-defined>
    <meta:user-defined meta:name="Mendeley_Bookmark_XqtVhTNr0s_2" meta:value-type="string">ITEM-1", "itemData": {"issued": {"date-parts": [["2015"]]}, "publisher": "Cambridge University", "type": "book", "id": "ITEM-1", "title": "The HTK Book version 3.5 alpha", "author": [{"parse-names": false, "non-dropping-particle": "", "dropping-particle":</meta:user-defined>
    <meta:user-defined meta:name="Mendeley_Bookmark_XqtVhTNr0s_3" meta:value-type="string"> "", "given": "Steve", "family": "Young", "suffix": ""}, {"parse-names": false, "non-dropping-particle": "", "dropping-particle": "", "given": "Evermann", "family": "Gunnar", "suffix": ""}, {"parse-names": false, "non-dropping-particle": "", "dropping-par</meta:user-defined>
    <meta:user-defined meta:name="Mendeley_Bookmark_XqtVhTNr0s_4" meta:value-type="string">ticle": "", "given": "Gales", "family": "Mark", "suffix": ""}, {"parse-names": false, "non-dropping-particle": "", "dropping-particle": "", "given": "Thomas", "family": "Hain", "suffix": ""}, {"parse-names": false, "non-dropping-particle": "", "dropping-p</meta:user-defined>
    <meta:user-defined meta:name="Mendeley_Bookmark_XqtVhTNr0s_5" meta:value-type="string">article": "", "given": "Dan", "family": "Kershaw", "suffix": ""}]}, "uris": ["http://www.mendeley.com/documents/?uuid=3c943ad4-2f83-49bb-b9eb-a6f94121ca59"]}], "properties": {}}</meta:user-defined>
    <meta:user-defined meta:name="Mendeley_Bookmark_YahVym2E3d_1" meta:value-type="string">ADDIN CSL_CITATION {"schema": "https://github.com/citation-style-language/schema/raw/master/csl-citation.json", "mendeley": {"formattedCitation": "[1]", "plainTextFormattedCitation": "[1]"}, "citationItems": [{"id": "ITEM-1", "itemData": {"issued": {"date</meta:user-defined>
    <meta:user-defined meta:name="Mendeley_Bookmark_YahVym2E3d_2" meta:value-type="string">-parts": [["2004"]]}, "abstract": "This paper outlines our efforts in developing Indonesian speech recognition for hearing and speaking impaired people. The lack of speech-enabling technology and research, as well as a shortage of data on the Indonesian l</meta:user-defined>
    <meta:user-defined meta:name="Mendeley_Bookmark_YahVym2E3d_3" meta:value-type="string">anguage presents a major challenge for us to deal with. Difficulties arise in developing an Indonesian speech corpus since Indonesian is actually most people\u2019s second language after their own ethnic native language. Collecting all of the possible lan</meta:user-defined>
    <meta:user-defined meta:name="Mendeley_Bookmark_YahVym2E3d_4" meta:value-type="string">guages and dialects of the tribes recognized in Indonesia is still the biggest problem we face. In speech recognition, segmented utterances according to labels are usually used as a starting point for training speech models. This segmentation strategy is </meta:user-defined>
    <meta:user-defined meta:name="Mendeley_Bookmark_YahVym2E3d_5" meta:value-type="string">also one of the main issues. Initialization training utterances with flat segmentation would not give sufficient performance. Here, we used an English speech recognizer to set initial segmentation of Indonesian utterances. This method produced a significa</meta:user-defined>
    <meta:user-defined meta:name="Mendeley_Bookmark_YahVym2E3d_6" meta:value-type="string">nt improvement of up to 40% in performance.", "type": "paper-conference", "id": "ITEM-1", "title": "Indonesian Speech Recognition for Hearing and Speaking Impaired People", "container-title": "INTERSPEECH 2004 - ICSLP 8th International Conference on Spoke</meta:user-defined>
    <meta:user-defined meta:name="Mendeley_Bookmark_YahVym2E3d_7" meta:value-type="string">n Language Processing ICC Jeju, Jeju Island, Korea", "author": [{"parse-names": false, "non-dropping-particle": "", "dropping-particle": "", "given": "Sakriani", "family": "Sakti", "suffix": ""}, {"parse-names": false, "non-dropping-particle": "", "droppi</meta:user-defined>
    <meta:user-defined meta:name="Mendeley_Bookmark_YahVym2E3d_8" meta:value-type="string">ng-particle": "", "given": "Paulus", "family": "Hutagaol", "suffix": ""}, {"parse-names": false, "non-dropping-particle": "", "dropping-particle": "", "given": "Arry Akhmad", "family": "Arman", "suffix": ""}, {"parse-names": false, "non-dropping-particle"</meta:user-defined>
    <meta:user-defined meta:name="Mendeley_Bookmark_YahVym2E3d_9" meta:value-type="string">: "", "dropping-particle": "", "given": "Satoshi", "family": "Nakamura", "suffix": ""}]}, "uris": ["http://www.mendeley.com/documents/?uuid=70ec566b-55dd-47a2-971e-220bcc795bb9"]}], "properties": {}}</meta:user-defined>
    <meta:user-defined meta:name="Mendeley_Bookmark_ZF9B84Qsv1_1" meta:value-type="string">ADDIN CSL_CITATION {"schema": "https://github.com/citation-style-language/schema/raw/master/csl-citation.json", "mendeley": {"formattedCitation": "[5]", "previouslyFormattedCitation": "[5]", "plainTextFormattedCitation": "[5]"}, "citationItems": [{"id": "</meta:user-defined>
    <meta:user-defined meta:name="Mendeley_Bookmark_ZF9B84Qsv1_2" meta:value-type="string">ITEM-1", "itemData": {"issued": {"date-parts": [["2006"]]}, "ISSN": "1881-4034", "abstract": "This paper presents our work to build a pioneering Indonesian Large Vocabulary Continuous Speech Recognition (LVCSR) System. In order to build an LVCSR system, h</meta:user-defined>
    <meta:user-defined meta:name="Mendeley_Bookmark_ZF9B84Qsv1_3" meta:value-type="string">igh accurate acoustic models and large-scale language models are essential. Since Indonesian speech corpus was not available yet, we tried to collect speech data from Indonesian native speakers to construct a speech corpus for training the acoustic model </meta:user-defined>
    <meta:user-defined meta:name="Mendeley_Bookmark_ZF9B84Qsv1_4" meta:value-type="string">based on Hidden Markov Models (HMMs). A text corpus which was collected by ILPS, Informatics Institute, University of Amsterdam, was used to build a 40K-vocabulary dictionary and a n-gram language model. Evaluation results of the system are also presented</meta:user-defined>
    <meta:user-defined meta:name="Mendeley_Bookmark_ZF9B84Qsv1_5" meta:value-type="string"> in this paper. The best configuration of the system achieved word accuracy of 78.2% in average. By conducting speaker adaptation using the MAP technique, the accuracy increased up to 82.3% in average.", "type": "article-journal", "id": "ITEM-1", "title":</meta:user-defined>
    <meta:user-defined meta:name="Mendeley_Bookmark_ZF9B84Qsv1_6" meta:value-type="string"> "A large vocabulary continuous speech recognition system for Indonesian language", "container-title": "15th Indonesian Scientific Conference in Japan Proceedings", "page": "17-22", "author": [{"parse-names": false, "non-dropping-particle": "", "dropping-</meta:user-defined>
    <meta:user-defined meta:name="Mendeley_Bookmark_ZF9B84Qsv1_7" meta:value-type="string">particle": "", "given": "Dessi Puji", "family": "Lestari", "suffix": ""}, {"parse-names": false, "non-dropping-particle": "", "dropping-particle": "", "given": "Koji", "family": "Iwano", "suffix": ""}, {"parse-names": false, "non-dropping-particle": "", "</meta:user-defined>
    <meta:user-defined meta:name="Mendeley_Bookmark_ZF9B84Qsv1_8" meta:value-type="string">dropping-particle": "", "given": "Sadaoki", "family": "Furui", "suffix": ""}]}, "uris": ["http://www.mendeley.com/documents/?uuid=19c4d2ef-d5b8-4e3f-8e15-bdf740876d89"]}], "properties": {}}</meta:user-defined>
    <meta:user-defined meta:name="Mendeley_Bookmark_a375eASZLp_1" meta:value-type="string">ADDIN CSL_CITATION {"schema": "https://github.com/citation-style-language/schema/raw/master/csl-citation.json", "mendeley": {"formattedCitation": "[3]", "previouslyFormattedCitation": "[3]", "plainTextFormattedCitation": "[3]"}, "citationItems": [{"id": "</meta:user-defined>
    <meta:user-defined meta:name="Mendeley_Bookmark_a375eASZLp_2" meta:value-type="string">ITEM-1", "itemData": {"issued": {"date-parts": [["2015"]]}, "publisher": "Cambridge University", "type": "book", "id": "ITEM-1", "title": "The HTK Book version 3.5 alpha", "author": [{"parse-names": false, "non-dropping-particle": "", "dropping-particle":</meta:user-defined>
    <meta:user-defined meta:name="Mendeley_Bookmark_a375eASZLp_3" meta:value-type="string"> "", "given": "Steve", "family": "Young", "suffix": ""}, {"parse-names": false, "non-dropping-particle": "", "dropping-particle": "", "given": "Evermann", "family": "Gunnar", "suffix": ""}, {"parse-names": false, "non-dropping-particle": "", "dropping-par</meta:user-defined>
    <meta:user-defined meta:name="Mendeley_Bookmark_a375eASZLp_4" meta:value-type="string">ticle": "", "given": "Gales", "family": "Mark", "suffix": ""}, {"parse-names": false, "non-dropping-particle": "", "dropping-particle": "", "given": "Thomas", "family": "Hain", "suffix": ""}, {"parse-names": false, "non-dropping-particle": "", "dropping-p</meta:user-defined>
    <meta:user-defined meta:name="Mendeley_Bookmark_a375eASZLp_5" meta:value-type="string">article": "", "given": "Dan", "family": "Kershaw", "suffix": ""}]}, "uris": ["http://www.mendeley.com/documents/?uuid=3c943ad4-2f83-49bb-b9eb-a6f94121ca59"]}], "properties": {}}</meta:user-defined>
    <meta:user-defined meta:name="Mendeley_Bookmark_agOW1rLN5s_1" meta:value-type="string">ADDIN CSL_CITATION {"citationItems": [{"id": "ITEM-1", "uris": ["http://www.mendeley.com/documents/?uuid=3c943ad4-2f83-49bb-b9eb-a6f94121ca59"], "itemData": {"author": [{"non-dropping-particle": "", "parse-names": false, "family": "Young", "given": "Steve</meta:user-defined>
    <meta:user-defined meta:name="Mendeley_Bookmark_agOW1rLN5s_2" meta:value-type="string">", "dropping-particle": "", "suffix": ""}, {"non-dropping-particle": "", "parse-names": false, "family": "Gunnar", "given": "Evermann", "dropping-particle": "", "suffix": ""}, {"non-dropping-particle": "", "parse-names": false, "family": "Mark", "given": </meta:user-defined>
    <meta:user-defined meta:name="Mendeley_Bookmark_agOW1rLN5s_3" meta:value-type="string">"Gales", "dropping-particle": "", "suffix": ""}, {"non-dropping-particle": "", "parse-names": false, "family": "Hain", "given": "Thomas", "dropping-particle": "", "suffix": ""}, {"non-dropping-particle": "", "parse-names": false, "family": "Kershaw", "giv</meta:user-defined>
    <meta:user-defined meta:name="Mendeley_Bookmark_agOW1rLN5s_4" meta:value-type="string">en": "Dan", "dropping-particle": "", "suffix": ""}], "title": "The HTK Book version 3.5 alpha", "issued": {"date-parts": [["2015"]]}, "publisher": "Cambridge University", "id": "ITEM-1", "type": "book"}}], "schema": "https://github.com/citation-style-lang</meta:user-defined>
    <meta:user-defined meta:name="Mendeley_Bookmark_agOW1rLN5s_5" meta:value-type="string">uage/schema/raw/master/csl-citation.json", "properties": {}, "mendeley": {"formattedCitation": "[3]", "plainTextFormattedCitation": "[3]", "previouslyFormattedCitation": "[3]"}}</meta:user-defined>
    <meta:user-defined meta:name="Mendeley_Bookmark_e2ji2kDwTe_1" meta:value-type="string">ADDIN CSL_CITATION {"citationItems": [{"id": "ITEM-1", "uris": ["http://www.mendeley.com/documents/?uuid=63efb9f2-43c3-4d21-a818-adde0d27fbb1"], "itemData": {"author": [{"non-dropping-particle": "", "parse-names": false, "family": "Hatala", "given": "Zulk</meta:user-defined>
    <meta:user-defined meta:name="Mendeley_Bookmark_e2ji2kDwTe_2" meta:value-type="string">arnaen", "dropping-particle": "", "suffix": ""}], "title": "Optimum train set for continuous speaker dependent Indonesian digit recognizer", "issued": {"date-parts": [["2016"]]}, "volume": "6", "id": "ITEM-1", "container-title": "Simetrik", "issue": "2", </meta:user-defined>
    <meta:user-defined meta:name="Mendeley_Bookmark_e2ji2kDwTe_3" meta:value-type="string">"type": "article-journal"}}], "schema": "https://github.com/citation-style-language/schema/raw/master/csl-citation.json", "properties": {}, "mendeley": {"formattedCitation": "[6]", "plainTextFormattedCitation": "[6]", "previouslyFormattedCitation": "[7]"}</meta:user-defined>
    <meta:user-defined meta:name="Mendeley_Bookmark_e2ji2kDwTe_4" meta:value-type="string">}</meta:user-defined>
    <meta:user-defined meta:name="Mendeley_Bookmark_ecT15iBDYl_1" meta:value-type="string">ADDIN CSL_CITATION {"schema": "https://github.com/citation-style-language/schema/raw/master/csl-citation.json", "mendeley": {"formattedCitation": "[3]", "previouslyFormattedCitation": "[3]", "plainTextFormattedCitation": "[3]"}, "citationItems": [{"id": "</meta:user-defined>
    <meta:user-defined meta:name="Mendeley_Bookmark_ecT15iBDYl_2" meta:value-type="string">ITEM-1", "itemData": {"issued": {"date-parts": [["2015"]]}, "publisher": "Cambridge University", "type": "book", "id": "ITEM-1", "title": "The HTK Book version 3.5 alpha", "author": [{"parse-names": false, "non-dropping-particle": "", "dropping-particle":</meta:user-defined>
    <meta:user-defined meta:name="Mendeley_Bookmark_ecT15iBDYl_3" meta:value-type="string"> "", "given": "Steve", "family": "Young", "suffix": ""}, {"parse-names": false, "non-dropping-particle": "", "dropping-particle": "", "given": "Evermann", "family": "Gunnar", "suffix": ""}, {"parse-names": false, "non-dropping-particle": "", "dropping-par</meta:user-defined>
    <meta:user-defined meta:name="Mendeley_Bookmark_ecT15iBDYl_4" meta:value-type="string">ticle": "", "given": "Gales", "family": "Mark", "suffix": ""}, {"parse-names": false, "non-dropping-particle": "", "dropping-particle": "", "given": "Thomas", "family": "Hain", "suffix": ""}, {"parse-names": false, "non-dropping-particle": "", "dropping-p</meta:user-defined>
    <meta:user-defined meta:name="Mendeley_Bookmark_ecT15iBDYl_5" meta:value-type="string">article": "", "given": "Dan", "family": "Kershaw", "suffix": ""}]}, "uris": ["http://www.mendeley.com/documents/?uuid=3c943ad4-2f83-49bb-b9eb-a6f94121ca59"]}], "properties": {}}</meta:user-defined>
    <meta:user-defined meta:name="Mendeley_Bookmark_ekQxdcndem_1" meta:value-type="string">ADDIN Mendeley Bibliography CSL_BIBLIOGRAPHY </meta:user-defined>
    <meta:user-defined meta:name="Mendeley_Bookmark_glvUXUnm7o_1" meta:value-type="string">ADDIN CSL_CITATION {"schema": "https://github.com/citation-style-language/schema/raw/master/csl-citation.json", "mendeley": {"formattedCitation": "[3]", "previouslyFormattedCitation": "[3]", "plainTextFormattedCitation": "[3]"}, "citationItems": [{"id": "</meta:user-defined>
    <meta:user-defined meta:name="Mendeley_Bookmark_glvUXUnm7o_2" meta:value-type="string">ITEM-1", "itemData": {"issued": {"date-parts": [["2015"]]}, "publisher": "Cambridge University", "type": "book", "id": "ITEM-1", "title": "The HTK Book version 3.5 alpha", "author": [{"parse-names": false, "non-dropping-particle": "", "dropping-particle":</meta:user-defined>
    <meta:user-defined meta:name="Mendeley_Bookmark_glvUXUnm7o_3" meta:value-type="string"> "", "given": "Steve", "family": "Young", "suffix": ""}, {"parse-names": false, "non-dropping-particle": "", "dropping-particle": "", "given": "Evermann", "family": "Gunnar", "suffix": ""}, {"parse-names": false, "non-dropping-particle": "", "dropping-par</meta:user-defined>
    <meta:user-defined meta:name="Mendeley_Bookmark_glvUXUnm7o_4" meta:value-type="string">ticle": "", "given": "Gales", "family": "Mark", "suffix": ""}, {"parse-names": false, "non-dropping-particle": "", "dropping-particle": "", "given": "Thomas", "family": "Hain", "suffix": ""}, {"parse-names": false, "non-dropping-particle": "", "dropping-p</meta:user-defined>
    <meta:user-defined meta:name="Mendeley_Bookmark_glvUXUnm7o_5" meta:value-type="string">article": "", "given": "Dan", "family": "Kershaw", "suffix": ""}]}, "uris": ["http://www.mendeley.com/documents/?uuid=3c943ad4-2f83-49bb-b9eb-a6f94121ca59"]}], "properties": {}}</meta:user-defined>
    <meta:user-defined meta:name="Mendeley_Bookmark_iXh2gxkkiB_1" meta:value-type="string">ADDIN CSL_CITATION {"schema": "https://github.com/citation-style-language/schema/raw/master/csl-citation.json", "mendeley": {"formattedCitation": "[5]", "previouslyFormattedCitation": "[5]", "plainTextFormattedCitation": "[5]"}, "citationItems": [{"id": "</meta:user-defined>
    <meta:user-defined meta:name="Mendeley_Bookmark_iXh2gxkkiB_2" meta:value-type="string">ITEM-1", "itemData": {"issued": {"date-parts": [["2006"]]}, "ISSN": "1881-4034", "abstract": "This paper presents our work to build a pioneering Indonesian Large Vocabulary Continuous Speech Recognition (LVCSR) System. In order to build an LVCSR system, h</meta:user-defined>
    <meta:user-defined meta:name="Mendeley_Bookmark_iXh2gxkkiB_3" meta:value-type="string">igh accurate acoustic models and large-scale language models are essential. Since Indonesian speech corpus was not available yet, we tried to collect speech data from Indonesian native speakers to construct a speech corpus for training the acoustic model </meta:user-defined>
    <meta:user-defined meta:name="Mendeley_Bookmark_iXh2gxkkiB_4" meta:value-type="string">based on Hidden Markov Models (HMMs). A text corpus which was collected by ILPS, Informatics Institute, University of Amsterdam, was used to build a 40K-vocabulary dictionary and a n-gram language model. Evaluation results of the system are also presented</meta:user-defined>
    <meta:user-defined meta:name="Mendeley_Bookmark_iXh2gxkkiB_5" meta:value-type="string"> in this paper. The best configuration of the system achieved word accuracy of 78.2% in average. By conducting speaker adaptation using the MAP technique, the accuracy increased up to 82.3% in average.", "type": "article-journal", "id": "ITEM-1", "title":</meta:user-defined>
    <meta:user-defined meta:name="Mendeley_Bookmark_iXh2gxkkiB_6" meta:value-type="string"> "A large vocabulary continuous speech recognition system for Indonesian language", "container-title": "15th Indonesian Scientific Conference in Japan Proceedings", "page": "17-22", "author": [{"parse-names": false, "non-dropping-particle": "", "dropping-</meta:user-defined>
    <meta:user-defined meta:name="Mendeley_Bookmark_iXh2gxkkiB_7" meta:value-type="string">particle": "", "given": "Dessi Puji", "family": "Lestari", "suffix": ""}, {"parse-names": false, "non-dropping-particle": "", "dropping-particle": "", "given": "Koji", "family": "Iwano", "suffix": ""}, {"parse-names": false, "non-dropping-particle": "", "</meta:user-defined>
    <meta:user-defined meta:name="Mendeley_Bookmark_iXh2gxkkiB_8" meta:value-type="string">dropping-particle": "", "given": "Sadaoki", "family": "Furui", "suffix": ""}]}, "uris": ["http://www.mendeley.com/documents/?uuid=19c4d2ef-d5b8-4e3f-8e15-bdf740876d89"]}], "properties": {}}</meta:user-defined>
    <meta:user-defined meta:name="Mendeley_Bookmark_jM1fZ1JD7W_1" meta:value-type="string">ADDIN CSL_CITATION {"schema": "https://github.com/citation-style-language/schema/raw/master/csl-citation.json", "mendeley": {"formattedCitation": "[7]", "previouslyFormattedCitation": "[7]", "plainTextFormattedCitation": "[7]"}, "citationItems": [{"id": "</meta:user-defined>
    <meta:user-defined meta:name="Mendeley_Bookmark_jM1fZ1JD7W_2" meta:value-type="string">ITEM-1", "itemData": {"volume": "6", "issued": {"date-parts": [["2016"]]}, "type": "article-journal", "id": "ITEM-1", "title": "Optimum train set for continuous speaker dependent Indonesian digit recognizer", "container-title": "Simetrik", "issue": "2", "</meta:user-defined>
    <meta:user-defined meta:name="Mendeley_Bookmark_jM1fZ1JD7W_3" meta:value-type="string">author": [{"parse-names": false, "non-dropping-particle": "", "dropping-particle": "", "given": "Zulkarnaen", "family": "Hatala", "suffix": ""}]}, "uris": ["http://www.mendeley.com/documents/?uuid=63efb9f2-43c3-4d21-a818-adde0d27fbb1"]}], "properties": {}</meta:user-defined>
    <meta:user-defined meta:name="Mendeley_Bookmark_jM1fZ1JD7W_4" meta:value-type="string">}</meta:user-defined>
    <meta:user-defined meta:name="Mendeley_Bookmark_jVN6PyopTZ_1" meta:value-type="string">ADDIN CSL_CITATION {"schema": "https://github.com/citation-style-language/schema/raw/master/csl-citation.json", "mendeley": {"formattedCitation": "[2]", "previouslyFormattedCitation": "[2]", "plainTextFormattedCitation": "[2]"}, "citationItems": [{"id": "</meta:user-defined>
    <meta:user-defined meta:name="Mendeley_Bookmark_jVN6PyopTZ_2" meta:value-type="string">ITEM-1", "itemData": {"ISSN": "0164-7989", "publisher": "Prentice Hall", "DOI": "10.1016/B978-0-12-802398-3.00002-7", "issued": {"date-parts": [["1993"]]}, "title": "Fundamentals of speech recognition", "number-of-pages": "9-40", "type": "book", "ISBN": "</meta:user-defined>
    <meta:user-defined meta:name="Mendeley_Bookmark_jVN6PyopTZ_3" meta:value-type="string">0130151572", "id": "ITEM-1", "abstract": "Provides a theoretically sound, technically accurate, and complete description of the basic knowledge and ideas that constitute a modern system for speech recognition by machine. Covers production, perception, and</meta:user-defined>
    <meta:user-defined meta:name="Mendeley_Bookmark_jVN6PyopTZ_4" meta:value-type="string"> acoustic-phonetic characterization of the speech signal; signal processing and analysis methods for speech recognition; pattern comparison techniques; speech recognition system design and implementation; theory and implementation of hidden Markov models;</meta:user-defined>
    <meta:user-defined meta:name="Mendeley_Bookmark_jVN6PyopTZ_5" meta:value-type="string"> speech recognition based on connected word models; large vocabulary continuous speech recognition; and task- oriented application of automatic speech recognition. For practicing engineers, scientists, linguists, and programmers interested in speech recog</meta:user-defined>
    <meta:user-defined meta:name="Mendeley_Bookmark_jVN6PyopTZ_6" meta:value-type="string">nition.", "container-title": "Robust Automatic Speech Recognition", "author": [{"parse-names": false, "non-dropping-particle": "", "dropping-particle": "", "given": "Lawrence", "family": "Rabiner", "suffix": ""}, {"parse-names": false, "non-dropping-parti</meta:user-defined>
    <meta:user-defined meta:name="Mendeley_Bookmark_jVN6PyopTZ_7" meta:value-type="string">cle": "", "dropping-particle": "", "given": "Bing Hwang", "family": "Juang", "suffix": ""}]}, "uris": ["http://www.mendeley.com/documents/?uuid=37778bbf-d82b-44f4-a767-b0850fdaba36"]}], "properties": {}}</meta:user-defined>
    <meta:user-defined meta:name="Mendeley_Bookmark_kfrjeVuXPV_1" meta:value-type="string">ADDIN CSL_CITATION {"schema": "https://github.com/citation-style-language/schema/raw/master/csl-citation.json", "mendeley": {"formattedCitation": "[4]", "previouslyFormattedCitation": "[4]", "plainTextFormattedCitation": "[4]"}, "citationItems": [{"id": "</meta:user-defined>
    <meta:user-defined meta:name="Mendeley_Bookmark_kfrjeVuXPV_10" meta:value-type="string">y.com/documents/?uuid=64e3bd79-f68d-4cd3-98c9-718cdad9db5a"]}], "properties": {}}</meta:user-defined>
    <meta:user-defined meta:name="Mendeley_Bookmark_kfrjeVuXPV_2" meta:value-type="string">ITEM-1", "itemData": {"volume": "2", "ISSN": "2165-9354", "DOI": "10.5923/j.ajsp.20120204.01", "issued": {"date-parts": [["2012"]]}, "title": "Indonesian Automatic Speech Recognition System Using English-Based Acoustic Model", "page": "60-63", "type": "ar</meta:user-defined>
    <meta:user-defined meta:name="Mendeley_Bookmark_kfrjeVuXPV_3" meta:value-type="string">ticle-journal", "issue": "4", "id": "ITEM-1", "abstract": "Building an automatic speech recognizer (ASR) means that one has to provide the acoustic model, language model and lexicon for the intended language, which is also applied for Indonesian ASR. Unfo</meta:user-defined>
    <meta:user-defined meta:name="Mendeley_Bookmark_kfrjeVuXPV_4" meta:value-type="string">rtunately, providing acoustic model for a certain language is quite expensive, unlike the language model and the lexicon. This is because one has to record many utterances from several speakers to build a speaker independent ASR. In our research, we attem</meta:user-defined>
    <meta:user-defined meta:name="Mendeley_Bookmark_kfrjeVuXPV_5" meta:value-type="string">pted to build an Indonesian ASR without providing the Indonesian acoustic model directly. Instead, we made use English acoustic model and mapped English phoneme into Indonesian one. There are 39 English phonemes and 29 Indonesian phonemes. For special Ind</meta:user-defined>
    <meta:user-defined meta:name="Mendeley_Bookmark_kfrjeVuXPV_6" meta:value-type="string">onesian phoneme with no corresponding English phoneme, we tried to make estimation such as \u201cny\u201d is mapped into \u201cn\u201d and \u201cy\u201d. There are 9,509 Indonesian words equipped with corresponding English phoneme. The English acoustic mo</meta:user-defined>
    <meta:user-defined meta:name="Mendeley_Bookmark_kfrjeVuXPV_7" meta:value-type="string">del size is 5,523 KB and the Indonesian language model is built from a file of 405 KB in size. By customizing Sphinx (a Hidden Markov Model based ASR tool) with Indonesian lexicon and Indonesian language model, the Indonesian ASR was built. The goal of th</meta:user-defined>
    <meta:user-defined meta:name="Mendeley_Bookmark_kfrjeVuXPV_8" meta:value-type="string">is paper is to compare the system\u2019s accuracy with existing Indonesian ASR that use Indonesian acoustic model.", "ISBN": "9781457707520", "container-title": "American Journal of Signal Processing", "author": [{"parse-names": false, "non-dropping-parti</meta:user-defined>
    <meta:user-defined meta:name="Mendeley_Bookmark_kfrjeVuXPV_9" meta:value-type="string">cle": "", "dropping-particle": "", "given": "Veri", "family": "Ferdiansyah", "suffix": ""}, {"parse-names": false, "non-dropping-particle": "", "dropping-particle": "", "given": "Ayu", "family": "Purwarianti", "suffix": ""}]}, "uris": ["http://www.mendele</meta:user-defined>
    <meta:user-defined meta:name="Mendeley_Bookmark_kt5A0ACa8E_1" meta:value-type="string">ADDIN CSL_CITATION {"schema": "https://github.com/citation-style-language/schema/raw/master/csl-citation.json", "mendeley": {"formattedCitation": "[3]", "previouslyFormattedCitation": "[3]", "plainTextFormattedCitation": "[3]"}, "citationItems": [{"id": "</meta:user-defined>
    <meta:user-defined meta:name="Mendeley_Bookmark_kt5A0ACa8E_2" meta:value-type="string">ITEM-1", "itemData": {"issued": {"date-parts": [["2015"]]}, "publisher": "Cambridge University", "type": "book", "id": "ITEM-1", "title": "The HTK Book version 3.5 alpha", "author": [{"parse-names": false, "non-dropping-particle": "", "dropping-particle":</meta:user-defined>
    <meta:user-defined meta:name="Mendeley_Bookmark_kt5A0ACa8E_3" meta:value-type="string"> "", "given": "Steve", "family": "Young", "suffix": ""}, {"parse-names": false, "non-dropping-particle": "", "dropping-particle": "", "given": "Evermann", "family": "Gunnar", "suffix": ""}, {"parse-names": false, "non-dropping-particle": "", "dropping-par</meta:user-defined>
    <meta:user-defined meta:name="Mendeley_Bookmark_kt5A0ACa8E_4" meta:value-type="string">ticle": "", "given": "Gales", "family": "Mark", "suffix": ""}, {"parse-names": false, "non-dropping-particle": "", "dropping-particle": "", "given": "Thomas", "family": "Hain", "suffix": ""}, {"parse-names": false, "non-dropping-particle": "", "dropping-p</meta:user-defined>
    <meta:user-defined meta:name="Mendeley_Bookmark_kt5A0ACa8E_5" meta:value-type="string">article": "", "given": "Dan", "family": "Kershaw", "suffix": ""}]}, "uris": ["http://www.mendeley.com/documents/?uuid=3c943ad4-2f83-49bb-b9eb-a6f94121ca59"]}], "properties": {}}</meta:user-defined>
    <meta:user-defined meta:name="Mendeley_Bookmark_mUlOkzRE5B_1" meta:value-type="string">ADDIN CSL_CITATION {"citationItems": [{"id": "ITEM-1", "uris": ["http://www.mendeley.com/documents/?uuid=19c4d2ef-d5b8-4e3f-8e15-bdf740876d89"], "itemData": {"author": [{"non-dropping-particle": "", "parse-names": false, "family": "Lestari", "given": "Des</meta:user-defined>
    <meta:user-defined meta:name="Mendeley_Bookmark_mUlOkzRE5B_2" meta:value-type="string">si Puji", "dropping-particle": "", "suffix": ""}, {"non-dropping-particle": "", "parse-names": false, "family": "Iwano", "given": "Koji", "dropping-particle": "", "suffix": ""}, {"non-dropping-particle": "", "parse-names": false, "family": "Furui", "given</meta:user-defined>
    <meta:user-defined meta:name="Mendeley_Bookmark_mUlOkzRE5B_3" meta:value-type="string">": "Sadaoki", "dropping-particle": "", "suffix": ""}], "abstract": "This paper presents our work to build a pioneering Indonesian Large Vocabulary Continuous Speech Recognition (LVCSR) System. In order to build an LVCSR system, high accurate acoustic mode</meta:user-defined>
    <meta:user-defined meta:name="Mendeley_Bookmark_mUlOkzRE5B_4" meta:value-type="string">ls and large-scale language models are essential. Since Indonesian speech corpus was not available yet, we tried to collect speech data from Indonesian native speakers to construct a speech corpus for training the acoustic model based on Hidden Markov Mod</meta:user-defined>
    <meta:user-defined meta:name="Mendeley_Bookmark_mUlOkzRE5B_5" meta:value-type="string">els (HMMs). A text corpus which was collected by ILPS, Informatics Institute, University of Amsterdam, was used to build a 40K-vocabulary dictionary and a n-gram language model. Evaluation results of the system are also presented in this paper. The best c</meta:user-defined>
    <meta:user-defined meta:name="Mendeley_Bookmark_mUlOkzRE5B_6" meta:value-type="string">onfiguration of the system achieved word accuracy of 78.2% in average. By conducting speaker adaptation using the MAP technique, the accuracy increased up to 82.3% in average.", "page": "17-22", "issued": {"date-parts": [["2006"]]}, "id": "ITEM-1", "ISSN"</meta:user-defined>
    <meta:user-defined meta:name="Mendeley_Bookmark_mUlOkzRE5B_7" meta:value-type="string">: "1881-4034", "container-title": "15th Indonesian Scientific Conference in Japan Proceedings", "title": "A large vocabulary continuous speech recognition system for Indonesian language", "type": "article-journal"}}], "schema": "https://github.com/citatio</meta:user-defined>
    <meta:user-defined meta:name="Mendeley_Bookmark_mUlOkzRE5B_8" meta:value-type="string">n-style-language/schema/raw/master/csl-citation.json", "properties": {}, "mendeley": {"formattedCitation": "[5]", "plainTextFormattedCitation": "[5]", "previouslyFormattedCitation": "[5]"}}</meta:user-defined>
    <meta:user-defined meta:name="Mendeley_Bookmark_mgcBUn3gax_1" meta:value-type="string">ADDIN Mendeley Bibliography CSL_BIBLIOGRAPHY </meta:user-defined>
    <meta:user-defined meta:name="Mendeley_Bookmark_o89nbzs99D_1" meta:value-type="string">ADDIN CSL_CITATION {"schema": "https://github.com/citation-style-language/schema/raw/master/csl-citation.json", "mendeley": {"formattedCitation": "[3]", "previouslyFormattedCitation": "[3]", "plainTextFormattedCitation": "[3]"}, "citationItems": [{"id": "</meta:user-defined>
    <meta:user-defined meta:name="Mendeley_Bookmark_o89nbzs99D_2" meta:value-type="string">ITEM-1", "itemData": {"issued": {"date-parts": [["2015"]]}, "publisher": "Cambridge University", "type": "book", "id": "ITEM-1", "title": "The HTK Book version 3.5 alpha", "author": [{"parse-names": false, "non-dropping-particle": "", "dropping-particle":</meta:user-defined>
    <meta:user-defined meta:name="Mendeley_Bookmark_o89nbzs99D_3" meta:value-type="string"> "", "given": "Steve", "family": "Young", "suffix": ""}, {"parse-names": false, "non-dropping-particle": "", "dropping-particle": "", "given": "Evermann", "family": "Gunnar", "suffix": ""}, {"parse-names": false, "non-dropping-particle": "", "dropping-par</meta:user-defined>
    <meta:user-defined meta:name="Mendeley_Bookmark_o89nbzs99D_4" meta:value-type="string">ticle": "", "given": "Gales", "family": "Mark", "suffix": ""}, {"parse-names": false, "non-dropping-particle": "", "dropping-particle": "", "given": "Thomas", "family": "Hain", "suffix": ""}, {"parse-names": false, "non-dropping-particle": "", "dropping-p</meta:user-defined>
    <meta:user-defined meta:name="Mendeley_Bookmark_o89nbzs99D_5" meta:value-type="string">article": "", "given": "Dan", "family": "Kershaw", "suffix": ""}]}, "uris": ["http://www.mendeley.com/documents/?uuid=3c943ad4-2f83-49bb-b9eb-a6f94121ca59"]}], "properties": {}}</meta:user-defined>
    <meta:user-defined meta:name="Mendeley_Bookmark_oHWHuqgh2E_1" meta:value-type="string">ADDIN CSL_CITATION {"schema": "https://github.com/citation-style-language/schema/raw/master/csl-citation.json", "mendeley": {"formattedCitation": "[3]", "previouslyFormattedCitation": "[3]", "plainTextFormattedCitation": "[3]"}, "citationItems": [{"id": "</meta:user-defined>
    <meta:user-defined meta:name="Mendeley_Bookmark_oHWHuqgh2E_2" meta:value-type="string">ITEM-1", "itemData": {"issued": {"date-parts": [["2015"]]}, "publisher": "Cambridge University", "type": "book", "id": "ITEM-1", "title": "The HTK Book version 3.5 alpha", "author": [{"parse-names": false, "non-dropping-particle": "", "dropping-particle":</meta:user-defined>
    <meta:user-defined meta:name="Mendeley_Bookmark_oHWHuqgh2E_3" meta:value-type="string"> "", "given": "Steve", "family": "Young", "suffix": ""}, {"parse-names": false, "non-dropping-particle": "", "dropping-particle": "", "given": "Evermann", "family": "Gunnar", "suffix": ""}, {"parse-names": false, "non-dropping-particle": "", "dropping-par</meta:user-defined>
    <meta:user-defined meta:name="Mendeley_Bookmark_oHWHuqgh2E_4" meta:value-type="string">ticle": "", "given": "Gales", "family": "Mark", "suffix": ""}, {"parse-names": false, "non-dropping-particle": "", "dropping-particle": "", "given": "Thomas", "family": "Hain", "suffix": ""}, {"parse-names": false, "non-dropping-particle": "", "dropping-p</meta:user-defined>
    <meta:user-defined meta:name="Mendeley_Bookmark_oHWHuqgh2E_5" meta:value-type="string">article": "", "given": "Dan", "family": "Kershaw", "suffix": ""}]}, "uris": ["http://www.mendeley.com/documents/?uuid=3c943ad4-2f83-49bb-b9eb-a6f94121ca59"]}], "properties": {}}</meta:user-defined>
    <meta:user-defined meta:name="Mendeley_Bookmark_oeKLWzLPqf_1" meta:value-type="string">ADDIN CSL_CITATION {"schema": "https://github.com/citation-style-language/schema/raw/master/csl-citation.json", "mendeley": {"formattedCitation": "[6]", "previouslyFormattedCitation": "[6]", "plainTextFormattedCitation": "[6]"}, "citationItems": [{"id": "</meta:user-defined>
    <meta:user-defined meta:name="Mendeley_Bookmark_oeKLWzLPqf_2" meta:value-type="string">ITEM-1", "itemData": {"issued": {"date-parts": [["2006"]]}, "abstract": "This paper presents our work in building an Indonesian LVCSR system. Most speech-related researchers in Indonesia focus on speech synthesizer technologies, natural language processin</meta:user-defined>
    <meta:user-defined meta:name="Mendeley_Bookmark_oeKLWzLPqf_3" meta:value-type="string">g, and small vocabulary speech recognition systems. The lack of Indonesian speech data is one of the main problems in building an Indonesian LVCSR system. Thus, we start our work by preparing a phonetically balanced text, recording speech data, preparing </meta:user-defined>
    <meta:user-defined meta:name="Mendeley_Bookmark_oeKLWzLPqf_4" meta:value-type="string">a text corpus, and then training acoustic models and language models.", "type": "article-journal", "id": "ITEM-1", "title": "Development of an Indonesian large vocabulary continuous speech recognition system", "page": "41-42", "author": [{"parse-names": f</meta:user-defined>
    <meta:user-defined meta:name="Mendeley_Bookmark_oeKLWzLPqf_5" meta:value-type="string">alse, "non-dropping-particle": "", "dropping-particle": "", "given": "Sakriani", "family": "Sakti", "suffix": ""}, {"parse-names": false, "non-dropping-particle": "", "dropping-particle": "", "given": "Eka", "family": "Kelana", "suffix": ""}, {"parse-name</meta:user-defined>
    <meta:user-defined meta:name="Mendeley_Bookmark_oeKLWzLPqf_6" meta:value-type="string">s": false, "non-dropping-particle": "", "dropping-particle": "", "given": "Hammam", "family": "Riza", "suffix": ""}, {"parse-names": false, "non-dropping-particle": "", "dropping-particle": "", "given": "Satoshi", "family": "Nakamura", "suffix": ""}, {"pa</meta:user-defined>
    <meta:user-defined meta:name="Mendeley_Bookmark_oeKLWzLPqf_7" meta:value-type="string">rse-names": false, "non-dropping-particle": "", "dropping-particle": "", "given": "Konstantin", "family": "Markov", "suffix": ""}, {"parse-names": false, "non-dropping-particle": "", "dropping-particle": "", "given": "Shinsuke", "family": "Sakai", "suffix</meta:user-defined>
    <meta:user-defined meta:name="Mendeley_Bookmark_oeKLWzLPqf_8" meta:value-type="string">": ""}]}, "uris": ["http://www.mendeley.com/documents/?uuid=d56b2f79-cc93-4f55-ad60-c0f097c6768b"]}], "properties": {}}</meta:user-defined>
    <meta:user-defined meta:name="Mendeley_Bookmark_p7ryaa6pJg_1" meta:value-type="string">ADDIN CSL_CITATION {"schema": "https://github.com/citation-style-language/schema/raw/master/csl-citation.json", "mendeley": {"formattedCitation": "[3]", "previouslyFormattedCitation": "[3]", "plainTextFormattedCitation": "[3]"}, "citationItems": [{"id": "</meta:user-defined>
    <meta:user-defined meta:name="Mendeley_Bookmark_p7ryaa6pJg_2" meta:value-type="string">ITEM-1", "itemData": {"issued": {"date-parts": [["2015"]]}, "publisher": "Cambridge University", "type": "book", "id": "ITEM-1", "title": "The HTK Book version 3.5 alpha", "author": [{"parse-names": false, "non-dropping-particle": "", "dropping-particle":</meta:user-defined>
    <meta:user-defined meta:name="Mendeley_Bookmark_p7ryaa6pJg_3" meta:value-type="string"> "", "given": "Steve", "family": "Young", "suffix": ""}, {"parse-names": false, "non-dropping-particle": "", "dropping-particle": "", "given": "Evermann", "family": "Gunnar", "suffix": ""}, {"parse-names": false, "non-dropping-particle": "", "dropping-par</meta:user-defined>
    <meta:user-defined meta:name="Mendeley_Bookmark_p7ryaa6pJg_4" meta:value-type="string">ticle": "", "given": "Gales", "family": "Mark", "suffix": ""}, {"parse-names": false, "non-dropping-particle": "", "dropping-particle": "", "given": "Thomas", "family": "Hain", "suffix": ""}, {"parse-names": false, "non-dropping-particle": "", "dropping-p</meta:user-defined>
    <meta:user-defined meta:name="Mendeley_Bookmark_p7ryaa6pJg_5" meta:value-type="string">article": "", "given": "Dan", "family": "Kershaw", "suffix": ""}]}, "uris": ["http://www.mendeley.com/documents/?uuid=3c943ad4-2f83-49bb-b9eb-a6f94121ca59"]}], "properties": {}}</meta:user-defined>
    <meta:user-defined meta:name="Mendeley_Bookmark_r2ofaUzeNI_1" meta:value-type="string">ADDIN CSL_CITATION {"schema": "https://github.com/citation-style-language/schema/raw/master/csl-citation.json", "mendeley": {"formattedCitation": "[5]", "previouslyFormattedCitation": "[5]", "plainTextFormattedCitation": "[5]"}, "citationItems": [{"id": "</meta:user-defined>
    <meta:user-defined meta:name="Mendeley_Bookmark_r2ofaUzeNI_2" meta:value-type="string">ITEM-1", "itemData": {"issued": {"date-parts": [["2006"]]}, "ISSN": "1881-4034", "abstract": "This paper presents our work to build a pioneering Indonesian Large Vocabulary Continuous Speech Recognition (LVCSR) System. In order to build an LVCSR system, h</meta:user-defined>
    <meta:user-defined meta:name="Mendeley_Bookmark_r2ofaUzeNI_3" meta:value-type="string">igh accurate acoustic models and large-scale language models are essential. Since Indonesian speech corpus was not available yet, we tried to collect speech data from Indonesian native speakers to construct a speech corpus for training the acoustic model </meta:user-defined>
    <meta:user-defined meta:name="Mendeley_Bookmark_r2ofaUzeNI_4" meta:value-type="string">based on Hidden Markov Models (HMMs). A text corpus which was collected by ILPS, Informatics Institute, University of Amsterdam, was used to build a 40K-vocabulary dictionary and a n-gram language model. Evaluation results of the system are also presented</meta:user-defined>
    <meta:user-defined meta:name="Mendeley_Bookmark_r2ofaUzeNI_5" meta:value-type="string"> in this paper. The best configuration of the system achieved word accuracy of 78.2% in average. By conducting speaker adaptation using the MAP technique, the accuracy increased up to 82.3% in average.", "type": "article-journal", "id": "ITEM-1", "title":</meta:user-defined>
    <meta:user-defined meta:name="Mendeley_Bookmark_r2ofaUzeNI_6" meta:value-type="string"> "A large vocabulary continuous speech recognition system for Indonesian language", "container-title": "15th Indonesian Scientific Conference in Japan Proceedings", "page": "17-22", "author": [{"parse-names": false, "non-dropping-particle": "", "dropping-</meta:user-defined>
    <meta:user-defined meta:name="Mendeley_Bookmark_r2ofaUzeNI_7" meta:value-type="string">particle": "", "given": "Dessi Puji", "family": "Lestari", "suffix": ""}, {"parse-names": false, "non-dropping-particle": "", "dropping-particle": "", "given": "Koji", "family": "Iwano", "suffix": ""}, {"parse-names": false, "non-dropping-particle": "", "</meta:user-defined>
    <meta:user-defined meta:name="Mendeley_Bookmark_r2ofaUzeNI_8" meta:value-type="string">dropping-particle": "", "given": "Sadaoki", "family": "Furui", "suffix": ""}]}, "uris": ["http://www.mendeley.com/documents/?uuid=19c4d2ef-d5b8-4e3f-8e15-bdf740876d89"]}], "properties": {}}</meta:user-defined>
    <meta:user-defined meta:name="Mendeley_Bookmark_r45L252y0e_1" meta:value-type="string">ADDIN CSL_CITATION {"schema": "https://github.com/citation-style-language/schema/raw/master/csl-citation.json", "mendeley": {"formattedCitation": "[3]", "previouslyFormattedCitation": "[3]", "plainTextFormattedCitation": "[3]"}, "citationItems": [{"id": "</meta:user-defined>
    <meta:user-defined meta:name="Mendeley_Bookmark_r45L252y0e_2" meta:value-type="string">ITEM-1", "itemData": {"issued": {"date-parts": [["2015"]]}, "publisher": "Cambridge University", "type": "book", "id": "ITEM-1", "title": "The HTK Book version 3.5 alpha", "author": [{"parse-names": false, "non-dropping-particle": "", "dropping-particle":</meta:user-defined>
    <meta:user-defined meta:name="Mendeley_Bookmark_r45L252y0e_3" meta:value-type="string"> "", "given": "Steve", "family": "Young", "suffix": ""}, {"parse-names": false, "non-dropping-particle": "", "dropping-particle": "", "given": "Evermann", "family": "Gunnar", "suffix": ""}, {"parse-names": false, "non-dropping-particle": "", "dropping-par</meta:user-defined>
    <meta:user-defined meta:name="Mendeley_Bookmark_r45L252y0e_4" meta:value-type="string">ticle": "", "given": "Gales", "family": "Mark", "suffix": ""}, {"parse-names": false, "non-dropping-particle": "", "dropping-particle": "", "given": "Thomas", "family": "Hain", "suffix": ""}, {"parse-names": false, "non-dropping-particle": "", "dropping-p</meta:user-defined>
    <meta:user-defined meta:name="Mendeley_Bookmark_r45L252y0e_5" meta:value-type="string">article": "", "given": "Dan", "family": "Kershaw", "suffix": ""}]}, "uris": ["http://www.mendeley.com/documents/?uuid=3c943ad4-2f83-49bb-b9eb-a6f94121ca59"]}], "properties": {}}</meta:user-defined>
    <meta:user-defined meta:name="Mendeley_Bookmark_rC97Acc2Rf_1" meta:value-type="string">ADDIN CSL_CITATION {"schema": "https://github.com/citation-style-language/schema/raw/master/csl-citation.json", "mendeley": {"formattedCitation": "[3]", "previouslyFormattedCitation": "[3]", "plainTextFormattedCitation": "[3]"}, "citationItems": [{"id": "</meta:user-defined>
    <meta:user-defined meta:name="Mendeley_Bookmark_rC97Acc2Rf_2" meta:value-type="string">ITEM-1", "itemData": {"issued": {"date-parts": [["2015"]]}, "publisher": "Cambridge University", "type": "book", "id": "ITEM-1", "title": "The HTK Book version 3.5 alpha", "author": [{"parse-names": false, "non-dropping-particle": "", "dropping-particle":</meta:user-defined>
    <meta:user-defined meta:name="Mendeley_Bookmark_rC97Acc2Rf_3" meta:value-type="string"> "", "given": "Steve", "family": "Young", "suffix": ""}, {"parse-names": false, "non-dropping-particle": "", "dropping-particle": "", "given": "Evermann", "family": "Gunnar", "suffix": ""}, {"parse-names": false, "non-dropping-particle": "", "dropping-par</meta:user-defined>
    <meta:user-defined meta:name="Mendeley_Bookmark_rC97Acc2Rf_4" meta:value-type="string">ticle": "", "given": "Gales", "family": "Mark", "suffix": ""}, {"parse-names": false, "non-dropping-particle": "", "dropping-particle": "", "given": "Thomas", "family": "Hain", "suffix": ""}, {"parse-names": false, "non-dropping-particle": "", "dropping-p</meta:user-defined>
    <meta:user-defined meta:name="Mendeley_Bookmark_rC97Acc2Rf_5" meta:value-type="string">article": "", "given": "Dan", "family": "Kershaw", "suffix": ""}]}, "uris": ["http://www.mendeley.com/documents/?uuid=3c943ad4-2f83-49bb-b9eb-a6f94121ca59"]}], "properties": {}}</meta:user-defined>
    <meta:user-defined meta:name="Mendeley_Bookmark_rNw9xCiUGS_1" meta:value-type="string">ADDIN CSL_CITATION {"schema": "https://github.com/citation-style-language/schema/raw/master/csl-citation.json", "mendeley": {"formattedCitation": "[1]", "plainTextFormattedCitation": "[1]"}, "citationItems": [{"id": "ITEM-1", "itemData": {"issued": {"date</meta:user-defined>
    <meta:user-defined meta:name="Mendeley_Bookmark_rNw9xCiUGS_2" meta:value-type="string">-parts": [["2004"]]}, "abstract": "This paper outlines our efforts in developing Indonesian speech recognition for hearing and speaking impaired people. The lack of speech-enabling technology and research, as well as a shortage of data on the Indonesian l</meta:user-defined>
    <meta:user-defined meta:name="Mendeley_Bookmark_rNw9xCiUGS_3" meta:value-type="string">anguage presents a major challenge for us to deal with. Difficulties arise in developing an Indonesian speech corpus since Indonesian is actually most people\u2019s second language after their own ethnic native language. Collecting all of the possible lan</meta:user-defined>
    <meta:user-defined meta:name="Mendeley_Bookmark_rNw9xCiUGS_4" meta:value-type="string">guages and dialects of the tribes recognized in Indonesia is still the biggest problem we face. In speech recognition, segmented utterances according to labels are usually used as a starting point for training speech models. This segmentation strategy is </meta:user-defined>
    <meta:user-defined meta:name="Mendeley_Bookmark_rNw9xCiUGS_5" meta:value-type="string">also one of the main issues. Initialization training utterances with flat segmentation would not give sufficient performance. Here, we used an English speech recognizer to set initial segmentation of Indonesian utterances. This method produced a significa</meta:user-defined>
    <meta:user-defined meta:name="Mendeley_Bookmark_rNw9xCiUGS_6" meta:value-type="string">nt improvement of up to 40% in performance.", "type": "paper-conference", "id": "ITEM-1", "title": "Indonesian Speech Recognition for Hearing and Speaking Impaired People", "container-title": "INTERSPEECH 2004 - ICSLP 8th International Conference on Spoke</meta:user-defined>
    <meta:user-defined meta:name="Mendeley_Bookmark_rNw9xCiUGS_7" meta:value-type="string">n Language Processing ICC Jeju, Jeju Island, Korea", "author": [{"parse-names": false, "non-dropping-particle": "", "dropping-particle": "", "given": "Sakriani", "family": "Sakti", "suffix": ""}, {"parse-names": false, "non-dropping-particle": "", "droppi</meta:user-defined>
    <meta:user-defined meta:name="Mendeley_Bookmark_rNw9xCiUGS_8" meta:value-type="string">ng-particle": "", "given": "Paulus", "family": "Hutagaol", "suffix": ""}, {"parse-names": false, "non-dropping-particle": "", "dropping-particle": "", "given": "Arry Akhmad", "family": "Arman", "suffix": ""}, {"parse-names": false, "non-dropping-particle"</meta:user-defined>
    <meta:user-defined meta:name="Mendeley_Bookmark_rNw9xCiUGS_9" meta:value-type="string">: "", "dropping-particle": "", "given": "Satoshi", "family": "Nakamura", "suffix": ""}]}, "uris": ["http://www.mendeley.com/documents/?uuid=70ec566b-55dd-47a2-971e-220bcc795bb9"]}], "properties": {}}</meta:user-defined>
    <meta:user-defined meta:name="Mendeley_Bookmark_rvcdLmctis_1" meta:value-type="string">ADDIN CSL_CITATION {"citationItems": [{"id": "ITEM-1", "uris": ["http://www.mendeley.com/documents/?uuid=19c4d2ef-d5b8-4e3f-8e15-bdf740876d89"], "itemData": {"author": [{"non-dropping-particle": "", "parse-names": false, "family": "Lestari", "given": "Des</meta:user-defined>
    <meta:user-defined meta:name="Mendeley_Bookmark_rvcdLmctis_2" meta:value-type="string">si Puji", "dropping-particle": "", "suffix": ""}, {"non-dropping-particle": "", "parse-names": false, "family": "Iwano", "given": "Koji", "dropping-particle": "", "suffix": ""}, {"non-dropping-particle": "", "parse-names": false, "family": "Furui", "given</meta:user-defined>
    <meta:user-defined meta:name="Mendeley_Bookmark_rvcdLmctis_3" meta:value-type="string">": "Sadaoki", "dropping-particle": "", "suffix": ""}], "abstract": "This paper presents our work to build a pioneering Indonesian Large Vocabulary Continuous Speech Recognition (LVCSR) System. In order to build an LVCSR system, high accurate acoustic mode</meta:user-defined>
    <meta:user-defined meta:name="Mendeley_Bookmark_rvcdLmctis_4" meta:value-type="string">ls and large-scale language models are essential. Since Indonesian speech corpus was not available yet, we tried to collect speech data from Indonesian native speakers to construct a speech corpus for training the acoustic model based on Hidden Markov Mod</meta:user-defined>
    <meta:user-defined meta:name="Mendeley_Bookmark_rvcdLmctis_5" meta:value-type="string">els (HMMs). A text corpus which was collected by ILPS, Informatics Institute, University of Amsterdam, was used to build a 40K-vocabulary dictionary and a n-gram language model. Evaluation results of the system are also presented in this paper. The best c</meta:user-defined>
    <meta:user-defined meta:name="Mendeley_Bookmark_rvcdLmctis_6" meta:value-type="string">onfiguration of the system achieved word accuracy of 78.2% in average. By conducting speaker adaptation using the MAP technique, the accuracy increased up to 82.3% in average.", "page": "17-22", "issued": {"date-parts": [["2006"]]}, "id": "ITEM-1", "ISSN"</meta:user-defined>
    <meta:user-defined meta:name="Mendeley_Bookmark_rvcdLmctis_7" meta:value-type="string">: "1881-4034", "container-title": "15th Indonesian Scientific Conference in Japan Proceedings", "title": "A large vocabulary continuous speech recognition system for Indonesian language", "type": "article-journal"}}], "schema": "https://github.com/citatio</meta:user-defined>
    <meta:user-defined meta:name="Mendeley_Bookmark_rvcdLmctis_8" meta:value-type="string">n-style-language/schema/raw/master/csl-citation.json", "properties": {}, "mendeley": {"formattedCitation": "[5]", "plainTextFormattedCitation": "[5]", "previouslyFormattedCitation": "[5]"}}</meta:user-defined>
    <meta:user-defined meta:name="Mendeley_Bookmark_sEzREzRh8h_1" meta:value-type="string">ADDIN CSL_CITATION {"schema": "https://github.com/citation-style-language/schema/raw/master/csl-citation.json", "mendeley": {"formattedCitation": "[3]", "previouslyFormattedCitation": "[3]", "plainTextFormattedCitation": "[3]"}, "citationItems": [{"id": "</meta:user-defined>
    <meta:user-defined meta:name="Mendeley_Bookmark_sEzREzRh8h_2" meta:value-type="string">ITEM-1", "itemData": {"issued": {"date-parts": [["2015"]]}, "publisher": "Cambridge University", "type": "book", "id": "ITEM-1", "title": "The HTK Book version 3.5 alpha", "author": [{"parse-names": false, "non-dropping-particle": "", "dropping-particle":</meta:user-defined>
    <meta:user-defined meta:name="Mendeley_Bookmark_sEzREzRh8h_3" meta:value-type="string"> "", "given": "Steve", "family": "Young", "suffix": ""}, {"parse-names": false, "non-dropping-particle": "", "dropping-particle": "", "given": "Evermann", "family": "Gunnar", "suffix": ""}, {"parse-names": false, "non-dropping-particle": "", "dropping-par</meta:user-defined>
    <meta:user-defined meta:name="Mendeley_Bookmark_sEzREzRh8h_4" meta:value-type="string">ticle": "", "given": "Gales", "family": "Mark", "suffix": ""}, {"parse-names": false, "non-dropping-particle": "", "dropping-particle": "", "given": "Thomas", "family": "Hain", "suffix": ""}, {"parse-names": false, "non-dropping-particle": "", "dropping-p</meta:user-defined>
    <meta:user-defined meta:name="Mendeley_Bookmark_sEzREzRh8h_5" meta:value-type="string">article": "", "given": "Dan", "family": "Kershaw", "suffix": ""}]}, "uris": ["http://www.mendeley.com/documents/?uuid=3c943ad4-2f83-49bb-b9eb-a6f94121ca59"]}], "properties": {}}</meta:user-defined>
    <meta:user-defined meta:name="Mendeley_Bookmark_sTOIoo3w3Y_1" meta:value-type="string">ADDIN Mendeley Bibliography CSL_BIBLIOGRAPHY </meta:user-defined>
    <meta:user-defined meta:name="Mendeley_Bookmark_szmO6Lh1Ua_1" meta:value-type="string">ADDIN CSL_CITATION {"schema": "https://github.com/citation-style-language/schema/raw/master/csl-citation.json", "mendeley": {"formattedCitation": "[7]", "previouslyFormattedCitation": "[7]", "plainTextFormattedCitation": "[7]"}, "citationItems": [{"id": "</meta:user-defined>
    <meta:user-defined meta:name="Mendeley_Bookmark_szmO6Lh1Ua_2" meta:value-type="string">ITEM-1", "itemData": {"volume": "6", "issued": {"date-parts": [["2016"]]}, "type": "article-journal", "id": "ITEM-1", "title": "Optimum train set for continuous speaker dependent Indonesian digit recognizer", "container-title": "Simetrik", "issue": "2", "</meta:user-defined>
    <meta:user-defined meta:name="Mendeley_Bookmark_szmO6Lh1Ua_3" meta:value-type="string">author": [{"parse-names": false, "non-dropping-particle": "", "dropping-particle": "", "given": "Zulkarnaen", "family": "Hatala", "suffix": ""}]}, "uris": ["http://www.mendeley.com/documents/?uuid=63efb9f2-43c3-4d21-a818-adde0d27fbb1"]}], "properties": {}</meta:user-defined>
    <meta:user-defined meta:name="Mendeley_Bookmark_szmO6Lh1Ua_4" meta:value-type="string">}</meta:user-defined>
    <meta:user-defined meta:name="Mendeley_Bookmark_tnZrItrzrn_1" meta:value-type="string">ADDIN CSL_CITATION {"citationItems": [{"id": "ITEM-1", "uris": ["http://www.mendeley.com/documents/?uuid=3c943ad4-2f83-49bb-b9eb-a6f94121ca59"], "itemData": {"author": [{"non-dropping-particle": "", "parse-names": false, "family": "Young", "given": "Steve</meta:user-defined>
    <meta:user-defined meta:name="Mendeley_Bookmark_tnZrItrzrn_2" meta:value-type="string">", "dropping-particle": "", "suffix": ""}, {"non-dropping-particle": "", "parse-names": false, "family": "Gunnar", "given": "Evermann", "dropping-particle": "", "suffix": ""}, {"non-dropping-particle": "", "parse-names": false, "family": "Mark", "given": </meta:user-defined>
    <meta:user-defined meta:name="Mendeley_Bookmark_tnZrItrzrn_3" meta:value-type="string">"Gales", "dropping-particle": "", "suffix": ""}, {"non-dropping-particle": "", "parse-names": false, "family": "Hain", "given": "Thomas", "dropping-particle": "", "suffix": ""}, {"non-dropping-particle": "", "parse-names": false, "family": "Kershaw", "giv</meta:user-defined>
    <meta:user-defined meta:name="Mendeley_Bookmark_tnZrItrzrn_4" meta:value-type="string">en": "Dan", "dropping-particle": "", "suffix": ""}], "title": "The HTK Book version 3.5 alpha", "issued": {"date-parts": [["2015"]]}, "publisher": "Cambridge University", "id": "ITEM-1", "type": "book"}}], "schema": "https://github.com/citation-style-lang</meta:user-defined>
    <meta:user-defined meta:name="Mendeley_Bookmark_tnZrItrzrn_5" meta:value-type="string">uage/schema/raw/master/csl-citation.json", "properties": {}, "mendeley": {"formattedCitation": "[3]", "plainTextFormattedCitation": "[3]", "previouslyFormattedCitation": "[3]"}}</meta:user-defined>
    <meta:user-defined meta:name="Mendeley_Bookmark_u8Pe2XsR6M_1" meta:value-type="string">ADDIN CSL_CITATION {"citationItems": [{"id": "ITEM-1", "uris": ["http://www.mendeley.com/documents/?uuid=3c943ad4-2f83-49bb-b9eb-a6f94121ca59"], "itemData": {"author": [{"non-dropping-particle": "", "parse-names": false, "family": "Young", "given": "Steve</meta:user-defined>
    <meta:user-defined meta:name="Mendeley_Bookmark_u8Pe2XsR6M_2" meta:value-type="string">", "dropping-particle": "", "suffix": ""}, {"non-dropping-particle": "", "parse-names": false, "family": "Gunnar", "given": "Evermann", "dropping-particle": "", "suffix": ""}, {"non-dropping-particle": "", "parse-names": false, "family": "Mark", "given": </meta:user-defined>
    <meta:user-defined meta:name="Mendeley_Bookmark_u8Pe2XsR6M_3" meta:value-type="string">"Gales", "dropping-particle": "", "suffix": ""}, {"non-dropping-particle": "", "parse-names": false, "family": "Hain", "given": "Thomas", "dropping-particle": "", "suffix": ""}, {"non-dropping-particle": "", "parse-names": false, "family": "Kershaw", "giv</meta:user-defined>
    <meta:user-defined meta:name="Mendeley_Bookmark_u8Pe2XsR6M_4" meta:value-type="string">en": "Dan", "dropping-particle": "", "suffix": ""}], "title": "The HTK Book version 3.5 alpha", "issued": {"date-parts": [["2015"]]}, "publisher": "Cambridge University", "id": "ITEM-1", "type": "book"}}], "schema": "https://github.com/citation-style-lang</meta:user-defined>
    <meta:user-defined meta:name="Mendeley_Bookmark_u8Pe2XsR6M_5" meta:value-type="string">uage/schema/raw/master/csl-citation.json", "properties": {}, "mendeley": {"formattedCitation": "[3]", "plainTextFormattedCitation": "[3]", "previouslyFormattedCitation": "[3]"}}</meta:user-defined>
    <meta:user-defined meta:name="Mendeley_Bookmark_uHrv6ItVbF_1" meta:value-type="string">ADDIN CSL_CITATION {"schema": "https://github.com/citation-style-language/schema/raw/master/csl-citation.json", "mendeley": {"formattedCitation": "[3]", "previouslyFormattedCitation": "[3]", "plainTextFormattedCitation": "[3]"}, "citationItems": [{"id": "</meta:user-defined>
    <meta:user-defined meta:name="Mendeley_Bookmark_uHrv6ItVbF_2" meta:value-type="string">ITEM-1", "itemData": {"issued": {"date-parts": [["2015"]]}, "publisher": "Cambridge University", "type": "book", "id": "ITEM-1", "title": "The HTK Book version 3.5 alpha", "author": [{"parse-names": false, "non-dropping-particle": "", "dropping-particle":</meta:user-defined>
    <meta:user-defined meta:name="Mendeley_Bookmark_uHrv6ItVbF_3" meta:value-type="string"> "", "given": "Steve", "family": "Young", "suffix": ""}, {"parse-names": false, "non-dropping-particle": "", "dropping-particle": "", "given": "Evermann", "family": "Gunnar", "suffix": ""}, {"parse-names": false, "non-dropping-particle": "", "dropping-par</meta:user-defined>
    <meta:user-defined meta:name="Mendeley_Bookmark_uHrv6ItVbF_4" meta:value-type="string">ticle": "", "given": "Gales", "family": "Mark", "suffix": ""}, {"parse-names": false, "non-dropping-particle": "", "dropping-particle": "", "given": "Thomas", "family": "Hain", "suffix": ""}, {"parse-names": false, "non-dropping-particle": "", "dropping-p</meta:user-defined>
    <meta:user-defined meta:name="Mendeley_Bookmark_uHrv6ItVbF_5" meta:value-type="string">article": "", "given": "Dan", "family": "Kershaw", "suffix": ""}]}, "uris": ["http://www.mendeley.com/documents/?uuid=3c943ad4-2f83-49bb-b9eb-a6f94121ca59"]}], "properties": {}}</meta:user-defined>
    <meta:user-defined meta:name="Mendeley_Bookmark_uf84KduNlZ_1" meta:value-type="string">ADDIN CSL_CITATION {"citationItems": [{"id": "ITEM-1", "uris": ["http://www.mendeley.com/documents/?uuid=3c943ad4-2f83-49bb-b9eb-a6f94121ca59"], "itemData": {"author": [{"non-dropping-particle": "", "parse-names": false, "family": "Young", "given": "Steve</meta:user-defined>
    <meta:user-defined meta:name="Mendeley_Bookmark_uf84KduNlZ_2" meta:value-type="string">", "dropping-particle": "", "suffix": ""}, {"non-dropping-particle": "", "parse-names": false, "family": "Gunnar", "given": "Evermann", "dropping-particle": "", "suffix": ""}, {"non-dropping-particle": "", "parse-names": false, "family": "Mark", "given": </meta:user-defined>
    <meta:user-defined meta:name="Mendeley_Bookmark_uf84KduNlZ_3" meta:value-type="string">"Gales", "dropping-particle": "", "suffix": ""}, {"non-dropping-particle": "", "parse-names": false, "family": "Hain", "given": "Thomas", "dropping-particle": "", "suffix": ""}, {"non-dropping-particle": "", "parse-names": false, "family": "Kershaw", "giv</meta:user-defined>
    <meta:user-defined meta:name="Mendeley_Bookmark_uf84KduNlZ_4" meta:value-type="string">en": "Dan", "dropping-particle": "", "suffix": ""}], "title": "The HTK Book version 3.5 alpha", "issued": {"date-parts": [["2015"]]}, "publisher": "Cambridge University", "id": "ITEM-1", "type": "book"}}], "schema": "https://github.com/citation-style-lang</meta:user-defined>
    <meta:user-defined meta:name="Mendeley_Bookmark_uf84KduNlZ_5" meta:value-type="string">uage/schema/raw/master/csl-citation.json", "properties": {}, "mendeley": {"formattedCitation": "[3]", "plainTextFormattedCitation": "[3]", "previouslyFormattedCitation": "[3]"}}</meta:user-defined>
    <meta:user-defined meta:name="Mendeley_Bookmark_vpwxGdsZv0_1" meta:value-type="string">ADDIN CSL_CITATION {"schema": "https://github.com/citation-style-language/schema/raw/master/csl-citation.json", "mendeley": {"formattedCitation": "[3]", "previouslyFormattedCitation": "[3]", "plainTextFormattedCitation": "[3]"}, "citationItems": [{"id": "</meta:user-defined>
    <meta:user-defined meta:name="Mendeley_Bookmark_vpwxGdsZv0_2" meta:value-type="string">ITEM-1", "itemData": {"issued": {"date-parts": [["2015"]]}, "publisher": "Cambridge University", "type": "book", "id": "ITEM-1", "title": "The HTK Book version 3.5 alpha", "author": [{"parse-names": false, "non-dropping-particle": "", "dropping-particle":</meta:user-defined>
    <meta:user-defined meta:name="Mendeley_Bookmark_vpwxGdsZv0_3" meta:value-type="string"> "", "given": "Steve", "family": "Young", "suffix": ""}, {"parse-names": false, "non-dropping-particle": "", "dropping-particle": "", "given": "Evermann", "family": "Gunnar", "suffix": ""}, {"parse-names": false, "non-dropping-particle": "", "dropping-par</meta:user-defined>
    <meta:user-defined meta:name="Mendeley_Bookmark_vpwxGdsZv0_4" meta:value-type="string">ticle": "", "given": "Gales", "family": "Mark", "suffix": ""}, {"parse-names": false, "non-dropping-particle": "", "dropping-particle": "", "given": "Thomas", "family": "Hain", "suffix": ""}, {"parse-names": false, "non-dropping-particle": "", "dropping-p</meta:user-defined>
    <meta:user-defined meta:name="Mendeley_Bookmark_vpwxGdsZv0_5" meta:value-type="string">article": "", "given": "Dan", "family": "Kershaw", "suffix": ""}]}, "uris": ["http://www.mendeley.com/documents/?uuid=3c943ad4-2f83-49bb-b9eb-a6f94121ca59"]}], "properties": {}}</meta:user-defined>
    <meta:user-defined meta:name="Mendeley_Bookmark_vvwAcEWvIv_1" meta:value-type="string">ADDIN CSL_CITATION {"schema": "https://github.com/citation-style-language/schema/raw/master/csl-citation.json", "mendeley": {"formattedCitation": "[3]", "previouslyFormattedCitation": "[3]", "plainTextFormattedCitation": "[3]"}, "citationItems": [{"id": "</meta:user-defined>
    <meta:user-defined meta:name="Mendeley_Bookmark_vvwAcEWvIv_2" meta:value-type="string">ITEM-1", "itemData": {"issued": {"date-parts": [["2015"]]}, "publisher": "Cambridge University", "type": "book", "id": "ITEM-1", "title": "The HTK Book version 3.5 alpha", "author": [{"parse-names": false, "non-dropping-particle": "", "dropping-particle":</meta:user-defined>
    <meta:user-defined meta:name="Mendeley_Bookmark_vvwAcEWvIv_3" meta:value-type="string"> "", "given": "Steve", "family": "Young", "suffix": ""}, {"parse-names": false, "non-dropping-particle": "", "dropping-particle": "", "given": "Evermann", "family": "Gunnar", "suffix": ""}, {"parse-names": false, "non-dropping-particle": "", "dropping-par</meta:user-defined>
    <meta:user-defined meta:name="Mendeley_Bookmark_vvwAcEWvIv_4" meta:value-type="string">ticle": "", "given": "Gales", "family": "Mark", "suffix": ""}, {"parse-names": false, "non-dropping-particle": "", "dropping-particle": "", "given": "Thomas", "family": "Hain", "suffix": ""}, {"parse-names": false, "non-dropping-particle": "", "dropping-p</meta:user-defined>
    <meta:user-defined meta:name="Mendeley_Bookmark_vvwAcEWvIv_5" meta:value-type="string">article": "", "given": "Dan", "family": "Kershaw", "suffix": ""}]}, "uris": ["http://www.mendeley.com/documents/?uuid=3c943ad4-2f83-49bb-b9eb-a6f94121ca59"]}], "properties": {}}</meta:user-defined>
    <meta:user-defined meta:name="Mendeley_Bookmark_w6xOFPsDO7_1" meta:value-type="string">ADDIN CSL_CITATION {"schema": "https://github.com/citation-style-language/schema/raw/master/csl-citation.json", "mendeley": {"formattedCitation": "[7]", "previouslyFormattedCitation": "[7]", "plainTextFormattedCitation": "[7]"}, "citationItems": [{"id": "</meta:user-defined>
    <meta:user-defined meta:name="Mendeley_Bookmark_w6xOFPsDO7_2" meta:value-type="string">ITEM-1", "itemData": {"volume": "6", "issued": {"date-parts": [["2016"]]}, "type": "article-journal", "id": "ITEM-1", "title": "Optimum train set for continuous speaker dependent Indonesian digit recognizer", "container-title": "Simetrik", "issue": "2", "</meta:user-defined>
    <meta:user-defined meta:name="Mendeley_Bookmark_w6xOFPsDO7_3" meta:value-type="string">author": [{"parse-names": false, "non-dropping-particle": "", "dropping-particle": "", "given": "Zulkarnaen", "family": "Hatala", "suffix": ""}]}, "uris": ["http://www.mendeley.com/documents/?uuid=63efb9f2-43c3-4d21-a818-adde0d27fbb1"]}], "properties": {}</meta:user-defined>
    <meta:user-defined meta:name="Mendeley_Bookmark_w6xOFPsDO7_4" meta:value-type="string">}</meta:user-defined>
    <meta:user-defined meta:name="Mendeley_Bookmark_x5DXGaLF7K_1" meta:value-type="string">ADDIN CSL_CITATION {"schema": "https://github.com/citation-style-language/schema/raw/master/csl-citation.json", "mendeley": {"formattedCitation": "[1]", "plainTextFormattedCitation": "[1]"}, "citationItems": [{"id": "ITEM-1", "itemData": {"issued": {"date</meta:user-defined>
    <meta:user-defined meta:name="Mendeley_Bookmark_x5DXGaLF7K_2" meta:value-type="string">-parts": [["2004"]]}, "abstract": "This paper outlines our efforts in developing Indonesian speech recognition for hearing and speaking impaired people. The lack of speech-enabling technology and research, as well as a shortage of data on the Indonesian l</meta:user-defined>
    <meta:user-defined meta:name="Mendeley_Bookmark_x5DXGaLF7K_3" meta:value-type="string">anguage presents a major challenge for us to deal with. Difficulties arise in developing an Indonesian speech corpus since Indonesian is actually most people\u2019s second language after their own ethnic native language. Collecting all of the possible lan</meta:user-defined>
    <meta:user-defined meta:name="Mendeley_Bookmark_x5DXGaLF7K_4" meta:value-type="string">guages and dialects of the tribes recognized in Indonesia is still the biggest problem we face. In speech recognition, segmented utterances according to labels are usually used as a starting point for training speech models. This segmentation strategy is </meta:user-defined>
    <meta:user-defined meta:name="Mendeley_Bookmark_x5DXGaLF7K_5" meta:value-type="string">also one of the main issues. Initialization training utterances with flat segmentation would not give sufficient performance. Here, we used an English speech recognizer to set initial segmentation of Indonesian utterances. This method produced a significa</meta:user-defined>
    <meta:user-defined meta:name="Mendeley_Bookmark_x5DXGaLF7K_6" meta:value-type="string">nt improvement of up to 40% in performance.", "type": "paper-conference", "id": "ITEM-1", "title": "Indonesian Speech Recognition for Hearing and Speaking Impaired People", "container-title": "INTERSPEECH 2004 - ICSLP 8th International Conference on Spoke</meta:user-defined>
    <meta:user-defined meta:name="Mendeley_Bookmark_x5DXGaLF7K_7" meta:value-type="string">n Language Processing ICC Jeju, Jeju Island, Korea", "author": [{"parse-names": false, "non-dropping-particle": "", "dropping-particle": "", "given": "Sakriani", "family": "Sakti", "suffix": ""}, {"parse-names": false, "non-dropping-particle": "", "droppi</meta:user-defined>
    <meta:user-defined meta:name="Mendeley_Bookmark_x5DXGaLF7K_8" meta:value-type="string">ng-particle": "", "given": "Paulus", "family": "Hutagaol", "suffix": ""}, {"parse-names": false, "non-dropping-particle": "", "dropping-particle": "", "given": "Arry Akhmad", "family": "Arman", "suffix": ""}, {"parse-names": false, "non-dropping-particle"</meta:user-defined>
    <meta:user-defined meta:name="Mendeley_Bookmark_x5DXGaLF7K_9" meta:value-type="string">: "", "dropping-particle": "", "given": "Satoshi", "family": "Nakamura", "suffix": ""}]}, "uris": ["http://www.mendeley.com/documents/?uuid=70ec566b-55dd-47a2-971e-220bcc795bb9"]}], "properties": {}}</meta:user-defined>
    <meta:user-defined meta:name="Mendeley_Bookmark_yYeLsoGvnw_1" meta:value-type="string">ADDIN CSL_CITATION {"citationItems": [{"id": "ITEM-1", "uris": ["http://www.mendeley.com/documents/?uuid=70ec566b-55dd-47a2-971e-220bcc795bb9"], "itemData": {"author": [{"non-dropping-particle": "", "parse-names": false, "family": "Sakti", "given": "Sakri</meta:user-defined>
    <meta:user-defined meta:name="Mendeley_Bookmark_yYeLsoGvnw_2" meta:value-type="string">ani", "dropping-particle": "", "suffix": ""}, {"non-dropping-particle": "", "parse-names": false, "family": "Hutagaol", "given": "Paulus", "dropping-particle": "", "suffix": ""}, {"non-dropping-particle": "", "parse-names": false, "family": "Arman", "give</meta:user-defined>
    <meta:user-defined meta:name="Mendeley_Bookmark_yYeLsoGvnw_3" meta:value-type="string">n": "Arry Akhmad", "dropping-particle": "", "suffix": ""}, {"non-dropping-particle": "", "parse-names": false, "family": "Nakamura", "given": "Satoshi", "dropping-particle": "", "suffix": ""}], "abstract": "This paper outlines our efforts in developing In</meta:user-defined>
    <meta:user-defined meta:name="Mendeley_Bookmark_yYeLsoGvnw_4" meta:value-type="string">donesian speech recognition for hearing and speaking impaired people. The lack of speech-enabling technology and research, as well as a shortage of data on the Indonesian language presents a major challenge for us to deal with. Difficulties arise in devel</meta:user-defined>
    <meta:user-defined meta:name="Mendeley_Bookmark_yYeLsoGvnw_5" meta:value-type="string">oping an Indonesian speech corpus since Indonesian is actually most people\u2019s second language after their own ethnic native language. Collecting all of the possible languages and dialects of the tribes recognized in Indonesia is still the biggest prob</meta:user-defined>
    <meta:user-defined meta:name="Mendeley_Bookmark_yYeLsoGvnw_6" meta:value-type="string">lem we face. In speech recognition, segmented utterances according to labels are usually used as a starting point for training speech models. This segmentation strategy is also one of the main issues. Initialization training utterances with flat segmentat</meta:user-defined>
    <meta:user-defined meta:name="Mendeley_Bookmark_yYeLsoGvnw_7" meta:value-type="string">ion would not give sufficient performance. Here, we used an English speech recognizer to set initial segmentation of Indonesian utterances. This method produced a significant improvement of up to 40% in performance.", "issued": {"date-parts": [["2004"]]},</meta:user-defined>
    <meta:user-defined meta:name="Mendeley_Bookmark_yYeLsoGvnw_8" meta:value-type="string"> "id": "ITEM-1", "container-title": "INTERSPEECH 2004 - ICSLP 8th International Conference on Spoken Language Processing ICC Jeju, Jeju Island, Korea", "title": "Indonesian Speech Recognition for Hearing and Speaking Impaired People", "type": "paper-confe</meta:user-defined>
    <meta:user-defined meta:name="Mendeley_Bookmark_yYeLsoGvnw_9" meta:value-type="string">rence"}}], "schema": "https://github.com/citation-style-language/schema/raw/master/csl-citation.json", "properties": {}, "mendeley": {"formattedCitation": "[1]", "plainTextFormattedCitation": "[1]", "previouslyFormattedCitation": "[1]"}}</meta:user-defined>
    <meta:user-defined meta:name="Mendeley_Bookmark_zHxbHZSDTn_1" meta:value-type="string">ADDIN CSL_CITATION {"schema": "https://github.com/citation-style-language/schema/raw/master/csl-citation.json", "mendeley": {"formattedCitation": "[3]", "previouslyFormattedCitation": "[3]", "plainTextFormattedCitation": "[3]"}, "citationItems": [{"id": "</meta:user-defined>
    <meta:user-defined meta:name="Mendeley_Bookmark_zHxbHZSDTn_2" meta:value-type="string">ITEM-1", "itemData": {"issued": {"date-parts": [["2015"]]}, "publisher": "Cambridge University", "type": "book", "id": "ITEM-1", "title": "The HTK Book version 3.5 alpha", "author": [{"parse-names": false, "non-dropping-particle": "", "dropping-particle":</meta:user-defined>
    <meta:user-defined meta:name="Mendeley_Bookmark_zHxbHZSDTn_3" meta:value-type="string"> "", "given": "Steve", "family": "Young", "suffix": ""}, {"parse-names": false, "non-dropping-particle": "", "dropping-particle": "", "given": "Evermann", "family": "Gunnar", "suffix": ""}, {"parse-names": false, "non-dropping-particle": "", "dropping-par</meta:user-defined>
    <meta:user-defined meta:name="Mendeley_Bookmark_zHxbHZSDTn_4" meta:value-type="string">ticle": "", "given": "Gales", "family": "Mark", "suffix": ""}, {"parse-names": false, "non-dropping-particle": "", "dropping-particle": "", "given": "Thomas", "family": "Hain", "suffix": ""}, {"parse-names": false, "non-dropping-particle": "", "dropping-p</meta:user-defined>
    <meta:user-defined meta:name="Mendeley_Bookmark_zHxbHZSDTn_5" meta:value-type="string">article": "", "given": "Dan", "family": "Kershaw", "suffix": ""}]}, "uris": ["http://www.mendeley.com/documents/?uuid=3c943ad4-2f83-49bb-b9eb-a6f94121ca59"]}], "properties": {}}</meta:user-defined>
    <meta:user-defined meta:name="Mendeley_Bookmark_zlDTnbH5uq_1" meta:value-type="string">ADDIN CSL_CITATION {"schema": "https://github.com/citation-style-language/schema/raw/master/csl-citation.json", "mendeley": {"formattedCitation": "[1]", "plainTextFormattedCitation": "[1]"}, "citationItems": [{"id": "ITEM-1", "itemData": {"issued": {"date</meta:user-defined>
    <meta:user-defined meta:name="Mendeley_Bookmark_zlDTnbH5uq_2" meta:value-type="string">-parts": [["2004"]]}, "abstract": "This paper outlines our efforts in developing Indonesian speech recognition for hearing and speaking impaired people. The lack of speech-enabling technology and research, as well as a shortage of data on the Indonesian l</meta:user-defined>
    <meta:user-defined meta:name="Mendeley_Bookmark_zlDTnbH5uq_3" meta:value-type="string">anguage presents a major challenge for us to deal with. Difficulties arise in developing an Indonesian speech corpus since Indonesian is actually most people\u2019s second language after their own ethnic native language. Collecting all of the possible lan</meta:user-defined>
    <meta:user-defined meta:name="Mendeley_Bookmark_zlDTnbH5uq_4" meta:value-type="string">guages and dialects of the tribes recognized in Indonesia is still the biggest problem we face. In speech recognition, segmented utterances according to labels are usually used as a starting point for training speech models. This segmentation strategy is </meta:user-defined>
    <meta:user-defined meta:name="Mendeley_Bookmark_zlDTnbH5uq_5" meta:value-type="string">also one of the main issues. Initialization training utterances with flat segmentation would not give sufficient performance. Here, we used an English speech recognizer to set initial segmentation of Indonesian utterances. This method produced a significa</meta:user-defined>
    <meta:user-defined meta:name="Mendeley_Bookmark_zlDTnbH5uq_6" meta:value-type="string">nt improvement of up to 40% in performance.", "type": "paper-conference", "id": "ITEM-1", "title": "Indonesian Speech Recognition for Hearing and Speaking Impaired People", "container-title": "INTERSPEECH 2004 - ICSLP 8th International Conference on Spoke</meta:user-defined>
    <meta:user-defined meta:name="Mendeley_Bookmark_zlDTnbH5uq_7" meta:value-type="string">n Language Processing ICC Jeju, Jeju Island, Korea", "author": [{"parse-names": false, "non-dropping-particle": "", "dropping-particle": "", "given": "Sakriani", "family": "Sakti", "suffix": ""}, {"parse-names": false, "non-dropping-particle": "", "droppi</meta:user-defined>
    <meta:user-defined meta:name="Mendeley_Bookmark_zlDTnbH5uq_8" meta:value-type="string">ng-particle": "", "given": "Paulus", "family": "Hutagaol", "suffix": ""}, {"parse-names": false, "non-dropping-particle": "", "dropping-particle": "", "given": "Arry Akhmad", "family": "Arman", "suffix": ""}, {"parse-names": false, "non-dropping-particle"</meta:user-defined>
    <meta:user-defined meta:name="Mendeley_Bookmark_zlDTnbH5uq_9" meta:value-type="string">: "", "dropping-particle": "", "given": "Satoshi", "family": "Nakamura", "suffix": ""}]}, "uris": ["http://www.mendeley.com/documents/?uuid=70ec566b-55dd-47a2-971e-220bcc795bb9"]}], "properties": {}}</meta:user-defined>
    <meta:user-defined meta:name="Mendeley_Bookmark_zsFltsO0Bc_1" meta:value-type="string">ADDIN CSL_CITATION {"citationItems": [{"id": "ITEM-1", "uris": ["http://www.mendeley.com/documents/?uuid=3c943ad4-2f83-49bb-b9eb-a6f94121ca59"], "itemData": {"author": [{"non-dropping-particle": "", "parse-names": false, "family": "Young", "given": "Steve</meta:user-defined>
    <meta:user-defined meta:name="Mendeley_Bookmark_zsFltsO0Bc_2" meta:value-type="string">", "dropping-particle": "", "suffix": ""}, {"non-dropping-particle": "", "parse-names": false, "family": "Gunnar", "given": "Evermann", "dropping-particle": "", "suffix": ""}, {"non-dropping-particle": "", "parse-names": false, "family": "Mark", "given": </meta:user-defined>
    <meta:user-defined meta:name="Mendeley_Bookmark_zsFltsO0Bc_3" meta:value-type="string">"Gales", "dropping-particle": "", "suffix": ""}, {"non-dropping-particle": "", "parse-names": false, "family": "Hain", "given": "Thomas", "dropping-particle": "", "suffix": ""}, {"non-dropping-particle": "", "parse-names": false, "family": "Kershaw", "giv</meta:user-defined>
    <meta:user-defined meta:name="Mendeley_Bookmark_zsFltsO0Bc_4" meta:value-type="string">en": "Dan", "dropping-particle": "", "suffix": ""}], "title": "The HTK Book version 3.5 alpha", "issued": {"date-parts": [["2015"]]}, "publisher": "Cambridge University", "id": "ITEM-1", "type": "book"}}], "schema": "https://github.com/citation-style-lang</meta:user-defined>
    <meta:user-defined meta:name="Mendeley_Bookmark_zsFltsO0Bc_5" meta:value-type="string">uage/schema/raw/master/csl-citation.json", "properties": {}, "mendeley": {"formattedCitation": "[3]", "plainTextFormattedCitation": "[3]", "previouslyFormattedCitation": "[3]"}}</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